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6.34pt"/>
    </style:style>
    <style:style style:name="co2" style:family="table-column">
      <style:table-column-properties fo:break-before="auto" style:column-width="384.21pt"/>
    </style:style>
    <style:style style:name="co3" style:family="table-column">
      <style:table-column-properties fo:break-before="auto" style:column-width="342.79pt"/>
    </style:style>
    <style:style style:name="co4" style:family="table-column">
      <style:table-column-properties fo:break-before="auto" style:column-width="245.96pt"/>
    </style:style>
    <style:style style:name="co5" style:family="table-column">
      <style:table-column-properties fo:break-before="auto" style:column-width="50.94pt"/>
    </style:style>
    <style:style style:name="co6" style:family="table-column">
      <style:table-column-properties fo:break-before="auto" style:column-width="101.96pt"/>
    </style:style>
    <style:style style:name="co7" style:family="table-column">
      <style:table-column-properties fo:break-before="auto" style:column-width="93.06pt"/>
    </style:style>
    <style:style style:name="co8" style:family="table-column">
      <style:table-column-properties fo:break-before="auto" style:column-width="53.49pt"/>
    </style:style>
    <style:style style:name="co9" style:family="table-column">
      <style:table-column-properties fo:break-before="auto" style:column-width="63.04pt"/>
    </style:style>
    <style:style style:name="co10" style:family="table-column">
      <style:table-column-properties fo:break-before="auto" style:column-width="57.34pt"/>
    </style:style>
    <style:style style:name="ro1" style:family="table-row">
      <style:table-row-properties style:row-height="12.76pt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ce1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</style:style>
    <style:style style:name="ce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2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17" style:family="table-cell" style:parent-style-name="Default" style:data-style-name="N125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8" style:family="table-cell" style:parent-style-name="Default" style:data-style-name="N125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9" style:family="table-cell" style:parent-style-name="Default" style:data-style-name="N125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20" style:family="table-cell" style:parent-style-name="Default" style:data-style-name="N126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1" style:family="table-cell" style:parent-style-name="Default" style:data-style-name="N126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22" style:family="table-cell" style:parent-style-name="Default" style:data-style-name="N126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Service</text:p>
          </table:table-cell>
          <table:table-cell table:style-name="ce1" office:value-type="string" calcext:value-type="string">
            <text:p>Activity</text:p>
          </table:table-cell>
          <table:table-cell table:style-name="ce1" office:value-type="string" calcext:value-type="string">
            <text:p>Category Nam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Expense/Revenue</text:p>
          </table:table-cell>
          <table:table-cell table:style-name="ce1" office:value-type="string" calcext:value-type="string">
            <text:p>201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311 Toronto</text:p>
          </table:table-cell>
          <table:table-cell table:style-name="ce2" office:value-type="string" calcext:value-type="string">
            <text:p>311 Performance Reporting</text:p>
          </table:table-cell>
          <table:table-cell table:style-name="ce8" office:value-type="string" calcext:value-type="string">
            <text:p>311 Performance Reporting</text:p>
          </table:table-cell>
          <table:table-cell table:style-name="ce2" office:value-type="string" calcext:value-type="string">
            <text:p>Materials &amp; Supplies</text:p>
          </table:table-cell>
          <table:table-cell table:style-name="ce8" office:value-type="string" calcext:value-type="string">
            <text:p>20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Performance Reporting</text:p>
          </table:table-cell>
          <table:table-cell table:style-name="ce9" office:value-type="string" calcext:value-type="string">
            <text:p>311 Performance Repor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0032.08" calcext:value-type="float">
            <text:p>240,0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Performance Reporting</text:p>
          </table:table-cell>
          <table:table-cell table:style-name="ce9" office:value-type="string" calcext:value-type="string">
            <text:p>311 Performance Repor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6" office:value-type="string" calcext:value-type="string">
            <text:p>311 Service Delivery</text:p>
          </table:table-cell>
          <table:table-cell table:style-name="ce10" office:value-type="string" calcext:value-type="string">
            <text:p>311 Service Delivery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357.01" calcext:value-type="float">
            <text:p>25,3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Service Delivery</text:p>
          </table:table-cell>
          <table:table-cell table:style-name="ce9" office:value-type="string" calcext:value-type="string">
            <text:p>311 Service Delivery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4276.92" calcext:value-type="float">
            <text:p>194,2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Service Delivery</text:p>
          </table:table-cell>
          <table:table-cell table:style-name="ce9" office:value-type="string" calcext:value-type="string">
            <text:p>311 Service Delivery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693589" calcext:value-type="float">
            <text:p>(5,693,5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Service Delivery</text:p>
          </table:table-cell>
          <table:table-cell table:style-name="ce9" office:value-type="string" calcext:value-type="string">
            <text:p>311 Service Deliver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29.25" calcext:value-type="float">
            <text:p>8,2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Service Delivery</text:p>
          </table:table-cell>
          <table:table-cell table:style-name="ce9" office:value-type="string" calcext:value-type="string">
            <text:p>311 Service Delivery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903058.36" calcext:value-type="float">
            <text:p>10,903,0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311 Service Delivery</text:p>
          </table:table-cell>
          <table:table-cell table:style-name="ce9" office:value-type="string" calcext:value-type="string">
            <text:p>311 Service Delivery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21425.35" calcext:value-type="float">
            <text:p>1,621,4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6" office:value-type="string" calcext:value-type="string">
            <text:p>TO-311 Development</text:p>
          </table:table-cell>
          <table:table-cell table:style-name="ce10" office:value-type="string" calcext:value-type="string">
            <text:p>311 PMO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905.28" calcext:value-type="float">
            <text:p>25,9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TO-311 Development</text:p>
          </table:table-cell>
          <table:table-cell table:style-name="ce9" office:value-type="string" calcext:value-type="string">
            <text:p>311 PMO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39.25" calcext:value-type="float">
            <text:p>1,2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TO-311 Development</text:p>
          </table:table-cell>
          <table:table-cell table:style-name="ce9" office:value-type="string" calcext:value-type="string">
            <text:p>311 PMO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22847.01" calcext:value-type="float">
            <text:p>2,922,8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TO-311 Development</text:p>
          </table:table-cell>
          <table:table-cell table:style-name="ce9" office:value-type="string" calcext:value-type="string">
            <text:p>311 PMO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454.91" calcext:value-type="float">
            <text:p>10,4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TO-311 Development</text:p>
          </table:table-cell>
          <table:table-cell table:style-name="ce9" office:value-type="string" calcext:value-type="string">
            <text:p>311 PMO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624869.9" calcext:value-type="float">
            <text:p>(2,624,8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6" office:value-type="string" calcext:value-type="string">
            <text:p>TO-311 Information &amp; Business Processing</text:p>
          </table:table-cell>
          <table:table-cell table:style-name="ce10" office:value-type="string" calcext:value-type="string">
            <text:p>311 Business Process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0114.27" calcext:value-type="float">
            <text:p>440,1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TO-311 Information &amp; Business Processing</text:p>
          </table:table-cell>
          <table:table-cell table:style-name="ce10" office:value-type="string" calcext:value-type="string">
            <text:p>311 Information/ Content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311 Toronto</text:p>
          </table:table-cell>
          <table:table-cell table:style-name="ce3" office:value-type="string" calcext:value-type="string">
            <text:p>TO-311 Information &amp; Business Processing</text:p>
          </table:table-cell>
          <table:table-cell table:style-name="ce9" office:value-type="string" calcext:value-type="string">
            <text:p>311 Information/ Content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06747.61" calcext:value-type="float">
            <text:p>906,74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311 Toronto</text:p>
          </table:table-cell>
          <table:table-cell table:style-name="ce4" office:value-type="string" calcext:value-type="string">
            <text:p>TO-311 Information &amp; Business Processing</text:p>
          </table:table-cell>
          <table:table-cell table:style-name="ce11" office:value-type="string" calcext:value-type="string">
            <text:p>311 Information/ Content Management</text:p>
          </table:table-cell>
          <table:table-cell table:style-name="ce7" office:value-type="string" calcext:value-type="string">
            <text:p>Service And Rent</text:p>
          </table:table-cell>
          <table:table-cell table:style-name="ce16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19" office:value-type="float" office:value="794" calcext:value-type="float">
            <text:p>794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ffordable Housing Office</text:p>
          </table:table-cell>
          <table:table-cell table:style-name="ce2" office:value-type="string" calcext:value-type="string">
            <text:p>Housing Improvement Loans &amp; Grants</text:p>
          </table:table-cell>
          <table:table-cell table:style-name="ce8" office:value-type="string" calcext:value-type="string">
            <text:p>Housing Improvement Loans &amp; Grant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166333.33" calcext:value-type="float">
            <text:p>(166,3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Housing Improvement Loans &amp; Grant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80.62" calcext:value-type="float">
            <text:p>1,8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Housing Improvement Loans &amp; Grant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33.66" calcext:value-type="float">
            <text:p>8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Housing Improvement Loans &amp; Grant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2883.66" calcext:value-type="float">
            <text:p>162,8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Housing Improvement Loans &amp; Grant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47.83" calcext:value-type="float">
            <text:p>3,8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Housing Improvement Loans &amp; Grant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82805.94" calcext:value-type="float">
            <text:p>(382,80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Housing Improvement Loans &amp; Grant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19129.92" calcext:value-type="float">
            <text:p>719,1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Improvement Loans &amp; Grants</text:p>
          </table:table-cell>
          <table:table-cell table:style-name="ce9" office:value-type="string" calcext:value-type="string">
            <text:p>Housing Improvement Loans &amp; Grant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558.66" calcext:value-type="float">
            <text:p>55,5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6" office:value-type="string" calcext:value-type="string">
            <text:p>Housing Policy &amp; Partnerships</text:p>
          </table:table-cell>
          <table:table-cell table:style-name="ce10" office:value-type="string" calcext:value-type="string">
            <text:p>Housing Policy &amp; Partnership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6333.33" calcext:value-type="float">
            <text:p>(166,3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9" office:value-type="string" calcext:value-type="string">
            <text:p>Housing Policy &amp; Partnership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80.59" calcext:value-type="float">
            <text:p>1,8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9" office:value-type="string" calcext:value-type="string">
            <text:p>Housing Policy &amp; Partnership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32.68" calcext:value-type="float">
            <text:p>8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9" office:value-type="string" calcext:value-type="string">
            <text:p>Housing Policy &amp; Partnership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2883.66" calcext:value-type="float">
            <text:p>162,8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9" office:value-type="string" calcext:value-type="string">
            <text:p>Housing Policy &amp; Partnership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49.91" calcext:value-type="float">
            <text:p>3,8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9" office:value-type="string" calcext:value-type="string">
            <text:p>Housing Policy &amp; Partnership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83832.59" calcext:value-type="float">
            <text:p>(383,8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9" office:value-type="string" calcext:value-type="string">
            <text:p>Housing Policy &amp; Partnership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18913.33" calcext:value-type="float">
            <text:p>718,9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Housing Policy &amp; Partnerships</text:p>
          </table:table-cell>
          <table:table-cell table:style-name="ce9" office:value-type="string" calcext:value-type="string">
            <text:p>Housing Policy &amp; Partnership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561.54" calcext:value-type="float">
            <text:p>55,5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6" office:value-type="string" calcext:value-type="string">
            <text:p>New Affordable Housing Development</text:p>
          </table:table-cell>
          <table:table-cell table:style-name="ce10" office:value-type="string" calcext:value-type="string">
            <text:p>New Affordable Housing Develop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6333.34" calcext:value-type="float">
            <text:p>(166,3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9" office:value-type="string" calcext:value-type="string">
            <text:p>New Affordable Housing Develop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86.24" calcext:value-type="float">
            <text:p>1,8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9" office:value-type="string" calcext:value-type="string">
            <text:p>New Affordable Housing Develop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33.66" calcext:value-type="float">
            <text:p>8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9" office:value-type="string" calcext:value-type="string">
            <text:p>New Affordable Housing Develop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2883.68" calcext:value-type="float">
            <text:p>162,8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9" office:value-type="string" calcext:value-type="string">
            <text:p>New Affordable Housing Develop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8520.07" calcext:value-type="float">
            <text:p>(128,5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9" office:value-type="string" calcext:value-type="string">
            <text:p>New Affordable Housing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52.96" calcext:value-type="float">
            <text:p>3,8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9" office:value-type="string" calcext:value-type="string">
            <text:p>New Affordable Housing Development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82805.95" calcext:value-type="float">
            <text:p>(382,80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ffordable Housing Office</text:p>
          </table:table-cell>
          <table:table-cell table:style-name="ce3" office:value-type="string" calcext:value-type="string">
            <text:p>New Affordable Housing Development</text:p>
          </table:table-cell>
          <table:table-cell table:style-name="ce9" office:value-type="string" calcext:value-type="string">
            <text:p>New Affordable Housing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44967.97" calcext:value-type="float">
            <text:p>844,96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ffordable Housing Office</text:p>
          </table:table-cell>
          <table:table-cell table:style-name="ce4" office:value-type="string" calcext:value-type="string">
            <text:p>New Affordable Housing Development</text:p>
          </table:table-cell>
          <table:table-cell table:style-name="ce11" office:value-type="string" calcext:value-type="string">
            <text:p>New Affordable Housing Development</text:p>
          </table:table-cell>
          <table:table-cell table:style-name="ce7" office:value-type="string" calcext:value-type="string">
            <text:p>Service And Rent</text:p>
          </table:table-cell>
          <table:table-cell table:style-name="ce16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19" office:value-type="float" office:value="54091.11" calcext:value-type="float">
            <text:p>54,09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Arena Boards of Management</text:p>
          </table:table-cell>
          <table:table-cell table:style-name="ce2" office:value-type="string" calcext:value-type="string">
            <text:p>Community Ice &amp; Facility Booking</text:p>
          </table:table-cell>
          <table:table-cell table:style-name="ce8" office:value-type="string" calcext:value-type="string">
            <text:p>Community Ice &amp; Facility Booking</text:p>
          </table:table-cell>
          <table:table-cell table:style-name="ce2" office:value-type="string" calcext:value-type="string">
            <text:p>Contribution To Capital</text:p>
          </table:table-cell>
          <table:table-cell table:style-name="ce8" office:value-type="string" calcext:value-type="string">
            <text:p>505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546370" calcext:value-type="float">
            <text:p>546,3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3" office:value-type="string" calcext:value-type="string">
            <text:p>Community Ice &amp; Facility Booking</text:p>
          </table:table-cell>
          <table:table-cell table:style-name="ce9" office:value-type="string" calcext:value-type="string">
            <text:p>Community Ice &amp; Facility Book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0175.24" calcext:value-type="float">
            <text:p>270,1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3" office:value-type="string" calcext:value-type="string">
            <text:p>Community Ice &amp; Facility Booking</text:p>
          </table:table-cell>
          <table:table-cell table:style-name="ce9" office:value-type="string" calcext:value-type="string">
            <text:p>Community Ice &amp; Facility Book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733.02" calcext:value-type="float">
            <text:p>44,7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3" office:value-type="string" calcext:value-type="string">
            <text:p>Community Ice &amp; Facility Booking</text:p>
          </table:table-cell>
          <table:table-cell table:style-name="ce9" office:value-type="string" calcext:value-type="string">
            <text:p>Community Ice &amp; Facility Book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24298.08" calcext:value-type="float">
            <text:p>2,224,2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3" office:value-type="string" calcext:value-type="string">
            <text:p>Community Ice &amp; Facility Booking</text:p>
          </table:table-cell>
          <table:table-cell table:style-name="ce9" office:value-type="string" calcext:value-type="string">
            <text:p>Community Ice &amp; Facility Book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78873.37" calcext:value-type="float">
            <text:p>4,478,8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3" office:value-type="string" calcext:value-type="string">
            <text:p>Community Ice &amp; Facility Booking</text:p>
          </table:table-cell>
          <table:table-cell table:style-name="ce9" office:value-type="string" calcext:value-type="string">
            <text:p>Community Ice &amp; Facility Book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9405.1" calcext:value-type="float">
            <text:p>1,079,4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rena Boards of Management</text:p>
          </table:table-cell>
          <table:table-cell table:style-name="ce3" office:value-type="string" calcext:value-type="string">
            <text:p>Community Ice &amp; Facility Booking</text:p>
          </table:table-cell>
          <table:table-cell table:style-name="ce9" office:value-type="string" calcext:value-type="string">
            <text:p>Community Ice &amp; Facility Book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93598.07" calcext:value-type="float">
            <text:p>(993,598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rena Boards of Management</text:p>
          </table:table-cell>
          <table:table-cell table:style-name="ce4" office:value-type="string" calcext:value-type="string">
            <text:p>Community Ice &amp; Facility Booking</text:p>
          </table:table-cell>
          <table:table-cell table:style-name="ce11" office:value-type="string" calcext:value-type="string">
            <text:p>Community Ice &amp; Facility Booking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7658122.24" calcext:value-type="float">
            <text:p>(7,658,122)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Association of Community Centres</text:p>
          </table:table-cell>
          <table:table-cell table:style-name="ce5" office:value-type="string" calcext:value-type="string">
            <text:p>Social Economic &amp; Neighbourhood Development</text:p>
          </table:table-cell>
          <table:table-cell table:style-name="ce12" office:value-type="string" calcext:value-type="string">
            <text:p>Social Economic &amp; Neighbourhood Development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29231.41" calcext:value-type="float">
            <text:p>29,2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Social Economic &amp; Neighbourhood Develop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05.8" calcext:value-type="float">
            <text:p>3,4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Social Economic &amp; Neighbourhood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64949.65" calcext:value-type="float">
            <text:p>464,9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Social Economic &amp; Neighbourhood Develop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00" calcext:value-type="float">
            <text:p>7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Social Economic &amp; Neighbourhood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87007.51" calcext:value-type="float">
            <text:p>6,787,0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Social Economic &amp; Neighbourhood Develop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28435.96" calcext:value-type="float">
            <text:p>628,4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Association of Community Centres</text:p>
          </table:table-cell>
          <table:table-cell table:style-name="ce3" office:value-type="string" calcext:value-type="string">
            <text:p>Social Economic &amp; Neighbourhood Development</text:p>
          </table:table-cell>
          <table:table-cell table:style-name="ce9" office:value-type="string" calcext:value-type="string">
            <text:p>Social Economic &amp; Neighbourhood Develop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00" calcext:value-type="float">
            <text:p>(1,5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Association of Community Centres</text:p>
          </table:table-cell>
          <table:table-cell table:style-name="ce4" office:value-type="string" calcext:value-type="string">
            <text:p>Social Economic &amp; Neighbourhood Development</text:p>
          </table:table-cell>
          <table:table-cell table:style-name="ce11" office:value-type="string" calcext:value-type="string">
            <text:p>Social Economic &amp; Neighbourhood Development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271930" calcext:value-type="float">
            <text:p>(271,930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Auditor General's Office</text:p>
          </table:table-cell>
          <table:table-cell table:style-name="ce8" office:value-type="string" calcext:value-type="string">
            <text:p>Auditor General's Office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7680.85" calcext:value-type="float">
            <text:p>7,681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Auditor General's Office</text:p>
          </table:table-cell>
          <table:table-cell table:style-name="ce9" office:value-type="string" calcext:value-type="string">
            <text:p>Auditor General's Offi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126.07" calcext:value-type="float">
            <text:p>47,126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Auditor General's Office</text:p>
          </table:table-cell>
          <table:table-cell table:style-name="ce9" office:value-type="string" calcext:value-type="string">
            <text:p>Auditor General's Offi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272" calcext:value-type="float">
            <text:p>22,272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Auditor General's Office</text:p>
          </table:table-cell>
          <table:table-cell table:style-name="ce9" office:value-type="string" calcext:value-type="string">
            <text:p>Auditor General's Offi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189.3" calcext:value-type="float">
            <text:p>16,189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Auditor General's Office</text:p>
          </table:table-cell>
          <table:table-cell table:style-name="ce9" office:value-type="string" calcext:value-type="string">
            <text:p>Auditor General's Offi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572464.48" calcext:value-type="float">
            <text:p>4,572,464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Auditor General's Office</text:p>
          </table:table-cell>
          <table:table-cell table:style-name="ce11" office:value-type="string" calcext:value-type="string">
            <text:p>Auditor General's Office</text:p>
          </table:table-cell>
          <table:table-cell table:style-name="ce7" office:value-type="string" calcext:value-type="string">
            <text:p>Service And Rent</text:p>
          </table:table-cell>
          <table:table-cell table:style-name="ce16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19" office:value-type="float" office:value="96833.33" calcext:value-type="float">
            <text:p>96,833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apital &amp; Corporate Financing</text:p>
          </table:table-cell>
          <table:table-cell table:style-name="ce2" office:value-type="string" calcext:value-type="string">
            <text:p>Corporate Accounts</text:p>
          </table:table-cell>
          <table:table-cell table:style-name="ce8" office:value-type="string" calcext:value-type="string">
            <text:p>Corporate Account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16273000.04" calcext:value-type="float">
            <text:p>(16,273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Contribution To Capital</text:p>
          </table:table-cell>
          <table:table-cell table:style-name="ce10" office:value-type="string" calcext:value-type="string">
            <text:p>505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6379465" calcext:value-type="float">
            <text:p>216,379,4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911637.96" calcext:value-type="float">
            <text:p>18,911,6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78187" calcext:value-type="float">
            <text:p>978,1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777457" calcext:value-type="float">
            <text:p>(2,777,45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6164265" calcext:value-type="float">
            <text:p>486,164,2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pital &amp; Corporate Financing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440580" calcext:value-type="float">
            <text:p>(2,440,58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apital &amp; Corporate Financing</text:p>
          </table:table-cell>
          <table:table-cell table:style-name="ce4" office:value-type="string" calcext:value-type="string">
            <text:p>Corporate Accounts</text:p>
          </table:table-cell>
          <table:table-cell table:style-name="ce11" office:value-type="string" calcext:value-type="string">
            <text:p>Corporate Accounts</text:p>
          </table:table-cell>
          <table:table-cell table:style-name="ce7" office:value-type="string" calcext:value-type="string">
            <text:p>Sundry and Other Revenues</text:p>
          </table:table-cell>
          <table:table-cell table:style-name="ce16" office:value-type="string" calcext:value-type="string">
            <text:p>94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1815044.96" calcext:value-type="float">
            <text:p>(1,815,045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hildren's Services</text:p>
          </table:table-cell>
          <table:table-cell table:style-name="ce2" office:value-type="string" calcext:value-type="string">
            <text:p>Child Care Delivery</text:p>
          </table:table-cell>
          <table:table-cell table:style-name="ce8" office:value-type="string" calcext:value-type="string">
            <text:p>Child Care Delivery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2716918.56" calcext:value-type="float">
            <text:p>(2,716,91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9" office:value-type="string" calcext:value-type="string">
            <text:p>Child Care Delivery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52318.75" calcext:value-type="float">
            <text:p>952,3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9" office:value-type="string" calcext:value-type="string">
            <text:p>Child Care Delivery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86869.61" calcext:value-type="float">
            <text:p>686,8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9" office:value-type="string" calcext:value-type="string">
            <text:p>Child Care Delivery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626703.58" calcext:value-type="float">
            <text:p>4,626,7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9" office:value-type="string" calcext:value-type="string">
            <text:p>Child Care Delivery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200000" calcext:value-type="float">
            <text:p>(10,2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9" office:value-type="string" calcext:value-type="string">
            <text:p>Child Care Deliver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96159.79" calcext:value-type="float">
            <text:p>2,596,1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9" office:value-type="string" calcext:value-type="string">
            <text:p>Child Care Delivery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33870.2" calcext:value-type="float">
            <text:p>733,8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9" office:value-type="string" calcext:value-type="string">
            <text:p>Child Care Delivery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57667348.74" calcext:value-type="float">
            <text:p>(257,667,34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9" office:value-type="string" calcext:value-type="string">
            <text:p>Child Care Delivery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8439654.31" calcext:value-type="float">
            <text:p>78,439,6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9" office:value-type="string" calcext:value-type="string">
            <text:p>Child Care Delivery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5537223.61" calcext:value-type="float">
            <text:p>275,537,2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9" office:value-type="string" calcext:value-type="string">
            <text:p>Child Care Delivery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84194.5" calcext:value-type="float">
            <text:p>(984,19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Delivery</text:p>
          </table:table-cell>
          <table:table-cell table:style-name="ce9" office:value-type="string" calcext:value-type="string">
            <text:p>Child Care Delivery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5595668" calcext:value-type="float">
            <text:p>(25,595,66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6" office:value-type="string" calcext:value-type="string">
            <text:p>Child Care System Management</text:p>
          </table:table-cell>
          <table:table-cell table:style-name="ce10" office:value-type="string" calcext:value-type="string">
            <text:p>Child Care System Manage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00001.44" calcext:value-type="float">
            <text:p>(1,400,00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9" office:value-type="string" calcext:value-type="string">
            <text:p>Child Care System Manag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8429.8" calcext:value-type="float">
            <text:p>328,4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9" office:value-type="string" calcext:value-type="string">
            <text:p>Child Care System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4642.43" calcext:value-type="float">
            <text:p>54,6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9" office:value-type="string" calcext:value-type="string">
            <text:p>Child Care System Manag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9688.13" calcext:value-type="float">
            <text:p>169,6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9" office:value-type="string" calcext:value-type="string">
            <text:p>Child Care System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948.66" calcext:value-type="float">
            <text:p>42,9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9" office:value-type="string" calcext:value-type="string">
            <text:p>Child Care System Manage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7270.2" calcext:value-type="float">
            <text:p>(7,2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9" office:value-type="string" calcext:value-type="string">
            <text:p>Child Care System Management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6136256.27" calcext:value-type="float">
            <text:p>(76,136,2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9" office:value-type="string" calcext:value-type="string">
            <text:p>Child Care System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884060.05" calcext:value-type="float">
            <text:p>5,884,0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9" office:value-type="string" calcext:value-type="string">
            <text:p>Child Care System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0919808.02" calcext:value-type="float">
            <text:p>80,919,8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hildren's Services</text:p>
          </table:table-cell>
          <table:table-cell table:style-name="ce3" office:value-type="string" calcext:value-type="string">
            <text:p>Child Care System Management</text:p>
          </table:table-cell>
          <table:table-cell table:style-name="ce9" office:value-type="string" calcext:value-type="string">
            <text:p>Child Care System Managemen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96434.5" calcext:value-type="float">
            <text:p>(296,435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hildren's Services</text:p>
          </table:table-cell>
          <table:table-cell table:style-name="ce4" office:value-type="string" calcext:value-type="string">
            <text:p>Child Care System Management</text:p>
          </table:table-cell>
          <table:table-cell table:style-name="ce11" office:value-type="string" calcext:value-type="string">
            <text:p>Child Care System Management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26068" calcext:value-type="float">
            <text:p>26,0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6" office:value-type="string" calcext:value-type="string">
            <text:p>GV-Elect Government</text:p>
          </table:table-cell>
          <table:table-cell table:style-name="ce10" office:value-type="string" calcext:value-type="string">
            <text:p>Election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580012.63" calcext:value-type="float">
            <text:p>(5,580,01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Elect Government</text:p>
          </table:table-cell>
          <table:table-cell table:style-name="ce9" office:value-type="string" calcext:value-type="string">
            <text:p>Elec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00" calcext:value-type="float">
            <text:p>7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Elect Government</text:p>
          </table:table-cell>
          <table:table-cell table:style-name="ce9" office:value-type="string" calcext:value-type="string">
            <text:p>Elec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8962.2" calcext:value-type="float">
            <text:p>308,9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Elect Government</text:p>
          </table:table-cell>
          <table:table-cell table:style-name="ce9" office:value-type="string" calcext:value-type="string">
            <text:p>Elec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003.52" calcext:value-type="float">
            <text:p>22,0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Elect Government</text:p>
          </table:table-cell>
          <table:table-cell table:style-name="ce9" office:value-type="string" calcext:value-type="string">
            <text:p>Electio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3.86" calcext:value-type="float">
            <text:p>2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Elect Government</text:p>
          </table:table-cell>
          <table:table-cell table:style-name="ce9" office:value-type="string" calcext:value-type="string">
            <text:p>Elec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88942.32" calcext:value-type="float">
            <text:p>4,288,9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Elect Government</text:p>
          </table:table-cell>
          <table:table-cell table:style-name="ce9" office:value-type="string" calcext:value-type="string">
            <text:p>Elec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53000.73" calcext:value-type="float">
            <text:p>953,0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Elect Government</text:p>
          </table:table-cell>
          <table:table-cell table:style-name="ce9" office:value-type="string" calcext:value-type="string">
            <text:p>Election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0" calcext:value-type="float">
            <text:p>(1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6" office:value-type="string" calcext:value-type="string">
            <text:p>GV-Make Government Work</text:p>
          </table:table-cell>
          <table:table-cell table:style-name="ce10" office:value-type="string" calcext:value-type="string">
            <text:p>Deliver Provincially Delegated Servic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0" calcext:value-type="float">
            <text:p>1,2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Deliver Provincially Delegated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500.08" calcext:value-type="float">
            <text:p>8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Deliver Provincially Delegated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706.64" calcext:value-type="float">
            <text:p>17,7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Deliver Provincially Delegated Service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017.04" calcext:value-type="float">
            <text:p>31,0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Deliver Provincially Delegated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87130.6" calcext:value-type="float">
            <text:p>1,987,1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Deliver Provincially Delegated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883.92" calcext:value-type="float">
            <text:p>31,8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&amp; Official Servic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7709.08" calcext:value-type="float">
            <text:p>187,7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&amp; Official Servic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292.24" calcext:value-type="float">
            <text:p>37,2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&amp; Official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4711.16" calcext:value-type="float">
            <text:p>54,7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&amp; Official Servic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0479" calcext:value-type="float">
            <text:p>(80,47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&amp; Official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6883.22" calcext:value-type="float">
            <text:p>66,8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&amp; Official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821775.17" calcext:value-type="float">
            <text:p>8,821,7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&amp; Official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6592.47" calcext:value-type="float">
            <text:p>166,5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&amp; Official Service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99514.83" calcext:value-type="float">
            <text:p>(1,099,5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10" office:value-type="string" calcext:value-type="string">
            <text:p>Government Decision Making Process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44.07" calcext:value-type="float">
            <text:p>3,4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Decision Making Process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32349.07" calcext:value-type="float">
            <text:p>632,3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Decision Making Process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7500" calcext:value-type="float">
            <text:p>(87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Decision Making Process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183.76" calcext:value-type="float">
            <text:p>23,1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Decision Making Process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86927.03" calcext:value-type="float">
            <text:p>7,086,9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Decision Making Process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8953.61" calcext:value-type="float">
            <text:p>608,9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Decision Making Process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2555.6" calcext:value-type="float">
            <text:p>(32,5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Make Government Work</text:p>
          </table:table-cell>
          <table:table-cell table:style-name="ce9" office:value-type="string" calcext:value-type="string">
            <text:p>Government Decision Making Processe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51786.4" calcext:value-type="float">
            <text:p>(351,78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6" office:value-type="string" calcext:value-type="string">
            <text:p>GV-Open Government</text:p>
          </table:table-cell>
          <table:table-cell table:style-name="ce10" office:value-type="string" calcext:value-type="string">
            <text:p>Corporate Information Production Servic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1224.04" calcext:value-type="float">
            <text:p>221,2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Corporate Information Production Servic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841.03" calcext:value-type="float">
            <text:p>21,8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Corporate Information Production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6023.24" calcext:value-type="float">
            <text:p>106,0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Corporate Information Production Servic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764303.83" calcext:value-type="float">
            <text:p>(8,764,30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Corporate Information Production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75831.56" calcext:value-type="float">
            <text:p>875,8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Corporate Information Production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510986.78" calcext:value-type="float">
            <text:p>6,510,9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Corporate Information Production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27119.28" calcext:value-type="float">
            <text:p>5,527,1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Corporate Information Production Servic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25302.12" calcext:value-type="float">
            <text:p>(625,3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Corporate Information Production Service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7399.96" calcext:value-type="float">
            <text:p>(187,4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10" office:value-type="string" calcext:value-type="string">
            <text:p>Lifecycle Management of City Inform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699.92" calcext:value-type="float">
            <text:p>55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Lifecycle Management of City Inform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908.08" calcext:value-type="float">
            <text:p>15,9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Lifecycle Management of City Inform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403.8" calcext:value-type="float">
            <text:p>14,4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Lifecycle Management of City Inform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84664" calcext:value-type="float">
            <text:p>(484,66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Lifecycle Management of City Inform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975" calcext:value-type="float">
            <text:p>67,9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Lifecycle Management of City Informa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00" calcext:value-type="float">
            <text:p>1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Lifecycle Management of City Inform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536839.24" calcext:value-type="float">
            <text:p>10,536,8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Lifecycle Management of City Inform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0251.75" calcext:value-type="float">
            <text:p>410,2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Lifecycle Management of City Inform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7619.74" calcext:value-type="float">
            <text:p>(147,6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Clerk's Office</text:p>
          </table:table-cell>
          <table:table-cell table:style-name="ce3" office:value-type="string" calcext:value-type="string">
            <text:p>GV-Open Government</text:p>
          </table:table-cell>
          <table:table-cell table:style-name="ce9" office:value-type="string" calcext:value-type="string">
            <text:p>Lifecycle Management of City Informa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5000" calcext:value-type="float">
            <text:p>(135,0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ity Clerk's Office</text:p>
          </table:table-cell>
          <table:table-cell table:style-name="ce4" office:value-type="string" calcext:value-type="string">
            <text:p>GV-Open Government</text:p>
          </table:table-cell>
          <table:table-cell table:style-name="ce11" office:value-type="string" calcext:value-type="string">
            <text:p>Lifecycle Management of City Information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14900" calcext:value-type="float">
            <text:p>(14,900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City Council</text:p>
          </table:table-cell>
          <table:table-cell table:style-name="ce8" office:value-type="string" calcext:value-type="string">
            <text:p>City Council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40000" calcext:value-type="float">
            <text:p>(40,000)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City Council</text:p>
          </table:table-cell>
          <table:table-cell table:style-name="ce9" office:value-type="string" calcext:value-type="string">
            <text:p>City Council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9216.8" calcext:value-type="float">
            <text:p>99,217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City Council</text:p>
          </table:table-cell>
          <table:table-cell table:style-name="ce9" office:value-type="string" calcext:value-type="string">
            <text:p>City Council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2000" calcext:value-type="float">
            <text:p>102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City Council</text:p>
          </table:table-cell>
          <table:table-cell table:style-name="ce9" office:value-type="string" calcext:value-type="string">
            <text:p>City Council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3278.68" calcext:value-type="float">
            <text:p>253,279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City Council</text:p>
          </table:table-cell>
          <table:table-cell table:style-name="ce9" office:value-type="string" calcext:value-type="string">
            <text:p>City Council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81482.24" calcext:value-type="float">
            <text:p>1,281,482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City Council</text:p>
          </table:table-cell>
          <table:table-cell table:style-name="ce9" office:value-type="string" calcext:value-type="string">
            <text:p>City Council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622473.12" calcext:value-type="float">
            <text:p>18,622,473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City Council</text:p>
          </table:table-cell>
          <table:table-cell table:style-name="ce11" office:value-type="string" calcext:value-type="string">
            <text:p>City Council</text:p>
          </table:table-cell>
          <table:table-cell table:style-name="ce7" office:value-type="string" calcext:value-type="string">
            <text:p>Service And Rent</text:p>
          </table:table-cell>
          <table:table-cell table:style-name="ce16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19" office:value-type="float" office:value="595500" calcext:value-type="float">
            <text:p>595,500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ity Manager's Office</text:p>
          </table:table-cell>
          <table:table-cell table:style-name="ce2" office:value-type="string" calcext:value-type="string">
            <text:p>CM-Equity, Diversity &amp; Human Rights</text:p>
          </table:table-cell>
          <table:table-cell table:style-name="ce8" office:value-type="string" calcext:value-type="string">
            <text:p>Diversity &amp; Inclusion</text:p>
          </table:table-cell>
          <table:table-cell table:style-name="ce2" office:value-type="string" calcext:value-type="string">
            <text:p>Equipment</text:p>
          </table:table-cell>
          <table:table-cell table:style-name="ce8" office:value-type="string" calcext:value-type="string">
            <text:p>30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1633" calcext:value-type="float">
            <text:p>1,6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9" office:value-type="string" calcext:value-type="string">
            <text:p>Diversity &amp; Inclus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910" calcext:value-type="float">
            <text:p>6,9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9" office:value-type="string" calcext:value-type="string">
            <text:p>Diversity &amp; Inclus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92.25" calcext:value-type="float">
            <text:p>1,6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9" office:value-type="string" calcext:value-type="string">
            <text:p>Diversity &amp; Inclus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2839.48" calcext:value-type="float">
            <text:p>602,8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9" office:value-type="string" calcext:value-type="string">
            <text:p>Diversity &amp; Inclus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656.88" calcext:value-type="float">
            <text:p>5,6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0" office:value-type="string" calcext:value-type="string">
            <text:p>Equity &amp; Accessibility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9" office:value-type="string" calcext:value-type="string">
            <text:p>Equity &amp; Accessibilit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61.53" calcext:value-type="float">
            <text:p>1,2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9" office:value-type="string" calcext:value-type="string">
            <text:p>Equity &amp; Accessibility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9067.35" calcext:value-type="float">
            <text:p>419,0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9" office:value-type="string" calcext:value-type="string">
            <text:p>Equity &amp; Accessibility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48.08" calcext:value-type="float">
            <text:p>1,9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10" office:value-type="string" calcext:value-type="string">
            <text:p>Human Rights Education &amp; Complaints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91" calcext:value-type="float">
            <text:p>2,0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9" office:value-type="string" calcext:value-type="string">
            <text:p>Human Rights Education &amp; Complaints Manage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500" calcext:value-type="float">
            <text:p>(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9" office:value-type="string" calcext:value-type="string">
            <text:p>Human Rights Education &amp; Complaints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23.21" calcext:value-type="float">
            <text:p>1,7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9" office:value-type="string" calcext:value-type="string">
            <text:p>Human Rights Education &amp; Complaints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74669.72" calcext:value-type="float">
            <text:p>774,6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quity, Diversity &amp; Human Rights</text:p>
          </table:table-cell>
          <table:table-cell table:style-name="ce9" office:value-type="string" calcext:value-type="string">
            <text:p>Human Rights Education &amp; Complaints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15.15" calcext:value-type="float">
            <text:p>6,7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6" office:value-type="string" calcext:value-type="string">
            <text:p>CM-Executive Management</text:p>
          </table:table-cell>
          <table:table-cell table:style-name="ce10" office:value-type="string" calcext:value-type="string">
            <text:p>Accountability Process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19.06" calcext:value-type="float">
            <text:p>8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9" office:value-type="string" calcext:value-type="string">
            <text:p>Accountability Process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7943.24" calcext:value-type="float">
            <text:p>97,9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9" office:value-type="string" calcext:value-type="string">
            <text:p>Accountability Process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65.93" calcext:value-type="float">
            <text:p>1,2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0" office:value-type="string" calcext:value-type="string">
            <text:p>City Manager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973.16" calcext:value-type="float">
            <text:p>19,9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9" office:value-type="string" calcext:value-type="string">
            <text:p>City Manager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700" calcext:value-type="float">
            <text:p>9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9" office:value-type="string" calcext:value-type="string">
            <text:p>City Manager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800" calcext:value-type="float">
            <text:p>12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9" office:value-type="string" calcext:value-type="string">
            <text:p>City Manager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45.77" calcext:value-type="float">
            <text:p>4,3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9" office:value-type="string" calcext:value-type="string">
            <text:p>City Manager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32583.03" calcext:value-type="float">
            <text:p>632,5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9" office:value-type="string" calcext:value-type="string">
            <text:p>City Manager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984.7" calcext:value-type="float">
            <text:p>23,9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0" office:value-type="string" calcext:value-type="string">
            <text:p>Corporate Issues &amp; Agenda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87.25" calcext:value-type="float">
            <text:p>1,4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9" office:value-type="string" calcext:value-type="string">
            <text:p>Corporate Issues &amp; Agenda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9165.18" calcext:value-type="float">
            <text:p>489,1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9" office:value-type="string" calcext:value-type="string">
            <text:p>Corporate Issues &amp; Agenda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775.52" calcext:value-type="float">
            <text:p>15,7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0" office:value-type="string" calcext:value-type="string">
            <text:p>Financial Management &amp; Program Suppor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45.92" calcext:value-type="float">
            <text:p>2,3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9" office:value-type="string" calcext:value-type="string">
            <text:p>Financial Management &amp; Program Suppor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4574" calcext:value-type="float">
            <text:p>674,5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9" office:value-type="string" calcext:value-type="string">
            <text:p>Financial Management &amp; Program Suppor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420.85" calcext:value-type="float">
            <text:p>6,4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10" office:value-type="string" calcext:value-type="string">
            <text:p>Performance Management &amp; Benchmark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89.55" calcext:value-type="float">
            <text:p>1,1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9" office:value-type="string" calcext:value-type="string">
            <text:p>Performance Management &amp; Benchmark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54564.62" calcext:value-type="float">
            <text:p>954,5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Executive Management</text:p>
          </table:table-cell>
          <table:table-cell table:style-name="ce9" office:value-type="string" calcext:value-type="string">
            <text:p>Performance Management &amp; Benchmark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626.47" calcext:value-type="float">
            <text:p>12,6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6" office:value-type="string" calcext:value-type="string">
            <text:p>CM-Internal Auditing</text:p>
          </table:table-cell>
          <table:table-cell table:style-name="ce10" office:value-type="string" calcext:value-type="string">
            <text:p>Audit Report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492.8" calcext:value-type="float">
            <text:p>25,4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9" office:value-type="string" calcext:value-type="string">
            <text:p>Audit Report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09900.12" calcext:value-type="float">
            <text:p>(609,9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9" office:value-type="string" calcext:value-type="string">
            <text:p>Audit Repor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6.27" calcext:value-type="float">
            <text:p>4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9" office:value-type="string" calcext:value-type="string">
            <text:p>Audit Repor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38844.05" calcext:value-type="float">
            <text:p>938,8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9" office:value-type="string" calcext:value-type="string">
            <text:p>Audit Repor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891.66" calcext:value-type="float">
            <text:p>16,8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9" office:value-type="string" calcext:value-type="string">
            <text:p>Audit Report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5789.25" calcext:value-type="float">
            <text:p>(35,7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10" office:value-type="string" calcext:value-type="string">
            <text:p>Business Risk &amp; Consul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3.96" calcext:value-type="float">
            <text:p>1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9" office:value-type="string" calcext:value-type="string">
            <text:p>Business Risk &amp; Consul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2635.76" calcext:value-type="float">
            <text:p>192,6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9" office:value-type="string" calcext:value-type="string">
            <text:p>Business Risk &amp; Consul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21.41" calcext:value-type="float">
            <text:p>3,2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Internal Auditing</text:p>
          </table:table-cell>
          <table:table-cell table:style-name="ce9" office:value-type="string" calcext:value-type="string">
            <text:p>Business Risk &amp; Consult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315.75" calcext:value-type="float">
            <text:p>(6,31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6" office:value-type="string" calcext:value-type="string">
            <text:p>CM-Strategic &amp; Corporate Policy</text:p>
          </table:table-cell>
          <table:table-cell table:style-name="ce10" office:value-type="string" calcext:value-type="string">
            <text:p>Governance &amp; Organizational Structure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320260" calcext:value-type="float">
            <text:p>320,2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9" office:value-type="string" calcext:value-type="string">
            <text:p>Governance &amp; Organizational Structur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28.17" calcext:value-type="float">
            <text:p>1,1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9" office:value-type="string" calcext:value-type="string">
            <text:p>Governance &amp; Organizational Structur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31659.33" calcext:value-type="float">
            <text:p>1,131,6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9" office:value-type="string" calcext:value-type="string">
            <text:p>Governance &amp; Organizational Structur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8593.56" calcext:value-type="float">
            <text:p>68,5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9" office:value-type="string" calcext:value-type="string">
            <text:p>Intergovernmental &amp; Agency Relation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5134.72" calcext:value-type="float">
            <text:p>(65,13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9" office:value-type="string" calcext:value-type="string">
            <text:p>Intergovernmental &amp; Agency Rel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28.18" calcext:value-type="float">
            <text:p>1,1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9" office:value-type="string" calcext:value-type="string">
            <text:p>Intergovernmental &amp; Agency Rel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05704.07" calcext:value-type="float">
            <text:p>1,505,7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9" office:value-type="string" calcext:value-type="string">
            <text:p>Intergovernmental &amp; Agency Rel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12.19" calcext:value-type="float">
            <text:p>12,5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10" office:value-type="string" calcext:value-type="string">
            <text:p>Strategic Planning &amp; Policy Develop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6342" calcext:value-type="float">
            <text:p>(376,34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9" office:value-type="string" calcext:value-type="string">
            <text:p>Strategic Planning &amp; Policy Develop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500" calcext:value-type="float">
            <text:p>7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9" office:value-type="string" calcext:value-type="string">
            <text:p>Strategic Planning &amp; Policy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8.63" calcext:value-type="float">
            <text:p>3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9" office:value-type="string" calcext:value-type="string">
            <text:p>Strategic Planning &amp; Policy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66594.91" calcext:value-type="float">
            <text:p>866,5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&amp; Corporate Policy</text:p>
          </table:table-cell>
          <table:table-cell table:style-name="ce9" office:value-type="string" calcext:value-type="string">
            <text:p>Strategic Planning &amp; Policy Develop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898.85" calcext:value-type="float">
            <text:p>10,8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6" office:value-type="string" calcext:value-type="string">
            <text:p>CM-Strategic Communications</text:p>
          </table:table-cell>
          <table:table-cell table:style-name="ce10" office:value-type="string" calcext:value-type="string">
            <text:p>Advertising / Corporate Identity Manage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9500" calcext:value-type="float">
            <text:p>(49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Advertising / Corporate Identity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5.16" calcext:value-type="float">
            <text:p>7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Advertising / Corporate Identity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99.92" calcext:value-type="float">
            <text:p>1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Advertising / Corporate Identity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76548.64" calcext:value-type="float">
            <text:p>776,5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Advertising / Corporate Identity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5557.89" calcext:value-type="float">
            <text:p>45,5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0" office:value-type="string" calcext:value-type="string">
            <text:p>Internal Communication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9500" calcext:value-type="float">
            <text:p>(49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Internal Communic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5.16" calcext:value-type="float">
            <text:p>7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Internal Communica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00" calcext:value-type="float">
            <text:p>5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Internal Communic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99.92" calcext:value-type="float">
            <text:p>1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Internal Communic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1652.25" calcext:value-type="float">
            <text:p>791,6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Internal Communic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674.49" calcext:value-type="float">
            <text:p>40,6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0" office:value-type="string" calcext:value-type="string">
            <text:p>Media Relation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2500" calcext:value-type="float">
            <text:p>(8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Media Rel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75.28" calcext:value-type="float">
            <text:p>1,1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Media Rel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99.91" calcext:value-type="float">
            <text:p>3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Media Rel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32399.69" calcext:value-type="float">
            <text:p>1,132,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Media Rel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5929.86" calcext:value-type="float">
            <text:p>75,9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10" office:value-type="string" calcext:value-type="string">
            <text:p>Public Communication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181500" calcext:value-type="float">
            <text:p>181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Public Communic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15.48" calcext:value-type="float">
            <text:p>4,1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Public Communica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950" calcext:value-type="float">
            <text:p>25,9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Public Communication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43427.54" calcext:value-type="float">
            <text:p>(1,143,42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Public Communic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47.38" calcext:value-type="float">
            <text:p>2,3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Public Communic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31525.12" calcext:value-type="float">
            <text:p>3,031,5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CM-Strategic Communications</text:p>
          </table:table-cell>
          <table:table-cell table:style-name="ce9" office:value-type="string" calcext:value-type="string">
            <text:p>Public Communic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726.06" calcext:value-type="float">
            <text:p>34,7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6" office:value-type="string" calcext:value-type="string">
            <text:p>HR Employee &amp; Labour Relations</text:p>
          </table:table-cell>
          <table:table-cell table:style-name="ce10" office:value-type="string" calcext:value-type="string">
            <text:p>HR Employee &amp; Labour Relation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783.46" calcext:value-type="float">
            <text:p>37,7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9" office:value-type="string" calcext:value-type="string">
            <text:p>HR Employee &amp; Labour Rel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5277.64" calcext:value-type="float">
            <text:p>(5,27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9" office:value-type="string" calcext:value-type="string">
            <text:p>HR Employee &amp; Labour Rela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3212.89" calcext:value-type="float">
            <text:p>83,2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9" office:value-type="string" calcext:value-type="string">
            <text:p>HR Employee &amp; Labour Relation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27495.95" calcext:value-type="float">
            <text:p>(1,127,49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9" office:value-type="string" calcext:value-type="string">
            <text:p>HR Employee &amp; Labour Rel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581.71" calcext:value-type="float">
            <text:p>26,5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9" office:value-type="string" calcext:value-type="string">
            <text:p>HR Employee &amp; Labour Rel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676616.81" calcext:value-type="float">
            <text:p>6,676,6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9" office:value-type="string" calcext:value-type="string">
            <text:p>HR Employee &amp; Labour Rel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39812.55" calcext:value-type="float">
            <text:p>1,639,8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9" office:value-type="string" calcext:value-type="string">
            <text:p>HR Employee &amp; Labour Relation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9170.37" calcext:value-type="float">
            <text:p>(159,1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ee &amp; Labour Relations</text:p>
          </table:table-cell>
          <table:table-cell table:style-name="ce9" office:value-type="string" calcext:value-type="string">
            <text:p>HR Employee &amp; Labour Relation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16366.53" calcext:value-type="float">
            <text:p>(416,36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6" office:value-type="string" calcext:value-type="string">
            <text:p>HR Employment Services</text:p>
          </table:table-cell>
          <table:table-cell table:style-name="ce10" office:value-type="string" calcext:value-type="string">
            <text:p>HR Employment Servic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664.35" calcext:value-type="float">
            <text:p>16,6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9" office:value-type="string" calcext:value-type="string">
            <text:p>HR Employment Servic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864.83" calcext:value-type="float">
            <text:p>29,8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9" office:value-type="string" calcext:value-type="string">
            <text:p>HR Employment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530.91" calcext:value-type="float">
            <text:p>30,5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9" office:value-type="string" calcext:value-type="string">
            <text:p>HR Employment Servic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77718.61" calcext:value-type="float">
            <text:p>(1,577,71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9" office:value-type="string" calcext:value-type="string">
            <text:p>HR Employment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947.74" calcext:value-type="float">
            <text:p>38,9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9" office:value-type="string" calcext:value-type="string">
            <text:p>HR Employment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62391.03" calcext:value-type="float">
            <text:p>10,762,3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9" office:value-type="string" calcext:value-type="string">
            <text:p>HR Employment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3723.15" calcext:value-type="float">
            <text:p>383,7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Employment Services</text:p>
          </table:table-cell>
          <table:table-cell table:style-name="ce9" office:value-type="string" calcext:value-type="string">
            <text:p>HR Employment Service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16366.39" calcext:value-type="float">
            <text:p>(416,36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HR Organizational &amp; Employee Effectivenes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669.58" calcext:value-type="float">
            <text:p>14,6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HR Organizational &amp; Employee Effectivenes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109.45" calcext:value-type="float">
            <text:p>48,1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HR Organizational &amp; Employee Effectivenes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93177.01" calcext:value-type="float">
            <text:p>(293,1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HR Organizational &amp; Employee Effectivenes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233.38" calcext:value-type="float">
            <text:p>37,2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HR Organizational &amp; Employee Effectivenes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42157.77" calcext:value-type="float">
            <text:p>7,042,1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HR Organizational &amp; Employee Effectivenes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62169.28" calcext:value-type="float">
            <text:p>1,362,1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Organizational &amp; Employee Effectiveness</text:p>
          </table:table-cell>
          <table:table-cell table:style-name="ce9" office:value-type="string" calcext:value-type="string">
            <text:p>HR Organizational &amp; Employee Effectivenes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49726.17" calcext:value-type="float">
            <text:p>(1,249,72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6" office:value-type="string" calcext:value-type="string">
            <text:p>HR Safe &amp; Healthy Workplaces</text:p>
          </table:table-cell>
          <table:table-cell table:style-name="ce10" office:value-type="string" calcext:value-type="string">
            <text:p>HR Safe &amp; Healthy Workplac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664.36" calcext:value-type="float">
            <text:p>16,6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Safe &amp; Healthy Workplaces</text:p>
          </table:table-cell>
          <table:table-cell table:style-name="ce9" office:value-type="string" calcext:value-type="string">
            <text:p>HR Safe &amp; Healthy Workplac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809.48" calcext:value-type="float">
            <text:p>16,8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Safe &amp; Healthy Workplaces</text:p>
          </table:table-cell>
          <table:table-cell table:style-name="ce9" office:value-type="string" calcext:value-type="string">
            <text:p>HR Safe &amp; Healthy Workpla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741.83" calcext:value-type="float">
            <text:p>37,7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Safe &amp; Healthy Workplaces</text:p>
          </table:table-cell>
          <table:table-cell table:style-name="ce9" office:value-type="string" calcext:value-type="string">
            <text:p>HR Safe &amp; Healthy Workplac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13536.7" calcext:value-type="float">
            <text:p>(313,53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Safe &amp; Healthy Workplaces</text:p>
          </table:table-cell>
          <table:table-cell table:style-name="ce9" office:value-type="string" calcext:value-type="string">
            <text:p>HR Safe &amp; Healthy Workpla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6738.72" calcext:value-type="float">
            <text:p>56,7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Safe &amp; Healthy Workplaces</text:p>
          </table:table-cell>
          <table:table-cell table:style-name="ce9" office:value-type="string" calcext:value-type="string">
            <text:p>HR Safe &amp; Healthy Workpla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182105.57" calcext:value-type="float">
            <text:p>10,182,1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Manager's Office</text:p>
          </table:table-cell>
          <table:table-cell table:style-name="ce3" office:value-type="string" calcext:value-type="string">
            <text:p>HR Safe &amp; Healthy Workplaces</text:p>
          </table:table-cell>
          <table:table-cell table:style-name="ce9" office:value-type="string" calcext:value-type="string">
            <text:p>HR Safe &amp; Healthy Workplac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7871.11" calcext:value-type="float">
            <text:p>677,87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ity Manager's Office</text:p>
          </table:table-cell>
          <table:table-cell table:style-name="ce4" office:value-type="string" calcext:value-type="string">
            <text:p>HR Safe &amp; Healthy Workplaces</text:p>
          </table:table-cell>
          <table:table-cell table:style-name="ce11" office:value-type="string" calcext:value-type="string">
            <text:p>HR Safe &amp; Healthy Workplaces</text:p>
          </table:table-cell>
          <table:table-cell table:style-name="ce7" office:value-type="string" calcext:value-type="string">
            <text:p>Transfers From Capital</text:p>
          </table:table-cell>
          <table:table-cell table:style-name="ce16" office:value-type="string" calcext:value-type="string">
            <text:p>92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416366.54" calcext:value-type="float">
            <text:p>(416,367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ity Planning</text:p>
          </table:table-cell>
          <table:table-cell table:style-name="ce2" office:value-type="string" calcext:value-type="string">
            <text:p>City Building &amp; Policy Development</text:p>
          </table:table-cell>
          <table:table-cell table:style-name="ce8" office:value-type="string" calcext:value-type="string">
            <text:p>City Building &amp; Policy Development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63138.07" calcext:value-type="float">
            <text:p>63,1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City Building &amp; Policy Develop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5998.3" calcext:value-type="float">
            <text:p>85,9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City Building &amp; Policy Develop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6403.55" calcext:value-type="float">
            <text:p>266,4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City Building &amp; Policy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8910.5" calcext:value-type="float">
            <text:p>68,9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City Building &amp; Policy Develop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7000" calcext:value-type="float">
            <text:p>317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City Building &amp; Policy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974676.33" calcext:value-type="float">
            <text:p>17,974,6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City Building &amp; Policy Develop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48829.43" calcext:value-type="float">
            <text:p>848,8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City Building &amp; Policy Develop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49981.44" calcext:value-type="float">
            <text:p>(849,98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City Building &amp; Policy Developmen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37892.76" calcext:value-type="float">
            <text:p>(2,037,89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City Building &amp; Policy Development</text:p>
          </table:table-cell>
          <table:table-cell table:style-name="ce9" office:value-type="string" calcext:value-type="string">
            <text:p>City Building &amp; Policy Develop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7640" calcext:value-type="float">
            <text:p>(127,6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6" office:value-type="string" calcext:value-type="string">
            <text:p>Development Review, Decision &amp; Implementation</text:p>
          </table:table-cell>
          <table:table-cell table:style-name="ce10" office:value-type="string" calcext:value-type="string">
            <text:p>Development Review, Decision &amp; Implementa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857" calcext:value-type="float">
            <text:p>(11,85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Development Review, Decision &amp; Implement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085.77" calcext:value-type="float">
            <text:p>18,0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Development Review, Decision &amp; Implement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7545.9" calcext:value-type="float">
            <text:p>77,5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Development Review, Decision &amp; Implement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7251.08" calcext:value-type="float">
            <text:p>607,2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Development Review, Decision &amp; Implement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2817.7" calcext:value-type="float">
            <text:p>102,8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Development Review, Decision &amp; Implementa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3700.1" calcext:value-type="float">
            <text:p>103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Development Review, Decision &amp; Implement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071272.57" calcext:value-type="float">
            <text:p>22,071,2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Development Review, Decision &amp; Implement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4136.8" calcext:value-type="float">
            <text:p>704,1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ity Planning</text:p>
          </table:table-cell>
          <table:table-cell table:style-name="ce3" office:value-type="string" calcext:value-type="string">
            <text:p>Development Review, Decision &amp; Implementation</text:p>
          </table:table-cell>
          <table:table-cell table:style-name="ce9" office:value-type="string" calcext:value-type="string">
            <text:p>Development Review, Decision &amp; Implement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7731.39" calcext:value-type="float">
            <text:p>(127,731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ity Planning</text:p>
          </table:table-cell>
          <table:table-cell table:style-name="ce4" office:value-type="string" calcext:value-type="string">
            <text:p>Development Review, Decision &amp; Implementation</text:p>
          </table:table-cell>
          <table:table-cell table:style-name="ce11" office:value-type="string" calcext:value-type="string">
            <text:p>Development Review, Decision &amp; Implementation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24827204.4" calcext:value-type="float">
            <text:p>(24,827,204)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ourt Services</text:p>
          </table:table-cell>
          <table:table-cell table:style-name="ce5" office:value-type="string" calcext:value-type="string">
            <text:p>Court Case Management</text:p>
          </table:table-cell>
          <table:table-cell table:style-name="ce12" office:value-type="string" calcext:value-type="string">
            <text:p>Court Case Management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70032.32" calcext:value-type="float">
            <text:p>70,0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9" office:value-type="string" calcext:value-type="string">
            <text:p>Court Case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314.5" calcext:value-type="float">
            <text:p>22,3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9" office:value-type="string" calcext:value-type="string">
            <text:p>Court Case Manag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738928.43" calcext:value-type="float">
            <text:p>15,738,9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9" office:value-type="string" calcext:value-type="string">
            <text:p>Court Case Manage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699444" calcext:value-type="float">
            <text:p>(5,699,44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9" office:value-type="string" calcext:value-type="string">
            <text:p>Court Case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4484.46" calcext:value-type="float">
            <text:p>84,4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9" office:value-type="string" calcext:value-type="string">
            <text:p>Court Case Manage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7601.14" calcext:value-type="float">
            <text:p>377,6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9" office:value-type="string" calcext:value-type="string">
            <text:p>Court Case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807122.51" calcext:value-type="float">
            <text:p>11,807,1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9" office:value-type="string" calcext:value-type="string">
            <text:p>Court Case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53994.63" calcext:value-type="float">
            <text:p>8,253,9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9" office:value-type="string" calcext:value-type="string">
            <text:p>Court Case Manage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3486980.08" calcext:value-type="float">
            <text:p>(33,486,98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ourt Case Management</text:p>
          </table:table-cell>
          <table:table-cell table:style-name="ce9" office:value-type="string" calcext:value-type="string">
            <text:p>Court Case Manage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3350" calcext:value-type="float">
            <text:p>(203,3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Hearing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18.81" calcext:value-type="float">
            <text:p>4,2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Hearing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588.75" calcext:value-type="float">
            <text:p>35,5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Hearing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91531.41" calcext:value-type="float">
            <text:p>991,5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Hearing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04573.09" calcext:value-type="float">
            <text:p>(904,57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Hearing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777" calcext:value-type="float">
            <text:p>37,7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Hearing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337.9" calcext:value-type="float">
            <text:p>15,3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Hearing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487444.02" calcext:value-type="float">
            <text:p>5,487,4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Hearing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42283.58" calcext:value-type="float">
            <text:p>742,2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Hearing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8800" calcext:value-type="float">
            <text:p>(78,8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Hearing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250" calcext:value-type="float">
            <text:p>(12,2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Intervention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87.53" calcext:value-type="float">
            <text:p>1,6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Interven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6.75" calcext:value-type="float">
            <text:p>5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Interven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9251.29" calcext:value-type="float">
            <text:p>379,2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Intervention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7336" calcext:value-type="float">
            <text:p>(137,33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Interven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07.44" calcext:value-type="float">
            <text:p>2,3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Interventio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135.16" calcext:value-type="float">
            <text:p>6,1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Interven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1784.34" calcext:value-type="float">
            <text:p>341,7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Interven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9306.1" calcext:value-type="float">
            <text:p>159,3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Intervention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1520" calcext:value-type="float">
            <text:p>(31,5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CT-Provincial Offences/Licencing Tribunal Dispute Resolution</text:p>
          </table:table-cell>
          <table:table-cell table:style-name="ce9" office:value-type="string" calcext:value-type="string">
            <text:p>Intervention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900" calcext:value-type="float">
            <text:p>(4,9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9" office:value-type="string" calcext:value-type="string">
            <text:p>Default Fine Collection Manag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437.63" calcext:value-type="float">
            <text:p>8,4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9" office:value-type="string" calcext:value-type="string">
            <text:p>Default Fine Collection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30" calcext:value-type="float">
            <text:p>1,8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9" office:value-type="string" calcext:value-type="string">
            <text:p>Default Fine Collection Manag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96256.43" calcext:value-type="float">
            <text:p>1,896,2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9" office:value-type="string" calcext:value-type="string">
            <text:p>Default Fine Collection Manage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86680" calcext:value-type="float">
            <text:p>(686,68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9" office:value-type="string" calcext:value-type="string">
            <text:p>Default Fine Collection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31.1" calcext:value-type="float">
            <text:p>2,7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9" office:value-type="string" calcext:value-type="string">
            <text:p>Default Fine Collection Manage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14475.8" calcext:value-type="float">
            <text:p>1,414,4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9" office:value-type="string" calcext:value-type="string">
            <text:p>Default Fine Collection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08476.08" calcext:value-type="float">
            <text:p>1,408,4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9" office:value-type="string" calcext:value-type="string">
            <text:p>Default Fine Collection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87282.08" calcext:value-type="float">
            <text:p>787,2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ourt Services</text:p>
          </table:table-cell>
          <table:table-cell table:style-name="ce3" office:value-type="string" calcext:value-type="string">
            <text:p>Default Fine Collection Management</text:p>
          </table:table-cell>
          <table:table-cell table:style-name="ce9" office:value-type="string" calcext:value-type="string">
            <text:p>Default Fine Collection Manage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7600" calcext:value-type="float">
            <text:p>(157,6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ourt Services</text:p>
          </table:table-cell>
          <table:table-cell table:style-name="ce4" office:value-type="string" calcext:value-type="string">
            <text:p>Default Fine Collection Management</text:p>
          </table:table-cell>
          <table:table-cell table:style-name="ce11" office:value-type="string" calcext:value-type="string">
            <text:p>Default Fine Collection Management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24500" calcext:value-type="float">
            <text:p>(24,50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conomic Development &amp; Culture</text:p>
          </table:table-cell>
          <table:table-cell table:style-name="ce2" office:value-type="string" calcext:value-type="string">
            <text:p>EC-Business Services</text:p>
          </table:table-cell>
          <table:table-cell table:style-name="ce8" office:value-type="string" calcext:value-type="string">
            <text:p>Business Retention &amp; Expansion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4856.15" calcext:value-type="float">
            <text:p>4,8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Business Retention &amp; Expans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50.02" calcext:value-type="float">
            <text:p>5,5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Business Retention &amp; Expans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200" calcext:value-type="float">
            <text:p>16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Business Retention &amp; Expans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951.09" calcext:value-type="float">
            <text:p>11,9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Business Retention &amp; Expans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796" calcext:value-type="float">
            <text:p>125,7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Business Retention &amp; Expans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95300.71" calcext:value-type="float">
            <text:p>1,795,3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Business Retention &amp; Expans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3249.97" calcext:value-type="float">
            <text:p>63,2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Entrepreneurship Suppor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96.01" calcext:value-type="float">
            <text:p>4,1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Entrepreneurship Suppor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574.26" calcext:value-type="float">
            <text:p>31,5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Entrepreneurship Suppor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90293.47" calcext:value-type="float">
            <text:p>(1,890,29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Entrepreneurship Suppor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774.37" calcext:value-type="float">
            <text:p>37,7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Entrepreneurship Suppor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35819.85" calcext:value-type="float">
            <text:p>1,735,8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Entrepreneurship Support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49000" calcext:value-type="float">
            <text:p>(1,049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Entrepreneurship Suppor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65805.21" calcext:value-type="float">
            <text:p>1,565,8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Entrepreneurship Suppor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20852.66" calcext:value-type="float">
            <text:p>720,8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Entrepreneurship Suppor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61600" calcext:value-type="float">
            <text:p>(861,6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Entrepreneurship Suppor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000" calcext:value-type="float">
            <text:p>(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Filming Activity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00" calcext:value-type="float">
            <text:p>7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Filming Activity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Filming Activity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47000" calcext:value-type="float">
            <text:p>(547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Filming Activit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585.44" calcext:value-type="float">
            <text:p>30,5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Filming Activity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6088.91" calcext:value-type="float">
            <text:p>46,0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Filming Activity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70674.42" calcext:value-type="float">
            <text:p>970,6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Business Services</text:p>
          </table:table-cell>
          <table:table-cell table:style-name="ce9" office:value-type="string" calcext:value-type="string">
            <text:p>Filming Activity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8207.74" calcext:value-type="float">
            <text:p>188,2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6" office:value-type="string" calcext:value-type="string">
            <text:p>EC-Cultural Services</text:p>
          </table:table-cell>
          <table:table-cell table:style-name="ce10" office:value-type="string" calcext:value-type="string">
            <text:p>Arts Programming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0000" calcext:value-type="float">
            <text:p>(2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Arts Programm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646.65" calcext:value-type="float">
            <text:p>11,6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Arts Programm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63" calcext:value-type="float">
            <text:p>8,2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Arts Programming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8639.56" calcext:value-type="float">
            <text:p>(148,6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Arts Programm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1154.95" calcext:value-type="float">
            <text:p>101,1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Arts Programm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5000" calcext:value-type="float">
            <text:p>365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Arts Programm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82110.54" calcext:value-type="float">
            <text:p>2,082,1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Arts Programm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6641.29" calcext:value-type="float">
            <text:p>206,6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Arts Programm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900" calcext:value-type="float">
            <text:p>(20,9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Arts Programm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42049.14" calcext:value-type="float">
            <text:p>(242,04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Cultural Develop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157.61" calcext:value-type="float">
            <text:p>6,1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Cultural Development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5000" calcext:value-type="float">
            <text:p>(7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Cultural Develop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96.65" calcext:value-type="float">
            <text:p>2,2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Cultural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4994.32" calcext:value-type="float">
            <text:p>174,9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Cultural Develop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4248.33" calcext:value-type="float">
            <text:p>274,2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Cultural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42260.9" calcext:value-type="float">
            <text:p>1,142,2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Cultural Develop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77816.4" calcext:value-type="float">
            <text:p>877,8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Cultural Develop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2900" calcext:value-type="float">
            <text:p>(82,9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Cultural Develop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93830.09" calcext:value-type="float">
            <text:p>(193,8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0" office:value-type="string" calcext:value-type="string">
            <text:p>Cultural Grant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200000" calcext:value-type="float">
            <text:p>(3,2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Cultural Grant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819200" calcext:value-type="float">
            <text:p>27,819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Cultural Grant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861.59" calcext:value-type="float">
            <text:p>10,8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Events Programm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0504.57" calcext:value-type="float">
            <text:p>80,5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Events Programm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96.68" calcext:value-type="float">
            <text:p>3,9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Events Programm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8664.1" calcext:value-type="float">
            <text:p>168,6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Events Programm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495.55" calcext:value-type="float">
            <text:p>49,4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Events Programm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31" calcext:value-type="float">
            <text:p>1,0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Events Programm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81730.34" calcext:value-type="float">
            <text:p>3,681,7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Events Programm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54763.27" calcext:value-type="float">
            <text:p>3,154,7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Events Programm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263031" calcext:value-type="float">
            <text:p>(2,263,0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10" office:value-type="string" calcext:value-type="string">
            <text:p>Heritage Programm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78651.15" calcext:value-type="float">
            <text:p>878,6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Heritage Programm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407.74" calcext:value-type="float">
            <text:p>79,4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Heritage Programming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9172" calcext:value-type="float">
            <text:p>(79,17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Heritage Programm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6385.92" calcext:value-type="float">
            <text:p>176,3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Heritage Programming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9766.1" calcext:value-type="float">
            <text:p>(179,76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Heritage Programm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87592.19" calcext:value-type="float">
            <text:p>687,5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Heritage Programm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6403" calcext:value-type="float">
            <text:p>76,4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Heritage Programming</text:p>
          </table:table-cell>
          <table:table-cell table:style-name="ce6" office:value-type="string" calcext:value-type="string">
            <text:p>Other Subsidies</text:p>
          </table:table-cell>
          <table:table-cell table:style-name="ce10" office:value-type="string" calcext:value-type="string">
            <text:p>8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000" calcext:value-type="float">
            <text:p>(37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Heritage Programming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42700" calcext:value-type="float">
            <text:p>(242,7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Heritage Programm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554746.38" calcext:value-type="float">
            <text:p>10,554,7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Heritage Programm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21278.62" calcext:value-type="float">
            <text:p>1,421,2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Heritage Programm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21250" calcext:value-type="float">
            <text:p>(521,2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Heritage Programming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57000" calcext:value-type="float">
            <text:p>(657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Cultural Services</text:p>
          </table:table-cell>
          <table:table-cell table:style-name="ce9" office:value-type="string" calcext:value-type="string">
            <text:p>Heritage Programm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36736.42" calcext:value-type="float">
            <text:p>(1,636,73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BIA Support &amp; Governan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499.95" calcext:value-type="float">
            <text:p>7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BIA Support &amp; Governan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190" calcext:value-type="float">
            <text:p>12,1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BIA Support &amp; Governan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588.34" calcext:value-type="float">
            <text:p>8,5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BIA Support &amp; Governanc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51.63" calcext:value-type="float">
            <text:p>6,0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BIA Support &amp; Governan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87069.56" calcext:value-type="float">
            <text:p>1,487,0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BIA Support &amp; Governan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872.52" calcext:value-type="float">
            <text:p>79,8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BIA Support &amp; Governanc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284" calcext:value-type="float">
            <text:p>(11,2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BIA Support &amp; Governance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9000" calcext:value-type="float">
            <text:p>(379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Research &amp; Policy on Toronto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2500" calcext:value-type="float">
            <text:p>(3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Research &amp; Policy on Toronto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659.69" calcext:value-type="float">
            <text:p>36,6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Research &amp; Policy on Toronto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5000" calcext:value-type="float">
            <text:p>45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Research &amp; Policy on Toronto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53779.11" calcext:value-type="float">
            <text:p>1,553,7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Research &amp; Policy on Toronto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1447" calcext:value-type="float">
            <text:p>61,4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0" office:value-type="string" calcext:value-type="string">
            <text:p>Sectors Develop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0000" calcext:value-type="float">
            <text:p>(1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ectors Develop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49.74" calcext:value-type="float">
            <text:p>2,1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ectors Develop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124.26" calcext:value-type="float">
            <text:p>38,1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ectors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517.66" calcext:value-type="float">
            <text:p>82,5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ectors Develop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5799.34" calcext:value-type="float">
            <text:p>175,7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ectors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18757.75" calcext:value-type="float">
            <text:p>1,918,7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ectors Develop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50545.1" calcext:value-type="float">
            <text:p>450,5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ectors Develop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4000" calcext:value-type="float">
            <text:p>(84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ectors Develop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000" calcext:value-type="float">
            <text:p>(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0" office:value-type="string" calcext:value-type="string">
            <text:p>Strategic Alliance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48023" calcext:value-type="float">
            <text:p>(448,02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trategic Allian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50" calcext:value-type="float">
            <text:p>4,9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trategic Allian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16.93" calcext:value-type="float">
            <text:p>5,7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trategic Alliance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8797.37" calcext:value-type="float">
            <text:p>398,7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trategic Alliance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000" calcext:value-type="float">
            <text:p>(4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trategic Allian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3408.15" calcext:value-type="float">
            <text:p>703,4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trategic Allianc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0578.9" calcext:value-type="float">
            <text:p>240,5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Strategic Allianc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0000" calcext:value-type="float">
            <text:p>(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10" office:value-type="string" calcext:value-type="string">
            <text:p>Visitor Information Service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0000" calcext:value-type="float">
            <text:p>(1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Visitor Information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4915.8" calcext:value-type="float">
            <text:p>144,9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Visitor Information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00" calcext:value-type="float">
            <text:p>4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Visitor Information Service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0000" calcext:value-type="float">
            <text:p>(2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Visitor Information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64742.37" calcext:value-type="float">
            <text:p>864,7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conomic Development &amp; Culture</text:p>
          </table:table-cell>
          <table:table-cell table:style-name="ce3" office:value-type="string" calcext:value-type="string">
            <text:p>EC-Economic Competitiveness Services</text:p>
          </table:table-cell>
          <table:table-cell table:style-name="ce9" office:value-type="string" calcext:value-type="string">
            <text:p>Visitor Information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2397.54" calcext:value-type="float">
            <text:p>372,398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conomic Development &amp; Culture</text:p>
          </table:table-cell>
          <table:table-cell table:style-name="ce4" office:value-type="string" calcext:value-type="string">
            <text:p>EC-Economic Competitiveness Services</text:p>
          </table:table-cell>
          <table:table-cell table:style-name="ce11" office:value-type="string" calcext:value-type="string">
            <text:p>Visitor Information Services</text:p>
          </table:table-cell>
          <table:table-cell table:style-name="ce7" office:value-type="string" calcext:value-type="string">
            <text:p>Sundry and Other Revenues</text:p>
          </table:table-cell>
          <table:table-cell table:style-name="ce16" office:value-type="string" calcext:value-type="string">
            <text:p>94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508597" calcext:value-type="float">
            <text:p>(508,59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6" office:value-type="string" calcext:value-type="string">
            <text:p>WT-Engineering Information</text:p>
          </table:table-cell>
          <table:table-cell table:style-name="ce10" office:value-type="string" calcext:value-type="string">
            <text:p>Bridge Condition Assess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904.7" calcext:value-type="float">
            <text:p>53,9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Bridge Condition Assess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348.11" calcext:value-type="float">
            <text:p>10,3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Bridge Condition Assess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9457.21" calcext:value-type="float">
            <text:p>119,4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Bridge Condition Assess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892.64" calcext:value-type="float">
            <text:p>5,8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Bridge Condition Assess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0622.54" calcext:value-type="float">
            <text:p>670,6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Bridge Condition Assess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3534.97" calcext:value-type="float">
            <text:p>103,5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Bridge Condition Assess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5125.5" calcext:value-type="float">
            <text:p>(25,12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Bridge Condition Assessmen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31811.82" calcext:value-type="float">
            <text:p>(831,8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Bridge Condition Assess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000" calcext:value-type="float">
            <text:p>(1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10" office:value-type="string" calcext:value-type="string">
            <text:p>Land Inform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952.3" calcext:value-type="float">
            <text:p>26,9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Land Inform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190.75" calcext:value-type="float">
            <text:p>49,1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Land Inform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8640.63" calcext:value-type="float">
            <text:p>128,6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Land Inform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75570" calcext:value-type="float">
            <text:p>(475,5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Land Inform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293.87" calcext:value-type="float">
            <text:p>49,2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Land Inform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770368.04" calcext:value-type="float">
            <text:p>7,770,3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Land Inform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6509.16" calcext:value-type="float">
            <text:p>286,5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Land Inform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5125.53" calcext:value-type="float">
            <text:p>(65,12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Land Informa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158332.19" calcext:value-type="float">
            <text:p>(4,158,3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Information</text:p>
          </table:table-cell>
          <table:table-cell table:style-name="ce9" office:value-type="string" calcext:value-type="string">
            <text:p>Land Information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98339.99" calcext:value-type="float">
            <text:p>(498,3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6" office:value-type="string" calcext:value-type="string">
            <text:p>WT-Engineering Review &amp; Acceptance</text:p>
          </table:table-cell>
          <table:table-cell table:style-name="ce10" office:value-type="string" calcext:value-type="string">
            <text:p>3rd Party Application Review &amp; Acceptan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904.77" calcext:value-type="float">
            <text:p>53,9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3rd Party Application Review &amp; Acceptan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321.23" calcext:value-type="float">
            <text:p>25,3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3rd Party Application Review &amp; Acceptan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5787.27" calcext:value-type="float">
            <text:p>85,7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3rd Party Application Review &amp; Acceptance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28215" calcext:value-type="float">
            <text:p>(328,2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3rd Party Application Review &amp; Acceptan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065.42" calcext:value-type="float">
            <text:p>42,0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3rd Party Application Review &amp; Acceptan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38293.07" calcext:value-type="float">
            <text:p>3,738,2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3rd Party Application Review &amp; Acceptan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6052.53" calcext:value-type="float">
            <text:p>316,0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3rd Party Application Review &amp; Acceptanc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10325.58" calcext:value-type="float">
            <text:p>(410,32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3rd Party Application Review &amp; Acceptance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565042.75" calcext:value-type="float">
            <text:p>(2,565,04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3rd Party Application Review &amp; Acceptanc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02151.84" calcext:value-type="float">
            <text:p>(602,15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10" office:value-type="string" calcext:value-type="string">
            <text:p>Development Application Review &amp; Acceptan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904.77" calcext:value-type="float">
            <text:p>53,9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Development Application Review &amp; Acceptan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178.25" calcext:value-type="float">
            <text:p>38,1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Development Application Review &amp; Acceptan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8412.27" calcext:value-type="float">
            <text:p>68,4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Development Application Review &amp; Acceptance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23195" calcext:value-type="float">
            <text:p>(723,19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Development Application Review &amp; Acceptan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8962.92" calcext:value-type="float">
            <text:p>58,9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Development Application Review &amp; Acceptan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826926.93" calcext:value-type="float">
            <text:p>7,826,9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Development Application Review &amp; Acceptan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8190.09" calcext:value-type="float">
            <text:p>448,1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Development Application Review &amp; Acceptanc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92725.08" calcext:value-type="float">
            <text:p>(2,092,7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Development Application Review &amp; Acceptance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30192.72" calcext:value-type="float">
            <text:p>(730,19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Engineering Review &amp; Acceptance</text:p>
          </table:table-cell>
          <table:table-cell table:style-name="ce9" office:value-type="string" calcext:value-type="string">
            <text:p>Development Application Review &amp; Acceptanc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904014.27" calcext:value-type="float">
            <text:p>(2,904,0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6" office:value-type="string" calcext:value-type="string">
            <text:p>WT-Municipal Infrastructure Construction</text:p>
          </table:table-cell>
          <table:table-cell table:style-name="ce10" office:value-type="string" calcext:value-type="string">
            <text:p>Construc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809.38" calcext:value-type="float">
            <text:p>107,8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Construc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3221.64" calcext:value-type="float">
            <text:p>113,2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Construc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04522.29" calcext:value-type="float">
            <text:p>1,904,5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Construction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78340" calcext:value-type="float">
            <text:p>(578,3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Construc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0982.84" calcext:value-type="float">
            <text:p>170,9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Construc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408595.42" calcext:value-type="float">
            <text:p>23,408,5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Construc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83111.74" calcext:value-type="float">
            <text:p>1,483,1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Construc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86522.25" calcext:value-type="float">
            <text:p>(486,5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Construc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567787.12" calcext:value-type="float">
            <text:p>(23,567,78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Construction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76357.8" calcext:value-type="float">
            <text:p>(1,776,3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10" office:value-type="string" calcext:value-type="string">
            <text:p>Desig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0571.21" calcext:value-type="float">
            <text:p>500,5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Desig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0330.12" calcext:value-type="float">
            <text:p>270,3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Desig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39716.23" calcext:value-type="float">
            <text:p>1,539,7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Desig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4642.46" calcext:value-type="float">
            <text:p>154,6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Desig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026128.78" calcext:value-type="float">
            <text:p>17,026,1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Desig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51379.81" calcext:value-type="float">
            <text:p>951,3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Desig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5878.5" calcext:value-type="float">
            <text:p>(175,87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gineering &amp; Construction Services</text:p>
          </table:table-cell>
          <table:table-cell table:style-name="ce3" office:value-type="string" calcext:value-type="string">
            <text:p>WT-Municipal Infrastructure Construction</text:p>
          </table:table-cell>
          <table:table-cell table:style-name="ce9" office:value-type="string" calcext:value-type="string">
            <text:p>Desig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860883.18" calcext:value-type="float">
            <text:p>(18,860,883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ngineering &amp; Construction Services</text:p>
          </table:table-cell>
          <table:table-cell table:style-name="ce4" office:value-type="string" calcext:value-type="string">
            <text:p>WT-Municipal Infrastructure Construction</text:p>
          </table:table-cell>
          <table:table-cell table:style-name="ce11" office:value-type="string" calcext:value-type="string">
            <text:p>Design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326242.5" calcext:value-type="float">
            <text:p>(326,243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Exhibition Place</text:p>
          </table:table-cell>
          <table:table-cell table:style-name="ce2" office:value-type="string" calcext:value-type="string">
            <text:p>Conventions, Conferences &amp; Meetings</text:p>
          </table:table-cell>
          <table:table-cell table:style-name="ce8" office:value-type="string" calcext:value-type="string">
            <text:p>Conventions, Conferences &amp; Meeting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2249357" calcext:value-type="float">
            <text:p>(2,249,35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Conventions, Conferences &amp; Meetings</text:p>
          </table:table-cell>
          <table:table-cell table:style-name="ce9" office:value-type="string" calcext:value-type="string">
            <text:p>Conventions, Conferences &amp; Meeting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5710" calcext:value-type="float">
            <text:p>275,7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Conventions, Conferences &amp; Meetings</text:p>
          </table:table-cell>
          <table:table-cell table:style-name="ce9" office:value-type="string" calcext:value-type="string">
            <text:p>Conventions, Conferences &amp; Meeting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00314" calcext:value-type="float">
            <text:p>1,000,3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Conventions, Conferences &amp; Meetings</text:p>
          </table:table-cell>
          <table:table-cell table:style-name="ce9" office:value-type="string" calcext:value-type="string">
            <text:p>Conventions, Conferences &amp; Meeting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30131" calcext:value-type="float">
            <text:p>3,530,1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Conventions, Conferences &amp; Meetings</text:p>
          </table:table-cell>
          <table:table-cell table:style-name="ce9" office:value-type="string" calcext:value-type="string">
            <text:p>Conventions, Conferences &amp; Meeting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556798" calcext:value-type="float">
            <text:p>(2,556,79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6" office:value-type="string" calcext:value-type="string">
            <text:p>Exhibition Place Asset Management</text:p>
          </table:table-cell>
          <table:table-cell table:style-name="ce10" office:value-type="string" calcext:value-type="string">
            <text:p>Exhibition Place Asset Manage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18000" calcext:value-type="float">
            <text:p>(418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9" office:value-type="string" calcext:value-type="string">
            <text:p>Exhibition Place Asset Manag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66852" calcext:value-type="float">
            <text:p>1,066,8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9" office:value-type="string" calcext:value-type="string">
            <text:p>Exhibition Place Asset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5840" calcext:value-type="float">
            <text:p>165,8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9" office:value-type="string" calcext:value-type="string">
            <text:p>Exhibition Place Asset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05734.02" calcext:value-type="float">
            <text:p>2,005,7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9" office:value-type="string" calcext:value-type="string">
            <text:p>Exhibition Place Asset Manage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517432" calcext:value-type="float">
            <text:p>(517,4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9" office:value-type="string" calcext:value-type="string">
            <text:p>Exhibition Place Asset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971773" calcext:value-type="float">
            <text:p>6,971,7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9" office:value-type="string" calcext:value-type="string">
            <text:p>Exhibition Place Asset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76860" calcext:value-type="float">
            <text:p>4,276,8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Asset Management</text:p>
          </table:table-cell>
          <table:table-cell table:style-name="ce9" office:value-type="string" calcext:value-type="string">
            <text:p>Exhibition Place Asset Manage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71816" calcext:value-type="float">
            <text:p>(1,171,81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Parking Access</text:p>
          </table:table-cell>
          <table:table-cell table:style-name="ce9" office:value-type="string" calcext:value-type="string">
            <text:p>Exhibition Place Parking Acces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39140" calcext:value-type="float">
            <text:p>(39,1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Parking Access</text:p>
          </table:table-cell>
          <table:table-cell table:style-name="ce9" office:value-type="string" calcext:value-type="string">
            <text:p>Exhibition Place Parking Acces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19392" calcext:value-type="float">
            <text:p>1,419,3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Parking Access</text:p>
          </table:table-cell>
          <table:table-cell table:style-name="ce9" office:value-type="string" calcext:value-type="string">
            <text:p>Exhibition Place Parking Acces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37333" calcext:value-type="float">
            <text:p>1,137,3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 Place Parking Access</text:p>
          </table:table-cell>
          <table:table-cell table:style-name="ce9" office:value-type="string" calcext:value-type="string">
            <text:p>Exhibition Place Parking Acces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293925" calcext:value-type="float">
            <text:p>(7,293,9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6" office:value-type="string" calcext:value-type="string">
            <text:p>Exhibitions &amp; Events</text:p>
          </table:table-cell>
          <table:table-cell table:style-name="ce10" office:value-type="string" calcext:value-type="string">
            <text:p>Exhibitions &amp; Event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0000" calcext:value-type="float">
            <text:p>(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s &amp; Events</text:p>
          </table:table-cell>
          <table:table-cell table:style-name="ce9" office:value-type="string" calcext:value-type="string">
            <text:p>Exhibitions &amp; Event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72500" calcext:value-type="float">
            <text:p>972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s &amp; Events</text:p>
          </table:table-cell>
          <table:table-cell table:style-name="ce9" office:value-type="string" calcext:value-type="string">
            <text:p>Exhibitions &amp; Event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000" calcext:value-type="float">
            <text:p>12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s &amp; Events</text:p>
          </table:table-cell>
          <table:table-cell table:style-name="ce9" office:value-type="string" calcext:value-type="string">
            <text:p>Exhibitions &amp; Event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87000" calcext:value-type="float">
            <text:p>887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s &amp; Events</text:p>
          </table:table-cell>
          <table:table-cell table:style-name="ce9" office:value-type="string" calcext:value-type="string">
            <text:p>Exhibitions &amp; Event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12473218" calcext:value-type="float">
            <text:p>(12,473,2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s &amp; Events</text:p>
          </table:table-cell>
          <table:table-cell table:style-name="ce9" office:value-type="string" calcext:value-type="string">
            <text:p>Exhibitions &amp; Event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748763" calcext:value-type="float">
            <text:p>21,748,7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xhibition Place</text:p>
          </table:table-cell>
          <table:table-cell table:style-name="ce3" office:value-type="string" calcext:value-type="string">
            <text:p>Exhibitions &amp; Events</text:p>
          </table:table-cell>
          <table:table-cell table:style-name="ce9" office:value-type="string" calcext:value-type="string">
            <text:p>Exhibitions &amp; Event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25492" calcext:value-type="float">
            <text:p>4,125,49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Exhibition Place</text:p>
          </table:table-cell>
          <table:table-cell table:style-name="ce4" office:value-type="string" calcext:value-type="string">
            <text:p>Exhibitions &amp; Events</text:p>
          </table:table-cell>
          <table:table-cell table:style-name="ce11" office:value-type="string" calcext:value-type="string">
            <text:p>Exhibitions &amp; Event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22931008" calcext:value-type="float">
            <text:p>(22,931,008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acilities, Real Estate, Environment &amp; Energy</text:p>
          </table:table-cell>
          <table:table-cell table:style-name="ce2" office:value-type="string" calcext:value-type="string">
            <text:p>CA-Environment &amp; Energy</text:p>
          </table:table-cell>
          <table:table-cell table:style-name="ce8" office:value-type="string" calcext:value-type="string">
            <text:p>Energy Management &amp; Program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6087579.78" calcext:value-type="float">
            <text:p>(6,087,58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ergy Management &amp; Program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340" calcext:value-type="float">
            <text:p>22,3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ergy Management &amp; Program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386.85" calcext:value-type="float">
            <text:p>16,3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ergy Management &amp; Program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138.28" calcext:value-type="float">
            <text:p>7,1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ergy Management &amp; Program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884414.39" calcext:value-type="float">
            <text:p>(8,884,4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ergy Management &amp; Program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163838.82" calcext:value-type="float">
            <text:p>28,163,8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ergy Management &amp; Program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19944" calcext:value-type="float">
            <text:p>4,319,9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ergy Management &amp; Program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65212.3" calcext:value-type="float">
            <text:p>4,165,2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ergy Management &amp; Program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72802.7" calcext:value-type="float">
            <text:p>1,572,8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ergy Management &amp; Program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80398" calcext:value-type="float">
            <text:p>(780,39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ergy Management &amp; Program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9543.56" calcext:value-type="float">
            <text:p>(239,54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0" office:value-type="string" calcext:value-type="string">
            <text:p>Environment &amp; Energy Outreach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2060.78" calcext:value-type="float">
            <text:p>(402,0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vironment &amp; Energy Outreach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27.52" calcext:value-type="float">
            <text:p>2,0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vironment &amp; Energy Outreach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6336.09" calcext:value-type="float">
            <text:p>46,3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vironment &amp; Energy Outreach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892.56" calcext:value-type="float">
            <text:p>48,8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vironment &amp; Energy Outreach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30000" calcext:value-type="float">
            <text:p>33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vironment &amp; Energy Outreach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50000" calcext:value-type="float">
            <text:p>(2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vironment &amp; Energy Outreach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73030.15" calcext:value-type="float">
            <text:p>773,0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vironment &amp; Energy Outreach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87348.16" calcext:value-type="float">
            <text:p>587,3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vironment &amp; Energy Outreach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9999.99" calcext:value-type="float">
            <text:p>(11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Environment &amp; Energy Outreach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0030.01" calcext:value-type="float">
            <text:p>(120,0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0" office:value-type="string" calcext:value-type="string">
            <text:p>Renewable Energy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68993.71" calcext:value-type="float">
            <text:p>(268,99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Renewable Energy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8000" calcext:value-type="float">
            <text:p>538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Renewable Energy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508.33" calcext:value-type="float">
            <text:p>26,5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Renewable Energy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000" calcext:value-type="float">
            <text:p>53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Renewable Energ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908.91" calcext:value-type="float">
            <text:p>15,9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Renewable Energy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18439.76" calcext:value-type="float">
            <text:p>718,4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Renewable Energy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7717.84" calcext:value-type="float">
            <text:p>317,7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Renewable Energy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12500" calcext:value-type="float">
            <text:p>(1,11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10" office:value-type="string" calcext:value-type="string">
            <text:p>Research &amp; Policy Develop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59642" calcext:value-type="float">
            <text:p>(459,64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Research &amp; Policy Develop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380.29" calcext:value-type="float">
            <text:p>19,3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Research &amp; Policy Develop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00" calcext:value-type="float">
            <text:p>2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Research &amp; Policy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76.75" calcext:value-type="float">
            <text:p>3,7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Research &amp; Policy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89927.62" calcext:value-type="float">
            <text:p>1,689,9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Environment &amp; Energy</text:p>
          </table:table-cell>
          <table:table-cell table:style-name="ce9" office:value-type="string" calcext:value-type="string">
            <text:p>Research &amp; Policy Develop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6859.35" calcext:value-type="float">
            <text:p>506,8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6" office:value-type="string" calcext:value-type="string">
            <text:p>CA-Facilities Management</text:p>
          </table:table-cell>
          <table:table-cell table:style-name="ce10" office:value-type="string" calcext:value-type="string">
            <text:p>Custodial Car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672" calcext:value-type="float">
            <text:p>12,6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Custodial Car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2011.17" calcext:value-type="float">
            <text:p>182,0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Custodial Care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0256.37" calcext:value-type="float">
            <text:p>(160,2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Custodial Car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4242.88" calcext:value-type="float">
            <text:p>194,2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Custodial Car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424920.67" calcext:value-type="float">
            <text:p>(12,424,9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Custodial Car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18797.9" calcext:value-type="float">
            <text:p>1,218,7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Custodial Car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116074.6" calcext:value-type="float">
            <text:p>21,116,0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Custodial Car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371469.64" calcext:value-type="float">
            <text:p>9,371,4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Custodial Car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3711.62" calcext:value-type="float">
            <text:p>(303,7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Custodial Car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46490.02" calcext:value-type="float">
            <text:p>(446,49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0" office:value-type="string" calcext:value-type="string">
            <text:p>Facilities Maintenan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2604" calcext:value-type="float">
            <text:p>212,6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Facilities Maintenan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8055.41" calcext:value-type="float">
            <text:p>328,0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Facilities Maintenance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5702.7" calcext:value-type="float">
            <text:p>(45,70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Facilities Maintenan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04892.76" calcext:value-type="float">
            <text:p>1,004,8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Facilities Maintenanc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483157.51" calcext:value-type="float">
            <text:p>(18,483,1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Facilities Maintenan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85667.92" calcext:value-type="float">
            <text:p>2,485,6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Facilities Maintenan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423507.74" calcext:value-type="float">
            <text:p>43,423,5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Facilities Maintenan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046179.76" calcext:value-type="float">
            <text:p>22,046,1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Facilities Maintenanc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74667.19" calcext:value-type="float">
            <text:p>(1,774,66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Facilities Maintenance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495624.29" calcext:value-type="float">
            <text:p>(9,495,62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Facilities Maintenanc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05419.1" calcext:value-type="float">
            <text:p>(605,41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10" office:value-type="string" calcext:value-type="string">
            <text:p>Security &amp; Safety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668" calcext:value-type="float">
            <text:p>55,6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Security &amp; Safety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633.56" calcext:value-type="float">
            <text:p>40,6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Security &amp; Safety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3911.46" calcext:value-type="float">
            <text:p>183,9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Security &amp; Safety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087993.09" calcext:value-type="float">
            <text:p>(6,087,99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Security &amp; Safet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1419.91" calcext:value-type="float">
            <text:p>121,4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Security &amp; Safety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101760.55" calcext:value-type="float">
            <text:p>14,101,7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Security &amp; Safety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78042.6" calcext:value-type="float">
            <text:p>5,378,0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Security &amp; Safety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93030.56" calcext:value-type="float">
            <text:p>(293,0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Security &amp; Safety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00000" calcext:value-type="float">
            <text:p>(8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Facilities Management</text:p>
          </table:table-cell>
          <table:table-cell table:style-name="ce9" office:value-type="string" calcext:value-type="string">
            <text:p>Security &amp; Safety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0.01" calcext:value-type="float">
            <text:p>(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Development &amp; Portfolio Plann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2973.08" calcext:value-type="float">
            <text:p>52,9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Development &amp; Portfolio Plann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33297.83" calcext:value-type="float">
            <text:p>833,2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Development &amp; Portfolio Plann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0217.99" calcext:value-type="float">
            <text:p>90,2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0" office:value-type="string" calcext:value-type="string">
            <text:p>Lease Manage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553327.82" calcext:value-type="float">
            <text:p>(4,553,32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Lease Manag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16654.12" calcext:value-type="float">
            <text:p>1,516,6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Lease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399.03" calcext:value-type="float">
            <text:p>27,3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Lease Manag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880.81" calcext:value-type="float">
            <text:p>47,8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Lease Manage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691262.19" calcext:value-type="float">
            <text:p>(5,691,26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Lease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0240.65" calcext:value-type="float">
            <text:p>130,2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Lease Manage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32233" calcext:value-type="float">
            <text:p>1,432,2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Lease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60974.63" calcext:value-type="float">
            <text:p>3,260,9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Lease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223420.67" calcext:value-type="float">
            <text:p>14,223,4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Lease Manage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762241" calcext:value-type="float">
            <text:p>(2,762,24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Lease Managemen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3800" calcext:value-type="float">
            <text:p>(73,8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Lease Manage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2392564.48" calcext:value-type="float">
            <text:p>(42,392,56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0" office:value-type="string" calcext:value-type="string">
            <text:p>Property Acquisi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212" calcext:value-type="float">
            <text:p>7,2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Acquisi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859.62" calcext:value-type="float">
            <text:p>6,8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Acquisi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0463.06" calcext:value-type="float">
            <text:p>90,4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Acquisi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111.24" calcext:value-type="float">
            <text:p>22,1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Acquisi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80367.51" calcext:value-type="float">
            <text:p>2,080,3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Acquisi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3325.84" calcext:value-type="float">
            <text:p>203,3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Acquisi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28226.84" calcext:value-type="float">
            <text:p>(928,22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0" office:value-type="string" calcext:value-type="string">
            <text:p>Property Appraisal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0000" calcext:value-type="float">
            <text:p>(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Appraisal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27.24" calcext:value-type="float">
            <text:p>2,2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Appraisal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7.03" calcext:value-type="float">
            <text:p>3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Appraisal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98.78" calcext:value-type="float">
            <text:p>3,9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Appraisal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05210.75" calcext:value-type="float">
            <text:p>1,705,2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Appraisal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7733.4" calcext:value-type="float">
            <text:p>257,7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Appraisal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10508.16" calcext:value-type="float">
            <text:p>(610,50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Appraisal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0.02" calcext:value-type="float">
            <text:p>(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10" office:value-type="string" calcext:value-type="string">
            <text:p>Property Disposal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45000" calcext:value-type="float">
            <text:p>(54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Disposal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353.39" calcext:value-type="float">
            <text:p>8,3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Disposal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24094" calcext:value-type="float">
            <text:p>(224,09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Disposal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71.58" calcext:value-type="float">
            <text:p>2,8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Disposal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49572.2" calcext:value-type="float">
            <text:p>1,649,5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acilities, Real Estate, Environment &amp; Energy</text:p>
          </table:table-cell>
          <table:table-cell table:style-name="ce3" office:value-type="string" calcext:value-type="string">
            <text:p>CA-Real Estate</text:p>
          </table:table-cell>
          <table:table-cell table:style-name="ce9" office:value-type="string" calcext:value-type="string">
            <text:p>Property Disposal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060.6" calcext:value-type="float">
            <text:p>40,061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Fire Services</text:p>
          </table:table-cell>
          <table:table-cell table:style-name="ce2" office:value-type="string" calcext:value-type="string">
            <text:p>Fire Rescue &amp; Emergency Response</text:p>
          </table:table-cell>
          <table:table-cell table:style-name="ce8" office:value-type="string" calcext:value-type="string">
            <text:p>Fire Rescue &amp; Emergency Response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8643674.96" calcext:value-type="float">
            <text:p>8,643,6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Fire Rescue &amp; Emergency Respons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40681.05" calcext:value-type="float">
            <text:p>540,6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Fire Rescue &amp; Emergency Respons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558621.72" calcext:value-type="float">
            <text:p>7,558,6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Fire Rescue &amp; Emergency Respons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0332.3" calcext:value-type="float">
            <text:p>(150,3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Fire Rescue &amp; Emergency Respons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374685.04" calcext:value-type="float">
            <text:p>8,374,6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Fire Rescue &amp; Emergency Respons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3998449.63" calcext:value-type="float">
            <text:p>373,998,4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Fire Rescue &amp; Emergency Respons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955100.54" calcext:value-type="float">
            <text:p>5,955,1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Fire Rescue &amp; Emergency Respons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2739.35" calcext:value-type="float">
            <text:p>(102,73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Fire Rescue &amp; Emergency Response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4856" calcext:value-type="float">
            <text:p>(144,8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ire Rescue &amp; Emergency Response</text:p>
          </table:table-cell>
          <table:table-cell table:style-name="ce9" office:value-type="string" calcext:value-type="string">
            <text:p>Fire Rescue &amp; Emergency Respons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040378.25" calcext:value-type="float">
            <text:p>(14,040,37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6" office:value-type="string" calcext:value-type="string">
            <text:p>FR-Disaster Response &amp; Event Support</text:p>
          </table:table-cell>
          <table:table-cell table:style-name="ce10" office:value-type="string" calcext:value-type="string">
            <text:p>Chemical, Biological, Radiological, Nuclear &amp; Exposive Resp.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3096.3" calcext:value-type="float">
            <text:p>143,0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9" office:value-type="string" calcext:value-type="string">
            <text:p>Chemical, Biological, Radiological, Nuclear &amp; Exposive Resp.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990.71" calcext:value-type="float">
            <text:p>10,9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9" office:value-type="string" calcext:value-type="string">
            <text:p>Chemical, Biological, Radiological, Nuclear &amp; Exposive Resp.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0000" calcext:value-type="float">
            <text:p>(1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9" office:value-type="string" calcext:value-type="string">
            <text:p>Chemical, Biological, Radiological, Nuclear &amp; Exposive Resp.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968.88" calcext:value-type="float">
            <text:p>17,9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9" office:value-type="string" calcext:value-type="string">
            <text:p>Chemical, Biological, Radiological, Nuclear &amp; Exposive Resp.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2271.19" calcext:value-type="float">
            <text:p>152,2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0" office:value-type="string" calcext:value-type="string">
            <text:p>Event Suppor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9" office:value-type="string" calcext:value-type="string">
            <text:p>Event Suppor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75.2" calcext:value-type="float">
            <text:p>3,5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9" office:value-type="string" calcext:value-type="string">
            <text:p>Event Suppor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3" calcext:value-type="float">
            <text:p>1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9" office:value-type="string" calcext:value-type="string">
            <text:p>Event Suppor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1089.15" calcext:value-type="float">
            <text:p>141,0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9" office:value-type="string" calcext:value-type="string">
            <text:p>Event Suppor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5.6" calcext:value-type="float">
            <text:p>4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10" office:value-type="string" calcext:value-type="string">
            <text:p>Heavy Urban Search &amp; Rescu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5351.72" calcext:value-type="float">
            <text:p>105,3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9" office:value-type="string" calcext:value-type="string">
            <text:p>Heavy Urban Search &amp; Rescu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9000" calcext:value-type="float">
            <text:p>69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9" office:value-type="string" calcext:value-type="string">
            <text:p>Heavy Urban Search &amp; Rescu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7300.36" calcext:value-type="float">
            <text:p>117,3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9" office:value-type="string" calcext:value-type="string">
            <text:p>Heavy Urban Search &amp; Rescue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0000" calcext:value-type="float">
            <text:p>(3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9" office:value-type="string" calcext:value-type="string">
            <text:p>Heavy Urban Search &amp; Rescu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8380.9" calcext:value-type="float">
            <text:p>578,3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Disaster Response &amp; Event Support</text:p>
          </table:table-cell>
          <table:table-cell table:style-name="ce9" office:value-type="string" calcext:value-type="string">
            <text:p>Heavy Urban Search &amp; Rescu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6258.32" calcext:value-type="float">
            <text:p>106,2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6" office:value-type="string" calcext:value-type="string">
            <text:p>FR-Fire Prevention, Inspection, &amp; Enforcement</text:p>
          </table:table-cell>
          <table:table-cell table:style-name="ce10" office:value-type="string" calcext:value-type="string">
            <text:p>Development Review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93.5" calcext:value-type="float">
            <text:p>2,4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9" office:value-type="string" calcext:value-type="string">
            <text:p>Development Review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3.41" calcext:value-type="float">
            <text:p>1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9" office:value-type="string" calcext:value-type="string">
            <text:p>Development Review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525.97" calcext:value-type="float">
            <text:p>4,5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9" office:value-type="string" calcext:value-type="string">
            <text:p>Development Review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15382.87" calcext:value-type="float">
            <text:p>915,3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9" office:value-type="string" calcext:value-type="string">
            <text:p>Development Review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2.16" calcext:value-type="float">
            <text:p>4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9" office:value-type="string" calcext:value-type="string">
            <text:p>Development Review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085.62" calcext:value-type="float">
            <text:p>(14,08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10" office:value-type="string" calcext:value-type="string">
            <text:p>Fire Code Enforc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5233.22" calcext:value-type="float">
            <text:p>205,2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9" office:value-type="string" calcext:value-type="string">
            <text:p>Fire Code Enforc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0993.47" calcext:value-type="float">
            <text:p>90,9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9" office:value-type="string" calcext:value-type="string">
            <text:p>Fire Code Enforc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6440.8" calcext:value-type="float">
            <text:p>266,4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9" office:value-type="string" calcext:value-type="string">
            <text:p>Fire Code Enforce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217.36" calcext:value-type="float">
            <text:p>(6,21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9" office:value-type="string" calcext:value-type="string">
            <text:p>Fire Code Enforc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4593.59" calcext:value-type="float">
            <text:p>394,5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9" office:value-type="string" calcext:value-type="string">
            <text:p>Fire Code Enforc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780167.46" calcext:value-type="float">
            <text:p>19,780,1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9" office:value-type="string" calcext:value-type="string">
            <text:p>Fire Code Enforc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1340.22" calcext:value-type="float">
            <text:p>121,3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Prevention, Inspection, &amp; Enforcement</text:p>
          </table:table-cell>
          <table:table-cell table:style-name="ce9" office:value-type="string" calcext:value-type="string">
            <text:p>Fire Code Enforce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59448.6" calcext:value-type="float">
            <text:p>(459,44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6" office:value-type="string" calcext:value-type="string">
            <text:p>FR-Fire Safety Education</text:p>
          </table:table-cell>
          <table:table-cell table:style-name="ce10" office:value-type="string" calcext:value-type="string">
            <text:p>Campaign Based Fire Educ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800" calcext:value-type="float">
            <text:p>7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9" office:value-type="string" calcext:value-type="string">
            <text:p>Campaign Based Fire Educ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677.88" calcext:value-type="float">
            <text:p>9,6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9" office:value-type="string" calcext:value-type="string">
            <text:p>Campaign Based Fire Educ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2437.43" calcext:value-type="float">
            <text:p>122,4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9" office:value-type="string" calcext:value-type="string">
            <text:p>Campaign Based Fire Educ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54.34" calcext:value-type="float">
            <text:p>(1,55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9" office:value-type="string" calcext:value-type="string">
            <text:p>Campaign Based Fire Educ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1851.99" calcext:value-type="float">
            <text:p>101,8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9" office:value-type="string" calcext:value-type="string">
            <text:p>Campaign Based Fire Educ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83135.94" calcext:value-type="float">
            <text:p>3,983,1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9" office:value-type="string" calcext:value-type="string">
            <text:p>Campaign Based Fire Educ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3351.67" calcext:value-type="float">
            <text:p>93,3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9" office:value-type="string" calcext:value-type="string">
            <text:p>Campaign Based Fire Education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02.91" calcext:value-type="float">
            <text:p>(1,00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10" office:value-type="string" calcext:value-type="string">
            <text:p>School Based Fire Educa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" calcext:value-type="float">
            <text:p>(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9" office:value-type="string" calcext:value-type="string">
            <text:p>School Based Fire Educ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93.5" calcext:value-type="float">
            <text:p>8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9" office:value-type="string" calcext:value-type="string">
            <text:p>School Based Fire Educ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258.6" calcext:value-type="float">
            <text:p>7,2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9" office:value-type="string" calcext:value-type="string">
            <text:p>School Based Fire Educ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626.75" calcext:value-type="float">
            <text:p>14,6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9" office:value-type="string" calcext:value-type="string">
            <text:p>School Based Fire Educ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85516.94" calcext:value-type="float">
            <text:p>585,5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re Services</text:p>
          </table:table-cell>
          <table:table-cell table:style-name="ce3" office:value-type="string" calcext:value-type="string">
            <text:p>FR-Fire Safety Education</text:p>
          </table:table-cell>
          <table:table-cell table:style-name="ce9" office:value-type="string" calcext:value-type="string">
            <text:p>School Based Fire Educ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055.47" calcext:value-type="float">
            <text:p>8,055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ire Services</text:p>
          </table:table-cell>
          <table:table-cell table:style-name="ce4" office:value-type="string" calcext:value-type="string">
            <text:p>FR-Fire Safety Education</text:p>
          </table:table-cell>
          <table:table-cell table:style-name="ce11" office:value-type="string" calcext:value-type="string">
            <text:p>School Based Fire Education</text:p>
          </table:table-cell>
          <table:table-cell table:style-name="ce7" office:value-type="string" calcext:value-type="string">
            <text:p>Sundry and Other Revenues</text:p>
          </table:table-cell>
          <table:table-cell table:style-name="ce16" office:value-type="string" calcext:value-type="string">
            <text:p>94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8061" calcext:value-type="float">
            <text:p>(8,0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6" office:value-type="string" calcext:value-type="string">
            <text:p>FL-Fleet Management</text:p>
          </table:table-cell>
          <table:table-cell table:style-name="ce10" office:value-type="string" calcext:value-type="string">
            <text:p>Fleet Acquisi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4414.59" calcext:value-type="float">
            <text:p>(164,4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Acquisi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6870.18" calcext:value-type="float">
            <text:p>826,8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Acquisi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1.53" calcext:value-type="float">
            <text:p>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Acquisi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886.79" calcext:value-type="float">
            <text:p>21,8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Acquisi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8051.4" calcext:value-type="float">
            <text:p>(168,05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Acquisi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87.67" calcext:value-type="float">
            <text:p>3,1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Acquisi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03521" calcext:value-type="float">
            <text:p>1,003,5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Acquisi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3043.63" calcext:value-type="float">
            <text:p>313,0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Acquisi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56663.23" calcext:value-type="float">
            <text:p>(856,66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Acquisi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0000" calcext:value-type="float">
            <text:p>(8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0" office:value-type="string" calcext:value-type="string">
            <text:p>Fleet Disposal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3145.48" calcext:value-type="float">
            <text:p>173,1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Disposal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75800" calcext:value-type="float">
            <text:p>(275,8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0" office:value-type="string" calcext:value-type="string">
            <text:p>Fleet Maintenance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38414.59" calcext:value-type="float">
            <text:p>38,4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Maintenan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8022.4" calcext:value-type="float">
            <text:p>88,0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Maintenan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691.97" calcext:value-type="float">
            <text:p>57,6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Maintenan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5934.09" calcext:value-type="float">
            <text:p>365,9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Maintenanc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2670596.47" calcext:value-type="float">
            <text:p>(32,670,59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Maintenan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673680.2" calcext:value-type="float">
            <text:p>9,673,6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Maintenan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467045.1" calcext:value-type="float">
            <text:p>15,467,0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Maintenan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54398.87" calcext:value-type="float">
            <text:p>6,054,3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Maintenanc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1272068.13" calcext:value-type="float">
            <text:p>1,272,0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Fleet Maintenance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90280" calcext:value-type="float">
            <text:p>(690,28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10" office:value-type="string" calcext:value-type="string">
            <text:p>Vehicle Safety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0" calcext:value-type="float">
            <text:p>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Vehicle Safety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00" calcext:value-type="float">
            <text:p>2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Vehicle Safet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752" calcext:value-type="float">
            <text:p>13,7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Vehicle Safety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57830.5" calcext:value-type="float">
            <text:p>1,157,8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Vehicle Safety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263.05" calcext:value-type="float">
            <text:p>10,2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leet Management</text:p>
          </table:table-cell>
          <table:table-cell table:style-name="ce9" office:value-type="string" calcext:value-type="string">
            <text:p>Vehicle Safety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92053.98" calcext:value-type="float">
            <text:p>(1,592,05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Acquisi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46.9" calcext:value-type="float">
            <text:p>2,4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Acquisi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8780.97" calcext:value-type="float">
            <text:p>68,7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Acquisi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435503.5" calcext:value-type="float">
            <text:p>(12,435,50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Acquisi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587624.34" calcext:value-type="float">
            <text:p>13,587,6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Acquisi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650.93" calcext:value-type="float">
            <text:p>13,6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Acquisi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6898.67" calcext:value-type="float">
            <text:p>106,8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Acquisi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69024.9" calcext:value-type="float">
            <text:p>(1,069,0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10" office:value-type="string" calcext:value-type="string">
            <text:p>Fuel Distribu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000" calcext:value-type="float">
            <text:p>(14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Distribu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58949.87" calcext:value-type="float">
            <text:p>1,558,9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Distribu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9.98" calcext:value-type="float">
            <text:p>3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Distribu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1629.32" calcext:value-type="float">
            <text:p>171,6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Distribu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87301.13" calcext:value-type="float">
            <text:p>(2,387,30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Distribu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91.04" calcext:value-type="float">
            <text:p>2,0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Distribu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9445.35" calcext:value-type="float">
            <text:p>409,4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leet Services</text:p>
          </table:table-cell>
          <table:table-cell table:style-name="ce3" office:value-type="string" calcext:value-type="string">
            <text:p>FL-Fuel Management</text:p>
          </table:table-cell>
          <table:table-cell table:style-name="ce9" office:value-type="string" calcext:value-type="string">
            <text:p>Fuel Distribu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6700.77" calcext:value-type="float">
            <text:p>296,701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Fleet Services</text:p>
          </table:table-cell>
          <table:table-cell table:style-name="ce4" office:value-type="string" calcext:value-type="string">
            <text:p>FL-Fuel Management</text:p>
          </table:table-cell>
          <table:table-cell table:style-name="ce11" office:value-type="string" calcext:value-type="string">
            <text:p>Fuel Distribution</text:p>
          </table:table-cell>
          <table:table-cell table:style-name="ce7" office:value-type="string" calcext:value-type="string">
            <text:p>Sundry and Other Revenues</text:p>
          </table:table-cell>
          <table:table-cell table:style-name="ce16" office:value-type="string" calcext:value-type="string">
            <text:p>94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358936.04" calcext:value-type="float">
            <text:p>(358,936)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eritage Toronto</text:p>
          </table:table-cell>
          <table:table-cell table:style-name="ce2" office:value-type="string" calcext:value-type="string">
            <text:p>Heritage Fundraising &amp; Partnership Development</text:p>
          </table:table-cell>
          <table:table-cell table:style-name="ce8" office:value-type="string" calcext:value-type="string">
            <text:p>Heritage Fundraising &amp; Partnership Development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632.89" calcext:value-type="float">
            <text:p>6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Fundraising &amp; Partnership Development</text:p>
          </table:table-cell>
          <table:table-cell table:style-name="ce9" office:value-type="string" calcext:value-type="string">
            <text:p>Heritage Fundraising &amp; Partnership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900" calcext:value-type="float">
            <text:p>24,9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Fundraising &amp; Partnership Development</text:p>
          </table:table-cell>
          <table:table-cell table:style-name="ce9" office:value-type="string" calcext:value-type="string">
            <text:p>Heritage Fundraising &amp; Partnership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8418.01" calcext:value-type="float">
            <text:p>238,4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Fundraising &amp; Partnership Development</text:p>
          </table:table-cell>
          <table:table-cell table:style-name="ce9" office:value-type="string" calcext:value-type="string">
            <text:p>Heritage Fundraising &amp; Partnership Develop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000" calcext:value-type="float">
            <text:p>(4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Fundraising &amp; Partnership Development</text:p>
          </table:table-cell>
          <table:table-cell table:style-name="ce9" office:value-type="string" calcext:value-type="string">
            <text:p>Heritage Fundraising &amp; Partnership Develop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1000" calcext:value-type="float">
            <text:p>(151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6" office:value-type="string" calcext:value-type="string">
            <text:p>Heritage Promotion &amp; Education</text:p>
          </table:table-cell>
          <table:table-cell table:style-name="ce10" office:value-type="string" calcext:value-type="string">
            <text:p>Heritage Promotion &amp; Educ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32.9" calcext:value-type="float">
            <text:p>6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Promotion &amp; Education</text:p>
          </table:table-cell>
          <table:table-cell table:style-name="ce9" office:value-type="string" calcext:value-type="string">
            <text:p>Heritage Promotion &amp; Education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8000" calcext:value-type="float">
            <text:p>(38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Promotion &amp; Education</text:p>
          </table:table-cell>
          <table:table-cell table:style-name="ce9" office:value-type="string" calcext:value-type="string">
            <text:p>Heritage Promotion &amp; Educ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987.05" calcext:value-type="float">
            <text:p>42,9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Promotion &amp; Education</text:p>
          </table:table-cell>
          <table:table-cell table:style-name="ce9" office:value-type="string" calcext:value-type="string">
            <text:p>Heritage Promotion &amp; Educ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2508.37" calcext:value-type="float">
            <text:p>302,5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Promotion &amp; Education</text:p>
          </table:table-cell>
          <table:table-cell table:style-name="ce9" office:value-type="string" calcext:value-type="string">
            <text:p>Heritage Promotion &amp; Educ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8300" calcext:value-type="float">
            <text:p>158,3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Heritage Toronto</text:p>
          </table:table-cell>
          <table:table-cell table:style-name="ce3" office:value-type="string" calcext:value-type="string">
            <text:p>Heritage Promotion &amp; Education</text:p>
          </table:table-cell>
          <table:table-cell table:style-name="ce9" office:value-type="string" calcext:value-type="string">
            <text:p>Heritage Promotion &amp; Educ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1500.01" calcext:value-type="float">
            <text:p>(161,5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Heritage Toronto</text:p>
          </table:table-cell>
          <table:table-cell table:style-name="ce4" office:value-type="string" calcext:value-type="string">
            <text:p>Heritage Promotion &amp; Education</text:p>
          </table:table-cell>
          <table:table-cell table:style-name="ce11" office:value-type="string" calcext:value-type="string">
            <text:p>Heritage Promotion &amp; Education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69000" calcext:value-type="float">
            <text:p>(69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6" office:value-type="string" calcext:value-type="string">
            <text:p>IT-Business IT Solutions</text:p>
          </table:table-cell>
          <table:table-cell table:style-name="ce10" office:value-type="string" calcext:value-type="string">
            <text:p>Authoritative Data Custodianship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713.6" calcext:value-type="float">
            <text:p>(40,7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Authoritative Data Custodianship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858.6" calcext:value-type="float">
            <text:p>(85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Authoritative Data Custodianship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907.42" calcext:value-type="float">
            <text:p>47,9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Authoritative Data Custodianship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29408.22" calcext:value-type="float">
            <text:p>(929,40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Authoritative Data Custodianship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668.26" calcext:value-type="float">
            <text:p>5,6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Authoritative Data Custodianship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26653.93" calcext:value-type="float">
            <text:p>3,126,6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Authoritative Data Custodianship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5568.08" calcext:value-type="float">
            <text:p>45,5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Authoritative Data Custodianship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2012.52" calcext:value-type="float">
            <text:p>(122,01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Authoritative Data Custodianship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0077.69" calcext:value-type="float">
            <text:p>(150,07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Authoritative Data Custodianship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8126.1" calcext:value-type="float">
            <text:p>(188,12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0" office:value-type="string" calcext:value-type="string">
            <text:p>IT Common Component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713.6" calcext:value-type="float">
            <text:p>(40,7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IT Common Component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47" calcext:value-type="float">
            <text:p>3,8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IT Common Component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457.42" calcext:value-type="float">
            <text:p>48,4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IT Common Component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68387.31" calcext:value-type="float">
            <text:p>(368,38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IT Common Component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166.99" calcext:value-type="float">
            <text:p>11,1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IT Common Component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15181.05" calcext:value-type="float">
            <text:p>3,215,1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IT Common Component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008.45" calcext:value-type="float">
            <text:p>107,0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IT Common Component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3207.52" calcext:value-type="float">
            <text:p>(73,20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IT Common Component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6239.38" calcext:value-type="float">
            <text:p>(236,23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0" office:value-type="string" calcext:value-type="string">
            <text:p>Solution Implementa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713.6" calcext:value-type="float">
            <text:p>(40,7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Implement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092.87" calcext:value-type="float">
            <text:p>13,0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Implement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907.42" calcext:value-type="float">
            <text:p>47,9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Implement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52161.68" calcext:value-type="float">
            <text:p>(1,752,16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Implement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064.22" calcext:value-type="float">
            <text:p>13,0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Implementa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8.68" calcext:value-type="float">
            <text:p>1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Implement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596078.54" calcext:value-type="float">
            <text:p>34,596,0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Implement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989.89" calcext:value-type="float">
            <text:p>26,9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Implementa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6805914.82" calcext:value-type="float">
            <text:p>(26,805,9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10" office:value-type="string" calcext:value-type="string">
            <text:p>Solution Sustain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713.6" calcext:value-type="float">
            <text:p>(40,7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Sustain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3390.18" calcext:value-type="float">
            <text:p>83,3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Sustain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907.42" calcext:value-type="float">
            <text:p>47,9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Sustain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99619.66" calcext:value-type="float">
            <text:p>(1,799,6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Sustain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768.05" calcext:value-type="float">
            <text:p>18,7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Sustain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7.88" calcext:value-type="float">
            <text:p>1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Sustain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592269.93" calcext:value-type="float">
            <text:p>8,592,2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Sustain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237052.26" calcext:value-type="float">
            <text:p>7,237,0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Business IT Solutions</text:p>
          </table:table-cell>
          <table:table-cell table:style-name="ce9" office:value-type="string" calcext:value-type="string">
            <text:p>Solution Sustainmen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60118.94" calcext:value-type="float">
            <text:p>(360,11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6" office:value-type="string" calcext:value-type="string">
            <text:p>IT-Computer &amp; Communications Technology Infrastructure</text:p>
          </table:table-cell>
          <table:table-cell table:style-name="ce10" office:value-type="string" calcext:value-type="string">
            <text:p>Computing Infrastructure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185857.95" calcext:value-type="float">
            <text:p>(3,185,8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Computing Infrastructur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1556.4" calcext:value-type="float">
            <text:p>(1,5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Computing Infrastructur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8291.23" calcext:value-type="float">
            <text:p>358,2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Computing Infrastructur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906.24" calcext:value-type="float">
            <text:p>55,9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Computing Infrastructur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06688.35" calcext:value-type="float">
            <text:p>(3,006,6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Computing Infrastructur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950.62" calcext:value-type="float">
            <text:p>10,9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Computing Infrastructur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.54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Computing Infrastructur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730247.62" calcext:value-type="float">
            <text:p>17,730,2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Computing Infrastructur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299313.89" calcext:value-type="float">
            <text:p>11,299,3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Computing Infrastructur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0808.84" calcext:value-type="float">
            <text:p>(90,80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Computing Infrastructure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71975.86" calcext:value-type="float">
            <text:p>(871,97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Computing Infrastructur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8800" calcext:value-type="float">
            <text:p>(208,8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10" office:value-type="string" calcext:value-type="string">
            <text:p>Network &amp; Telecommunication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413.05" calcext:value-type="float">
            <text:p>(16,41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Network &amp; Telecommunication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040" calcext:value-type="float">
            <text:p>11,0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Network &amp; Telecommunic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5066.37" calcext:value-type="float">
            <text:p>105,0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Network &amp; Telecommunica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4002.66" calcext:value-type="float">
            <text:p>64,0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Network &amp; Telecommunication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999813.54" calcext:value-type="float">
            <text:p>(4,999,8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Network &amp; Telecommunic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966.88" calcext:value-type="float">
            <text:p>21,9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Network &amp; Telecommunicatio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.6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Network &amp; Telecommunic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641389.99" calcext:value-type="float">
            <text:p>5,641,3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Network &amp; Telecommunic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204445.05" calcext:value-type="float">
            <text:p>7,204,4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Network &amp; Telecommunication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591.16" calcext:value-type="float">
            <text:p>(5,59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Computer &amp; Communications Technology Infrastructure</text:p>
          </table:table-cell>
          <table:table-cell table:style-name="ce9" office:value-type="string" calcext:value-type="string">
            <text:p>Network &amp; Telecommunication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59913.68" calcext:value-type="float">
            <text:p>(259,9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6" office:value-type="string" calcext:value-type="string">
            <text:p>IT-Enterprise IT Planning &amp; Client Services</text:p>
          </table:table-cell>
          <table:table-cell table:style-name="ce10" office:value-type="string" calcext:value-type="string">
            <text:p>Client Support, Advice &amp; Consulta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000" calcext:value-type="float">
            <text:p>(3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Client Support, Advice &amp; Consult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345.3" calcext:value-type="float">
            <text:p>47,3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Client Support, Advice &amp; Consult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1885.05" calcext:value-type="float">
            <text:p>61,8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Client Support, Advice &amp; Consult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4963.84" calcext:value-type="float">
            <text:p>64,9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Client Support, Advice &amp; Consult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09865.82" calcext:value-type="float">
            <text:p>(509,86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Client Support, Advice &amp; Consult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761.06" calcext:value-type="float">
            <text:p>17,7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Client Support, Advice &amp; Consult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416851.05" calcext:value-type="float">
            <text:p>13,416,8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Client Support, Advice &amp; Consult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9902.4" calcext:value-type="float">
            <text:p>179,9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Client Support, Advice &amp; Consult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4402.48" calcext:value-type="float">
            <text:p>(24,4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Client Support, Advice &amp; Consulta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59404.65" calcext:value-type="float">
            <text:p>(1,559,40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10" office:value-type="string" calcext:value-type="string">
            <text:p>Enterprise Planning &amp; Architecture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10713.6" calcext:value-type="float">
            <text:p>(310,7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Enterprise Planning &amp; Architectur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9736.35" calcext:value-type="float">
            <text:p>69,7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Enterprise Planning &amp; Architectur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7274.65" calcext:value-type="float">
            <text:p>277,2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Enterprise Planning &amp; Architectur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9834.29" calcext:value-type="float">
            <text:p>59,8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Enterprise Planning &amp; Architectur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51365.13" calcext:value-type="float">
            <text:p>(1,151,36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Enterprise Planning &amp; Architectur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921.2" calcext:value-type="float">
            <text:p>12,9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Enterprise Planning &amp; Architectur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23212.95" calcext:value-type="float">
            <text:p>7,023,2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Enterprise Planning &amp; Architectur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7295.29" calcext:value-type="float">
            <text:p>327,2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Enterprise Planning &amp; Architectur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10326.45" calcext:value-type="float">
            <text:p>(410,32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Enterprise Planning &amp; Architecture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29580.53" calcext:value-type="float">
            <text:p>(629,58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IT Project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27.67" calcext:value-type="float">
            <text:p>3,4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IT Project Manag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907.42" calcext:value-type="float">
            <text:p>47,9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IT Project Manage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008.33" calcext:value-type="float">
            <text:p>(11,00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IT Project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15.96" calcext:value-type="float">
            <text:p>2,8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IT Project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63841.4" calcext:value-type="float">
            <text:p>3,463,8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ormation &amp; Technology</text:p>
          </table:table-cell>
          <table:table-cell table:style-name="ce3" office:value-type="string" calcext:value-type="string">
            <text:p>IT-Enterprise IT Planning &amp; Client Services</text:p>
          </table:table-cell>
          <table:table-cell table:style-name="ce9" office:value-type="string" calcext:value-type="string">
            <text:p>IT Project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667.32" calcext:value-type="float">
            <text:p>11,667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Information &amp; Technology</text:p>
          </table:table-cell>
          <table:table-cell table:style-name="ce4" office:value-type="string" calcext:value-type="string">
            <text:p>IT-Enterprise IT Planning &amp; Client Services</text:p>
          </table:table-cell>
          <table:table-cell table:style-name="ce11" office:value-type="string" calcext:value-type="string">
            <text:p>IT Project Management</text:p>
          </table:table-cell>
          <table:table-cell table:style-name="ce7" office:value-type="string" calcext:value-type="string">
            <text:p>Transfers From Capital</text:p>
          </table:table-cell>
          <table:table-cell table:style-name="ce16" office:value-type="string" calcext:value-type="string">
            <text:p>92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1353369.26" calcext:value-type="float">
            <text:p>(1,353,369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Integrity Commissioner's Office</text:p>
          </table:table-cell>
          <table:table-cell table:style-name="ce8" office:value-type="string" calcext:value-type="string">
            <text:p>Integrity Commissioner's Office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4365.48" calcext:value-type="float">
            <text:p>4,365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Integrity Commissioner's Office</text:p>
          </table:table-cell>
          <table:table-cell table:style-name="ce9" office:value-type="string" calcext:value-type="string">
            <text:p>Integrity Commissioner's Offi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.17" calcext:value-type="float">
            <text:p>53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Integrity Commissioner's Office</text:p>
          </table:table-cell>
          <table:table-cell table:style-name="ce9" office:value-type="string" calcext:value-type="string">
            <text:p>Integrity Commissioner's Offi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Integrity Commissioner's Office</text:p>
          </table:table-cell>
          <table:table-cell table:style-name="ce9" office:value-type="string" calcext:value-type="string">
            <text:p>Integrity Commissioner's Offi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75.8" calcext:value-type="float">
            <text:p>1,576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Integrity Commissioner's Office</text:p>
          </table:table-cell>
          <table:table-cell table:style-name="ce9" office:value-type="string" calcext:value-type="string">
            <text:p>Integrity Commissioner's Offi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55220.83" calcext:value-type="float">
            <text:p>455,221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Integrity Commissioner's Office</text:p>
          </table:table-cell>
          <table:table-cell table:style-name="ce11" office:value-type="string" calcext:value-type="string">
            <text:p>Integrity Commissioner's Office</text:p>
          </table:table-cell>
          <table:table-cell table:style-name="ce7" office:value-type="string" calcext:value-type="string">
            <text:p>Service And Rent</text:p>
          </table:table-cell>
          <table:table-cell table:style-name="ce16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19" office:value-type="float" office:value="17618.32" calcext:value-type="float">
            <text:p>17,618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egal Services</text:p>
          </table:table-cell>
          <table:table-cell table:style-name="ce2" office:value-type="string" calcext:value-type="string">
            <text:p>Civil Litigation</text:p>
          </table:table-cell>
          <table:table-cell table:style-name="ce8" office:value-type="string" calcext:value-type="string">
            <text:p>Civil Litigation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700000" calcext:value-type="float">
            <text:p>(7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Civil Litigation</text:p>
          </table:table-cell>
          <table:table-cell table:style-name="ce9" office:value-type="string" calcext:value-type="string">
            <text:p>Civil Litig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935.64" calcext:value-type="float">
            <text:p>22,9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Civil Litigation</text:p>
          </table:table-cell>
          <table:table-cell table:style-name="ce9" office:value-type="string" calcext:value-type="string">
            <text:p>Civil Litig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439.81" calcext:value-type="float">
            <text:p>10,4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Civil Litigation</text:p>
          </table:table-cell>
          <table:table-cell table:style-name="ce9" office:value-type="string" calcext:value-type="string">
            <text:p>Civil Litig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391940" calcext:value-type="float">
            <text:p>(5,391,9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Civil Litigation</text:p>
          </table:table-cell>
          <table:table-cell table:style-name="ce9" office:value-type="string" calcext:value-type="string">
            <text:p>Civil Litig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1827.3" calcext:value-type="float">
            <text:p>91,8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Civil Litigation</text:p>
          </table:table-cell>
          <table:table-cell table:style-name="ce9" office:value-type="string" calcext:value-type="string">
            <text:p>Civil Litig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129692.85" calcext:value-type="float">
            <text:p>13,129,6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Civil Litigation</text:p>
          </table:table-cell>
          <table:table-cell table:style-name="ce9" office:value-type="string" calcext:value-type="string">
            <text:p>Civil Litig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30423.42" calcext:value-type="float">
            <text:p>630,4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6" office:value-type="string" calcext:value-type="string">
            <text:p>Prosecution</text:p>
          </table:table-cell>
          <table:table-cell table:style-name="ce10" office:value-type="string" calcext:value-type="string">
            <text:p>Prosecu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935.64" calcext:value-type="float">
            <text:p>22,9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Prosecution</text:p>
          </table:table-cell>
          <table:table-cell table:style-name="ce9" office:value-type="string" calcext:value-type="string">
            <text:p>Prosecu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356.32" calcext:value-type="float">
            <text:p>14,3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Prosecution</text:p>
          </table:table-cell>
          <table:table-cell table:style-name="ce9" office:value-type="string" calcext:value-type="string">
            <text:p>Prosecu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685200" calcext:value-type="float">
            <text:p>6,685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Prosecution</text:p>
          </table:table-cell>
          <table:table-cell table:style-name="ce9" office:value-type="string" calcext:value-type="string">
            <text:p>Prosecu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842690.64" calcext:value-type="float">
            <text:p>(13,842,69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Prosecution</text:p>
          </table:table-cell>
          <table:table-cell table:style-name="ce9" office:value-type="string" calcext:value-type="string">
            <text:p>Prosecu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9571.21" calcext:value-type="float">
            <text:p>109,5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Prosecution</text:p>
          </table:table-cell>
          <table:table-cell table:style-name="ce9" office:value-type="string" calcext:value-type="string">
            <text:p>Prosecu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042164.56" calcext:value-type="float">
            <text:p>9,042,1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Prosecution</text:p>
          </table:table-cell>
          <table:table-cell table:style-name="ce9" office:value-type="string" calcext:value-type="string">
            <text:p>Prosecu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4288.76" calcext:value-type="float">
            <text:p>184,2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6" office:value-type="string" calcext:value-type="string">
            <text:p>Solicitor</text:p>
          </table:table-cell>
          <table:table-cell table:style-name="ce10" office:value-type="string" calcext:value-type="string">
            <text:p>Solicitor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1246" calcext:value-type="float">
            <text:p>(201,24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9" office:value-type="string" calcext:value-type="string">
            <text:p>Solicitor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630.59" calcext:value-type="float">
            <text:p>23,6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9" office:value-type="string" calcext:value-type="string">
            <text:p>Solicitor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762.2" calcext:value-type="float">
            <text:p>38,7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9" office:value-type="string" calcext:value-type="string">
            <text:p>Solicitor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000" calcext:value-type="float">
            <text:p>53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9" office:value-type="string" calcext:value-type="string">
            <text:p>Solicitor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35945" calcext:value-type="float">
            <text:p>(3,035,94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9" office:value-type="string" calcext:value-type="string">
            <text:p>Solicitor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0612.25" calcext:value-type="float">
            <text:p>240,6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9" office:value-type="string" calcext:value-type="string">
            <text:p>Solicitor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333617.9" calcext:value-type="float">
            <text:p>19,333,6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9" office:value-type="string" calcext:value-type="string">
            <text:p>Solicitor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95890.99" calcext:value-type="float">
            <text:p>595,8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9" office:value-type="string" calcext:value-type="string">
            <text:p>Solicitor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408314" calcext:value-type="float">
            <text:p>(3,408,3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egal Services</text:p>
          </table:table-cell>
          <table:table-cell table:style-name="ce3" office:value-type="string" calcext:value-type="string">
            <text:p>Solicitor</text:p>
          </table:table-cell>
          <table:table-cell table:style-name="ce9" office:value-type="string" calcext:value-type="string">
            <text:p>Solicitor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22621" calcext:value-type="float">
            <text:p>(1,322,621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egal Services</text:p>
          </table:table-cell>
          <table:table-cell table:style-name="ce4" office:value-type="string" calcext:value-type="string">
            <text:p>Solicitor</text:p>
          </table:table-cell>
          <table:table-cell table:style-name="ce11" office:value-type="string" calcext:value-type="string">
            <text:p>Solicitor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2529571" calcext:value-type="float">
            <text:p>(2,529,571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ng Term Care Homes &amp; Services</text:p>
          </table:table-cell>
          <table:table-cell table:style-name="ce2" office:value-type="string" calcext:value-type="string">
            <text:p>HA-Communtiy Based Long-Term Care</text:p>
          </table:table-cell>
          <table:table-cell table:style-name="ce8" office:value-type="string" calcext:value-type="string">
            <text:p>Adult Day Program</text:p>
          </table:table-cell>
          <table:table-cell table:style-name="ce2" office:value-type="string" calcext:value-type="string">
            <text:p>Materials &amp; Supplies</text:p>
          </table:table-cell>
          <table:table-cell table:style-name="ce8" office:value-type="string" calcext:value-type="string">
            <text:p>20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9700" calcext:value-type="float">
            <text:p>9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Adult Day Program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8600" calcext:value-type="float">
            <text:p>138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Adult Day Program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74900" calcext:value-type="float">
            <text:p>(1,374,9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Adult Day Program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02902.01" calcext:value-type="float">
            <text:p>1,202,9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Adult Day Program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6664.56" calcext:value-type="float">
            <text:p>236,6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Adult Day Program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13000" calcext:value-type="float">
            <text:p>(213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Homemakers &amp; Nurses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000" calcext:value-type="float">
            <text:p>11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Homemakers &amp; Nurses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00" calcext:value-type="float">
            <text:p>3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Homemakers &amp; Nurses Service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76300" calcext:value-type="float">
            <text:p>(4,076,3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Homemakers &amp; Nurses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09814.68" calcext:value-type="float">
            <text:p>1,309,8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Homemakers &amp; Nurses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47285" calcext:value-type="float">
            <text:p>4,147,2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10" office:value-type="string" calcext:value-type="string">
            <text:p>Supportive Housing Servic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700" calcext:value-type="float">
            <text:p>21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Supportive Housing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800" calcext:value-type="float">
            <text:p>14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Supportive Housing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350" calcext:value-type="float">
            <text:p>9,3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Supportive Housing Service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900" calcext:value-type="float">
            <text:p>22,9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Supportive Housing Service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287900" calcext:value-type="float">
            <text:p>(5,287,9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Supportive Housing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75482.25" calcext:value-type="float">
            <text:p>1,375,4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HA-Communtiy Based Long-Term Care</text:p>
          </table:table-cell>
          <table:table-cell table:style-name="ce9" office:value-type="string" calcext:value-type="string">
            <text:p>Supportive Housing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43703.36" calcext:value-type="float">
            <text:p>3,843,7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6" office:value-type="string" calcext:value-type="string">
            <text:p>Long Term Care Homes</text:p>
          </table:table-cell>
          <table:table-cell table:style-name="ce10" office:value-type="string" calcext:value-type="string">
            <text:p>Long Term Care Home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3400" calcext:value-type="float">
            <text:p>(103,4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9" office:value-type="string" calcext:value-type="string">
            <text:p>Long Term Care Hom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01531.92" calcext:value-type="float">
            <text:p>1,901,5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9" office:value-type="string" calcext:value-type="string">
            <text:p>Long Term Care Hom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55800" calcext:value-type="float">
            <text:p>2,855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9" office:value-type="string" calcext:value-type="string">
            <text:p>Long Term Care Hom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99429.91" calcext:value-type="float">
            <text:p>599,4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9" office:value-type="string" calcext:value-type="string">
            <text:p>Long Term Care Hom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9700" calcext:value-type="float">
            <text:p>(89,7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9" office:value-type="string" calcext:value-type="string">
            <text:p>Long Term Care Hom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797200" calcext:value-type="float">
            <text:p>19,797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9" office:value-type="string" calcext:value-type="string">
            <text:p>Long Term Care Home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63200" calcext:value-type="float">
            <text:p>(63,2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9" office:value-type="string" calcext:value-type="string">
            <text:p>Long Term Care Home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2944723.43" calcext:value-type="float">
            <text:p>(142,944,72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9" office:value-type="string" calcext:value-type="string">
            <text:p>Long Term Care Hom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2916701.78" calcext:value-type="float">
            <text:p>202,916,7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9" office:value-type="string" calcext:value-type="string">
            <text:p>Long Term Care Hom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384854.38" calcext:value-type="float">
            <text:p>12,384,8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9" office:value-type="string" calcext:value-type="string">
            <text:p>Long Term Care Hom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9000" calcext:value-type="float">
            <text:p>(139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Long Term Care Homes &amp; Services</text:p>
          </table:table-cell>
          <table:table-cell table:style-name="ce3" office:value-type="string" calcext:value-type="string">
            <text:p>Long Term Care Homes</text:p>
          </table:table-cell>
          <table:table-cell table:style-name="ce9" office:value-type="string" calcext:value-type="string">
            <text:p>Long Term Care Home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60000" calcext:value-type="float">
            <text:p>(260,0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Long Term Care Homes &amp; Services</text:p>
          </table:table-cell>
          <table:table-cell table:style-name="ce4" office:value-type="string" calcext:value-type="string">
            <text:p>Long Term Care Homes</text:p>
          </table:table-cell>
          <table:table-cell table:style-name="ce11" office:value-type="string" calcext:value-type="string">
            <text:p>Long Term Care Home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50987800" calcext:value-type="float">
            <text:p>(50,987,800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Mayor's Office</text:p>
          </table:table-cell>
          <table:table-cell table:style-name="ce8" office:value-type="string" calcext:value-type="string">
            <text:p>Mayor's Office</text:p>
          </table:table-cell>
          <table:table-cell table:style-name="ce2" office:value-type="string" calcext:value-type="string">
            <text:p>Inter-Divisional Charges</text:p>
          </table:table-cell>
          <table:table-cell table:style-name="ce8" office:value-type="string" calcext:value-type="string">
            <text:p>70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7047" calcext:value-type="float">
            <text:p>7,047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Mayor's Office</text:p>
          </table:table-cell>
          <table:table-cell table:style-name="ce9" office:value-type="string" calcext:value-type="string">
            <text:p>Mayor's Offi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00" calcext:value-type="float">
            <text:p>4,8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Mayor's Office</text:p>
          </table:table-cell>
          <table:table-cell table:style-name="ce9" office:value-type="string" calcext:value-type="string">
            <text:p>Mayor's Offi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00853.53" calcext:value-type="float">
            <text:p>2,200,854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Mayor's Office</text:p>
          </table:table-cell>
          <table:table-cell table:style-name="ce11" office:value-type="string" calcext:value-type="string">
            <text:p>Mayor's Office</text:p>
          </table:table-cell>
          <table:table-cell table:style-name="ce7" office:value-type="string" calcext:value-type="string">
            <text:p>Service And Rent</text:p>
          </table:table-cell>
          <table:table-cell table:style-name="ce16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19" office:value-type="float" office:value="84409.4" calcext:value-type="float">
            <text:p>84,40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Municipal Licensing &amp; Standards</text:p>
          </table:table-cell>
          <table:table-cell table:style-name="ce2" office:value-type="string" calcext:value-type="string">
            <text:p>MS-Animal Care, Control &amp; Sheltering</text:p>
          </table:table-cell>
          <table:table-cell table:style-name="ce8" office:value-type="string" calcext:value-type="string">
            <text:p>Animal Mobile Response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26844.12" calcext:value-type="float">
            <text:p>26,8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Mobile Respons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46.42" calcext:value-type="float">
            <text:p>5,5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Mobile Respons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0397.06" calcext:value-type="float">
            <text:p>290,3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Mobile Response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32754.48" calcext:value-type="float">
            <text:p>(732,75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Mobile Respons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8880.24" calcext:value-type="float">
            <text:p>228,8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Mobile Respons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871.47" calcext:value-type="float">
            <text:p>13,8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Mobile Respons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87294.05" calcext:value-type="float">
            <text:p>3,887,2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Mobile Respons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0309.18" calcext:value-type="float">
            <text:p>280,3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Mobile Respons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9761.81" calcext:value-type="float">
            <text:p>(209,76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Mobile Respons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2276.59" calcext:value-type="float">
            <text:p>(62,2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0" office:value-type="string" calcext:value-type="string">
            <text:p>Animal Sheltering &amp; Adop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00.02" calcext:value-type="float">
            <text:p>(4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Sheltering &amp; Adop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401.71" calcext:value-type="float">
            <text:p>21,4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Sheltering &amp; Adop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174.62" calcext:value-type="float">
            <text:p>13,1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Sheltering &amp; Adop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3063.23" calcext:value-type="float">
            <text:p>143,0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Sheltering &amp; Adoption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8328.18" calcext:value-type="float">
            <text:p>(98,32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Sheltering &amp; Adop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4161.61" calcext:value-type="float">
            <text:p>244,1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Sheltering &amp; Adop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735.99" calcext:value-type="float">
            <text:p>7,7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Sheltering &amp; Adop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89117.99" calcext:value-type="float">
            <text:p>1,789,1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Sheltering &amp; Adop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1038" calcext:value-type="float">
            <text:p>311,0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Sheltering &amp; Adop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9209.51" calcext:value-type="float">
            <text:p>(159,2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Animal Sheltering &amp; Adoption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5704.16" calcext:value-type="float">
            <text:p>(235,70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0" office:value-type="string" calcext:value-type="string">
            <text:p>Cat &amp; Dog Licens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516.89" calcext:value-type="float">
            <text:p>10,5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Cat &amp; Dog Licens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97.5" calcext:value-type="float">
            <text:p>5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Cat &amp; Dog Licens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070.44" calcext:value-type="float">
            <text:p>43,0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Cat &amp; Dog Licensing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45160.84" calcext:value-type="float">
            <text:p>(845,1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Cat &amp; Dog Licens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675.17" calcext:value-type="float">
            <text:p>4,6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Cat &amp; Dog Licens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510.03" calcext:value-type="float">
            <text:p>24,5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Cat &amp; Dog Licens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0989.92" calcext:value-type="float">
            <text:p>360,9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Cat &amp; Dog Licens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480.17" calcext:value-type="float">
            <text:p>36,4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Cat &amp; Dog Licens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157.42" calcext:value-type="float">
            <text:p>(3,15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Cat &amp; Dog Licens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85.41" calcext:value-type="float">
            <text:p>(4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10" office:value-type="string" calcext:value-type="string">
            <text:p>Veterinary Care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000.02" calcext:value-type="float">
            <text:p>(6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Veterinary Car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959.29" calcext:value-type="float">
            <text:p>15,9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Veterinary Car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481.48" calcext:value-type="float">
            <text:p>22,4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Veterinary Car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4653.8" calcext:value-type="float">
            <text:p>74,6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Veterinary Care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110.14" calcext:value-type="float">
            <text:p>(17,1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Veterinary Car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3463.37" calcext:value-type="float">
            <text:p>273,4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Veterinary Car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82.5" calcext:value-type="float">
            <text:p>3,8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Veterinary Car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48021.54" calcext:value-type="float">
            <text:p>1,648,0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Veterinary Car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5482.98" calcext:value-type="float">
            <text:p>285,4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Veterinary Car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8785.46" calcext:value-type="float">
            <text:p>(88,7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Animal Care, Control &amp; Sheltering</text:p>
          </table:table-cell>
          <table:table-cell table:style-name="ce9" office:value-type="string" calcext:value-type="string">
            <text:p>Veterinary Car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26571.99" calcext:value-type="float">
            <text:p>(326,57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6" office:value-type="string" calcext:value-type="string">
            <text:p>MS-Business Licensing, Enforcement, &amp; Permitting</text:p>
          </table:table-cell>
          <table:table-cell table:style-name="ce10" office:value-type="string" calcext:value-type="string">
            <text:p>Business &amp; Trade Licens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686.18" calcext:value-type="float">
            <text:p>12,6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&amp; Trade Licens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67.5" calcext:value-type="float">
            <text:p>3,5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&amp; Trade Licens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62671.48" calcext:value-type="float">
            <text:p>1,062,6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&amp; Trade Licensing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855461.14" calcext:value-type="float">
            <text:p>(10,855,4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&amp; Trade Licens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407.68" calcext:value-type="float">
            <text:p>23,4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&amp; Trade Licens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8540" calcext:value-type="float">
            <text:p>108,5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&amp; Trade Licens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95211.67" calcext:value-type="float">
            <text:p>1,895,2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&amp; Trade Licens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5870.31" calcext:value-type="float">
            <text:p>45,8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&amp; Trade Licens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2909.73" calcext:value-type="float">
            <text:p>(32,9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&amp; Trade Licens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43574.28" calcext:value-type="float">
            <text:p>(543,57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0" office:value-type="string" calcext:value-type="string">
            <text:p>Business Permitt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686.18" calcext:value-type="float">
            <text:p>12,6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Permitt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60.5" calcext:value-type="float">
            <text:p>6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Permitt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1080.6" calcext:value-type="float">
            <text:p>221,0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Permitting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88627.29" calcext:value-type="float">
            <text:p>(1,688,62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Permit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35.2" calcext:value-type="float">
            <text:p>3,9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Permitt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884" calcext:value-type="float">
            <text:p>16,8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Permit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4234.21" calcext:value-type="float">
            <text:p>424,2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Permit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380.64" calcext:value-type="float">
            <text:p>6,3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Permitt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119.29" calcext:value-type="float">
            <text:p>(5,11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Business Permitt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4556" calcext:value-type="float">
            <text:p>(84,5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0" office:value-type="string" calcext:value-type="string">
            <text:p>Licensing Tribunal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9.5" calcext:value-type="float">
            <text:p>2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Licensing Tribunal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9430.88" calcext:value-type="float">
            <text:p>59,4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Licensing Tribunal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23697.4" calcext:value-type="float">
            <text:p>(723,69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Licensing Tribunal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24.3" calcext:value-type="float">
            <text:p>1,5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Licensing Tribunal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236" calcext:value-type="float">
            <text:p>7,2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Licensing Tribunal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3400.62" calcext:value-type="float">
            <text:p>113,4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Licensing Tribunal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4.14" calcext:value-type="float">
            <text:p>1,2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Licensing Tribunal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193.99" calcext:value-type="float">
            <text:p>(2,19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Licensing Tribunal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6238.29" calcext:value-type="float">
            <text:p>(36,2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10" office:value-type="string" calcext:value-type="string">
            <text:p>Taxi &amp; Livery Licens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372.36" calcext:value-type="float">
            <text:p>25,3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Taxi &amp; Livery Licens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296.52" calcext:value-type="float">
            <text:p>16,2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Taxi &amp; Livery Licens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21511.6" calcext:value-type="float">
            <text:p>1,421,5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Taxi &amp; Livery Licensing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855461.14" calcext:value-type="float">
            <text:p>(10,855,4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Taxi &amp; Livery Licens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388.12" calcext:value-type="float">
            <text:p>42,3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Taxi &amp; Livery Licens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8540" calcext:value-type="float">
            <text:p>108,5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Taxi &amp; Livery Licens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32752.65" calcext:value-type="float">
            <text:p>3,532,7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Taxi &amp; Livery Licens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069.86" calcext:value-type="float">
            <text:p>47,0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Taxi &amp; Livery Licens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2909.73" calcext:value-type="float">
            <text:p>(32,9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usiness Licensing, Enforcement, &amp; Permitting</text:p>
          </table:table-cell>
          <table:table-cell table:style-name="ce9" office:value-type="string" calcext:value-type="string">
            <text:p>Taxi &amp; Livery Licens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43574.29" calcext:value-type="float">
            <text:p>(543,57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6" office:value-type="string" calcext:value-type="string">
            <text:p>MS-By-Law Enforcement</text:p>
          </table:table-cell>
          <table:table-cell table:style-name="ce10" office:value-type="string" calcext:value-type="string">
            <text:p>Animal By-Law Enforc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74.47" calcext:value-type="float">
            <text:p>5,0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Animal By-Law Enforc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Animal By-Law Enforc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593.15" calcext:value-type="float">
            <text:p>57,5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Animal By-Law Enforcement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86398.89" calcext:value-type="float">
            <text:p>(286,3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Animal By-Law Enforc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827.65" calcext:value-type="float">
            <text:p>7,8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Animal By-Law Enforc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23353.71" calcext:value-type="float">
            <text:p>1,223,3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Animal By-Law Enforc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314.56" calcext:value-type="float">
            <text:p>11,3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0" office:value-type="string" calcext:value-type="string">
            <text:p>License &amp; Permit Enforc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3430.92" calcext:value-type="float">
            <text:p>63,4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License &amp; Permit Enforc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20.98" calcext:value-type="float">
            <text:p>5,7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License &amp; Permit Enforc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4097.11" calcext:value-type="float">
            <text:p>184,0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License &amp; Permit Enforc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780.37" calcext:value-type="float">
            <text:p>30,7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License &amp; Permit Enforc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07717.75" calcext:value-type="float">
            <text:p>6,707,7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License &amp; Permit Enforc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0067.79" calcext:value-type="float">
            <text:p>120,0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0" office:value-type="string" calcext:value-type="string">
            <text:p>Parks By-Law Enforc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686.18" calcext:value-type="float">
            <text:p>12,6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Parks By-Law Enforc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7" calcext:value-type="float">
            <text:p>1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Parks By-Law Enforc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826.64" calcext:value-type="float">
            <text:p>51,8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Parks By-Law Enforc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307.72" calcext:value-type="float">
            <text:p>6,3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Parks By-Law Enforc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63087.15" calcext:value-type="float">
            <text:p>1,763,0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Parks By-Law Enforc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078.91" calcext:value-type="float">
            <text:p>22,0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10" office:value-type="string" calcext:value-type="string">
            <text:p>Waste By-Law Enforc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372.36" calcext:value-type="float">
            <text:p>25,3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Waste By-Law Enforc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084" calcext:value-type="float">
            <text:p>23,0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Waste By-Law Enforc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8203.08" calcext:value-type="float">
            <text:p>608,2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Waste By-Law Enforce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91461" calcext:value-type="float">
            <text:p>(1,491,4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Waste By-Law Enforc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7376.99" calcext:value-type="float">
            <text:p>147,3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Waste By-Law Enforc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93226.89" calcext:value-type="float">
            <text:p>4,493,2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By-Law Enforcement</text:p>
          </table:table-cell>
          <table:table-cell table:style-name="ce9" office:value-type="string" calcext:value-type="string">
            <text:p>Waste By-Law Enforc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6352.71" calcext:value-type="float">
            <text:p>196,3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6" office:value-type="string" calcext:value-type="string">
            <text:p>MS-Property Standards, Inspection &amp; Compliance</text:p>
          </table:table-cell>
          <table:table-cell table:style-name="ce10" office:value-type="string" calcext:value-type="string">
            <text:p>Exemptions &amp; Permit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611.71" calcext:value-type="float">
            <text:p>7,6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Exemptions &amp; Permit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490.99" calcext:value-type="float">
            <text:p>82,4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Exemptions &amp; Permit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1988.73" calcext:value-type="float">
            <text:p>161,9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Exemptions &amp; Permit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3523.6" calcext:value-type="float">
            <text:p>(43,52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Exemptions &amp; Permit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265.21" calcext:value-type="float">
            <text:p>34,2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Exemptions &amp; Permit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19545.86" calcext:value-type="float">
            <text:p>2,519,5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Exemptions &amp; Permit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9344.89" calcext:value-type="float">
            <text:p>69,3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Exemptions &amp; Permit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9013.02" calcext:value-type="float">
            <text:p>(109,01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0" office:value-type="string" calcext:value-type="string">
            <text:p>Property Maintenan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058.55" calcext:value-type="float">
            <text:p>38,0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Maintenan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4170.22" calcext:value-type="float">
            <text:p>124,1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Maintenan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4868.5" calcext:value-type="float">
            <text:p>284,8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Maintenance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5285.4" calcext:value-type="float">
            <text:p>(65,2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Maintenan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2722.76" calcext:value-type="float">
            <text:p>52,7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Maintenan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85904.12" calcext:value-type="float">
            <text:p>4,185,9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Maintenan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5837.09" calcext:value-type="float">
            <text:p>115,8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Maintenanc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4025.47" calcext:value-type="float">
            <text:p>(164,0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0" office:value-type="string" calcext:value-type="string">
            <text:p>Property Standards, Inspection &amp; Enforc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372.36" calcext:value-type="float">
            <text:p>25,3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Standards, Inspection &amp; Enforc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901.72" calcext:value-type="float">
            <text:p>125,9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Standards, Inspection &amp; Enforc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8031.02" calcext:value-type="float">
            <text:p>288,0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Standards, Inspection &amp; Enforcement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5285.4" calcext:value-type="float">
            <text:p>(65,2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Standards, Inspection &amp; Enforc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9902.44" calcext:value-type="float">
            <text:p>59,9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Standards, Inspection &amp; Enforc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84509.6" calcext:value-type="float">
            <text:p>5,184,5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Standards, Inspection &amp; Enforc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8341.55" calcext:value-type="float">
            <text:p>158,3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Property Standards, Inspection &amp; Enforce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4025.47" calcext:value-type="float">
            <text:p>(164,0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10" office:value-type="string" calcext:value-type="string">
            <text:p>Zoning Investigation &amp; Enforc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74.47" calcext:value-type="float">
            <text:p>5,0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Zoning Investigation &amp; Enforc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662.49" calcext:value-type="float">
            <text:p>82,6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Zoning Investigation &amp; Enforc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1525.9" calcext:value-type="float">
            <text:p>171,5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Zoning Investigation &amp; Enforcement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3523.6" calcext:value-type="float">
            <text:p>(43,52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Zoning Investigation &amp; Enforc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142.16" calcext:value-type="float">
            <text:p>35,1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Zoning Investigation &amp; Enforc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36575.7" calcext:value-type="float">
            <text:p>2,636,5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Municipal Licensing &amp; Standards</text:p>
          </table:table-cell>
          <table:table-cell table:style-name="ce3" office:value-type="string" calcext:value-type="string">
            <text:p>MS-Property Standards, Inspection &amp; Compliance</text:p>
          </table:table-cell>
          <table:table-cell table:style-name="ce9" office:value-type="string" calcext:value-type="string">
            <text:p>Zoning Investigation &amp; Enforc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4095.98" calcext:value-type="float">
            <text:p>74,096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Municipal Licensing &amp; Standards</text:p>
          </table:table-cell>
          <table:table-cell table:style-name="ce4" office:value-type="string" calcext:value-type="string">
            <text:p>MS-Property Standards, Inspection &amp; Compliance</text:p>
          </table:table-cell>
          <table:table-cell table:style-name="ce11" office:value-type="string" calcext:value-type="string">
            <text:p>Zoning Investigation &amp; Enforcement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109265.98" calcext:value-type="float">
            <text:p>(109,266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n-Program Expenditures</text:p>
          </table:table-cell>
          <table:table-cell table:style-name="ce2" office:value-type="string" calcext:value-type="string">
            <text:p>Corporate Accounts</text:p>
          </table:table-cell>
          <table:table-cell table:style-name="ce8" office:value-type="string" calcext:value-type="string">
            <text:p>Corporate Account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160312677.42" calcext:value-type="float">
            <text:p>(160,312,6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7132600" calcext:value-type="float">
            <text:p>77,132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778671.42" calcext:value-type="float">
            <text:p>18,778,6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0000" calcext:value-type="float">
            <text:p>18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3226169.04" calcext:value-type="float">
            <text:p>133,226,1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917167.52" calcext:value-type="float">
            <text:p>51,917,1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3588003.34" calcext:value-type="float">
            <text:p>343,588,0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Expenditur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407399.96" calcext:value-type="float">
            <text:p>(7,407,4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on-Program Expenditures</text:p>
          </table:table-cell>
          <table:table-cell table:style-name="ce4" office:value-type="string" calcext:value-type="string">
            <text:p>Corporate Accounts</text:p>
          </table:table-cell>
          <table:table-cell table:style-name="ce11" office:value-type="string" calcext:value-type="string">
            <text:p>Corporate Account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7359250" calcext:value-type="float">
            <text:p>(7,359,25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Non-Program Revenues</text:p>
          </table:table-cell>
          <table:table-cell table:style-name="ce2" office:value-type="string" calcext:value-type="string">
            <text:p>Corporate Accounts</text:p>
          </table:table-cell>
          <table:table-cell table:style-name="ce8" office:value-type="string" calcext:value-type="string">
            <text:p>Corporate Account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91600000" calcext:value-type="float">
            <text:p>(91,6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380000" calcext:value-type="float">
            <text:p>49,38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19734.23" calcext:value-type="float">
            <text:p>5,519,7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5299700" calcext:value-type="float">
            <text:p>(35,299,7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146607.6" calcext:value-type="float">
            <text:p>(4,146,60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0590" calcext:value-type="float">
            <text:p>310,5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47145" calcext:value-type="float">
            <text:p>5,747,1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n-Program Revenues</text:p>
          </table:table-cell>
          <table:table-cell table:style-name="ce3" office:value-type="string" calcext:value-type="string">
            <text:p>Corporate Accounts</text:p>
          </table:table-cell>
          <table:table-cell table:style-name="ce9" office:value-type="string" calcext:value-type="string">
            <text:p>Corporate Account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88893056.37337" calcext:value-type="float">
            <text:p>(1,088,893,056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Non-Program Revenues</text:p>
          </table:table-cell>
          <table:table-cell table:style-name="ce4" office:value-type="string" calcext:value-type="string">
            <text:p>Corporate Accounts</text:p>
          </table:table-cell>
          <table:table-cell table:style-name="ce11" office:value-type="string" calcext:value-type="string">
            <text:p>Corporate Account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1959999.96" calcext:value-type="float">
            <text:p>(1,960,000)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roperty Tax</text:p>
          </table:table-cell>
          <table:table-cell table:style-name="ce2" office:value-type="string" calcext:value-type="string">
            <text:p>Property Tax</text:p>
          </table:table-cell>
          <table:table-cell table:style-name="ce13" office:value-type="string" calcext:value-type="string">
            <text:p>Property Tax</text:p>
          </table:table-cell>
          <table:table-cell table:style-name="ce2" office:value-type="string" calcext:value-type="string">
            <text:p>Property Tax</text:p>
          </table:table-cell>
          <table:table-cell table:style-name="ce8" office:value-type="string" calcext:value-type="string">
            <text:p>940A</text:p>
          </table:table-cell>
          <table:table-cell table:style-name="ce8" office:value-type="string" calcext:value-type="string">
            <text:p>Revenues</text:p>
          </table:table-cell>
          <table:table-cell table:style-name="ce20" office:value-type="float" office:value="-3954268271.09036" calcext:value-type="float">
            <text:p>(3,954,268,271.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roperty Tax</text:p>
          </table:table-cell>
          <table:table-cell table:style-name="ce6" office:value-type="string" calcext:value-type="string">
            <text:p>Special Levy for Scarborough Subway (Reserve Contribution)</text:p>
          </table:table-cell>
          <table:table-cell table:style-name="ce14" office:value-type="string" calcext:value-type="string">
            <text:p>Special Levy for Scarborough Subway (Reserve Contribution)</text:p>
          </table:table-cell>
          <table:table-cell table:style-name="ce6" office:value-type="string" calcext:value-type="string">
            <text:p>Special Levy for Scarborough Subway (Reserve Contribution)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21" office:value-type="float" office:value="-40686000" calcext:value-type="float">
            <text:p>(40,686,000.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roperty Tax</text:p>
          </table:table-cell>
          <table:table-cell table:style-name="ce7" office:value-type="string" calcext:value-type="string">
            <text:p>Special Levy for Scarborough Subway</text:p>
          </table:table-cell>
          <table:table-cell table:style-name="ce15" office:value-type="string" calcext:value-type="string">
            <text:p>Special Levy for Scarborough Subway</text:p>
          </table:table-cell>
          <table:table-cell table:style-name="ce7" office:value-type="string" calcext:value-type="string">
            <text:p>Special Levy for Scarborough Subway</text:p>
          </table:table-cell>
          <table:table-cell table:style-name="ce16" office:value-type="string" calcext:value-type="string">
            <text:p>510A</text:p>
          </table:table-cell>
          <table:table-cell table:style-name="ce16" office:value-type="string" calcext:value-type="string">
            <text:p>Expenses</text:p>
          </table:table-cell>
          <table:table-cell table:style-name="ce22" office:value-type="float" office:value="40686000" calcext:value-type="float">
            <text:p>40,686,000.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ffice of the Chief Financial Officer</text:p>
          </table:table-cell>
          <table:table-cell table:style-name="ce2" office:value-type="string" calcext:value-type="string">
            <text:p>CPF-Financial Strategies, Analysis &amp; Policy Development</text:p>
          </table:table-cell>
          <table:table-cell table:style-name="ce8" office:value-type="string" calcext:value-type="string">
            <text:p>CPF-Advisory &amp; Negotiation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92637.26" calcext:value-type="float">
            <text:p>(92,63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Advisory &amp; Negoti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6.86" calcext:value-type="float">
            <text:p>5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Advisory &amp; Negoti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69.48" calcext:value-type="float">
            <text:p>1,3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Advisory &amp; Negoti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9427" calcext:value-type="float">
            <text:p>(29,42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Advisory &amp; Negoti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78.16" calcext:value-type="float">
            <text:p>2,3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Advisory &amp; Negoti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17032.87" calcext:value-type="float">
            <text:p>617,0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Advisory &amp; Negoti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42.81" calcext:value-type="float">
            <text:p>12,5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Advisory &amp; Negoti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625.52" calcext:value-type="float">
            <text:p>(11,62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0" office:value-type="string" calcext:value-type="string">
            <text:p>CPF-Financial &amp; Business Analysi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1660.72" calcext:value-type="float">
            <text:p>(111,6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&amp; Business Analysi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1.94" calcext:value-type="float">
            <text:p>5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&amp; Business Analysi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53.92" calcext:value-type="float">
            <text:p>1,6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&amp; Business Analysi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4332" calcext:value-type="float">
            <text:p>(34,3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&amp; Business Analysi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83.16" calcext:value-type="float">
            <text:p>2,7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&amp; Business Analysi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11111.27" calcext:value-type="float">
            <text:p>711,1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&amp; Business Analysi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269.87" calcext:value-type="float">
            <text:p>14,2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&amp; Business Analysi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099.4" calcext:value-type="float">
            <text:p>(14,0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10" office:value-type="string" calcext:value-type="string">
            <text:p>CPF-Financial Policy Develop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2399.1" calcext:value-type="float">
            <text:p>(102,3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Policy Develop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3.48" calcext:value-type="float">
            <text:p>5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Policy Develop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87.97" calcext:value-type="float">
            <text:p>2,6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Policy Develop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0130" calcext:value-type="float">
            <text:p>(110,1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Policy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00.01" calcext:value-type="float">
            <text:p>4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Policy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08157.85" calcext:value-type="float">
            <text:p>908,1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Policy Develop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428.87" calcext:value-type="float">
            <text:p>19,4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Financial Strategies, Analysis &amp; Policy Development</text:p>
          </table:table-cell>
          <table:table-cell table:style-name="ce9" office:value-type="string" calcext:value-type="string">
            <text:p>CPF-Financial Policy Develop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775.08" calcext:value-type="float">
            <text:p>(11,77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6" office:value-type="string" calcext:value-type="string">
            <text:p>CPF-Investment &amp; Debt Management</text:p>
          </table:table-cell>
          <table:table-cell table:style-name="ce10" office:value-type="string" calcext:value-type="string">
            <text:p>CPF-Debt Manage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484.08" calcext:value-type="float">
            <text:p>(14,4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Debt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73.76" calcext:value-type="float">
            <text:p>1,3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Debt Manag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6.57" calcext:value-type="float">
            <text:p>5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Debt Manage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38447" calcext:value-type="float">
            <text:p>(538,44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Debt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02.98" calcext:value-type="float">
            <text:p>3,5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Debt Manage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9" calcext:value-type="float">
            <text:p>3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Debt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4714.99" calcext:value-type="float">
            <text:p>314,7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Debt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4826.8" calcext:value-type="float">
            <text:p>304,8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10" office:value-type="string" calcext:value-type="string">
            <text:p>CPF-Investment Manage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6442.4" calcext:value-type="float">
            <text:p>(26,44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Investment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99.55" calcext:value-type="float">
            <text:p>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Investment Manag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48" calcext:value-type="float">
            <text:p>7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Investment Manage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56984" calcext:value-type="float">
            <text:p>(756,9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Investment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35.68" calcext:value-type="float">
            <text:p>2,9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Investment Manage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8.48" calcext:value-type="float">
            <text:p>1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Investment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0147.59" calcext:value-type="float">
            <text:p>570,1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Investment &amp; Debt Management</text:p>
          </table:table-cell>
          <table:table-cell table:style-name="ce9" office:value-type="string" calcext:value-type="string">
            <text:p>CPF-Investment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7266.38" calcext:value-type="float">
            <text:p>167,2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6" office:value-type="string" calcext:value-type="string">
            <text:p>CPF-Risk Management &amp; Insurance</text:p>
          </table:table-cell>
          <table:table-cell table:style-name="ce10" office:value-type="string" calcext:value-type="string">
            <text:p>CPF-Claims Manage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44029.62" calcext:value-type="float">
            <text:p>(1,044,0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Claims Manag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213.4" calcext:value-type="float">
            <text:p>50,2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Claims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69.41" calcext:value-type="float">
            <text:p>1,9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Claims Manag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26" calcext:value-type="float">
            <text:p>1,2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Claims Manage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4550" calcext:value-type="float">
            <text:p>(74,5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Claims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48.38" calcext:value-type="float">
            <text:p>4,2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Claims Manage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0.48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Claims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67451.75" calcext:value-type="float">
            <text:p>1,067,4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Claims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124.58" calcext:value-type="float">
            <text:p>19,1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10" office:value-type="string" calcext:value-type="string">
            <text:p>CPF-Insurance &amp; Risk Manage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25481.82" calcext:value-type="float">
            <text:p>(625,4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Insurance &amp; Risk Manag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192.6" calcext:value-type="float">
            <text:p>27,1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Insurance &amp; Risk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1" calcext:value-type="float">
            <text:p>1,0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Insurance &amp; Risk Manag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14" calcext:value-type="float">
            <text:p>9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Insurance &amp; Risk Manage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92644" calcext:value-type="float">
            <text:p>(192,64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Insurance &amp; Risk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56.63" calcext:value-type="float">
            <text:p>2,8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Insurance &amp; Risk Manage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.04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Insurance &amp; Risk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0877.13" calcext:value-type="float">
            <text:p>670,8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CPF-Risk Management &amp; Insurance</text:p>
          </table:table-cell>
          <table:table-cell table:style-name="ce9" office:value-type="string" calcext:value-type="string">
            <text:p>CPF-Insurance &amp; Risk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934.04" calcext:value-type="float">
            <text:p>15,9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6" office:value-type="string" calcext:value-type="string">
            <text:p>F&amp;A-Executive Leadership</text:p>
          </table:table-cell>
          <table:table-cell table:style-name="ce10" office:value-type="string" calcext:value-type="string">
            <text:p>F&amp;A-Executive Leadership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4772" calcext:value-type="float">
            <text:p>(114,77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Executive Leadership</text:p>
          </table:table-cell>
          <table:table-cell table:style-name="ce9" office:value-type="string" calcext:value-type="string">
            <text:p>F&amp;A-Executive Leadership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5350" calcext:value-type="float">
            <text:p>135,3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Executive Leadership</text:p>
          </table:table-cell>
          <table:table-cell table:style-name="ce9" office:value-type="string" calcext:value-type="string">
            <text:p>F&amp;A-Executive Leadership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7300" calcext:value-type="float">
            <text:p>(87,3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Executive Leadership</text:p>
          </table:table-cell>
          <table:table-cell table:style-name="ce9" office:value-type="string" calcext:value-type="string">
            <text:p>F&amp;A-Executive Leadership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91" calcext:value-type="float">
            <text:p>2,3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Executive Leadership</text:p>
          </table:table-cell>
          <table:table-cell table:style-name="ce9" office:value-type="string" calcext:value-type="string">
            <text:p>F&amp;A-Executive Leadership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26802.8" calcext:value-type="float">
            <text:p>926,8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Executive Leadership</text:p>
          </table:table-cell>
          <table:table-cell table:style-name="ce9" office:value-type="string" calcext:value-type="string">
            <text:p>F&amp;A-Executive Leadership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111" calcext:value-type="float">
            <text:p>13,1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6" office:value-type="string" calcext:value-type="string">
            <text:p>F&amp;A-Financial Management &amp; Program Support</text:p>
          </table:table-cell>
          <table:table-cell table:style-name="ce10" office:value-type="string" calcext:value-type="string">
            <text:p>F&amp;A-Financial Management &amp; Program Suppor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2733" calcext:value-type="float">
            <text:p>52,7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Financial Management &amp; Program Support</text:p>
          </table:table-cell>
          <table:table-cell table:style-name="ce9" office:value-type="string" calcext:value-type="string">
            <text:p>F&amp;A-Financial Management &amp; Program Suppor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39" calcext:value-type="float">
            <text:p>5,1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Financial Management &amp; Program Support</text:p>
          </table:table-cell>
          <table:table-cell table:style-name="ce9" office:value-type="string" calcext:value-type="string">
            <text:p>F&amp;A-Financial Management &amp; Program Suppor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55756.56" calcext:value-type="float">
            <text:p>1,455,7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Financial Management &amp; Program Support</text:p>
          </table:table-cell>
          <table:table-cell table:style-name="ce9" office:value-type="string" calcext:value-type="string">
            <text:p>F&amp;A-Financial Management &amp; Program Suppor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86.82" calcext:value-type="float">
            <text:p>12,5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6" office:value-type="string" calcext:value-type="string">
            <text:p>F&amp;A-Organizational Management Consulting</text:p>
          </table:table-cell>
          <table:table-cell table:style-name="ce10" office:value-type="string" calcext:value-type="string">
            <text:p>F&amp;A-Organizational Management Consul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0" calcext:value-type="float">
            <text:p>3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Organizational Management Consulting</text:p>
          </table:table-cell>
          <table:table-cell table:style-name="ce9" office:value-type="string" calcext:value-type="string">
            <text:p>F&amp;A-Organizational Management Consul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0208.6" calcext:value-type="float">
            <text:p>290,2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&amp;A-Organizational Management Consulting</text:p>
          </table:table-cell>
          <table:table-cell table:style-name="ce9" office:value-type="string" calcext:value-type="string">
            <text:p>F&amp;A-Organizational Management Consul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61.95" calcext:value-type="float">
            <text:p>1,4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6" office:value-type="string" calcext:value-type="string">
            <text:p>FPD-Financial Planning &amp; Management</text:p>
          </table:table-cell>
          <table:table-cell table:style-name="ce10" office:value-type="string" calcext:value-type="string">
            <text:p>FPD-Budgeting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5862.95" calcext:value-type="float">
            <text:p>(35,86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Budget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864" calcext:value-type="float">
            <text:p>13,8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Budget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93579" calcext:value-type="float">
            <text:p>(393,57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Budge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125.32" calcext:value-type="float">
            <text:p>8,1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Budge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44900.42" calcext:value-type="float">
            <text:p>2,444,9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Budge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710.09" calcext:value-type="float">
            <text:p>39,7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Budgeting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51129.94" calcext:value-type="float">
            <text:p>(551,1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0" office:value-type="string" calcext:value-type="string">
            <text:p>FPD-Financial Advice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2414.86" calcext:value-type="float">
            <text:p>(22,4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Financial Advi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665" calcext:value-type="float">
            <text:p>8,6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Financial Advic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45987" calcext:value-type="float">
            <text:p>(245,98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Financial Advi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41.98" calcext:value-type="float">
            <text:p>5,1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Financial Advi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97580.41" calcext:value-type="float">
            <text:p>1,797,5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Financial Advi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990.76" calcext:value-type="float">
            <text:p>25,9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Financial Advice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51129.82" calcext:value-type="float">
            <text:p>(551,1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10" office:value-type="string" calcext:value-type="string">
            <text:p>FPD-Financial Planning &amp; Policy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759.03" calcext:value-type="float">
            <text:p>(10,75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Financial Planning &amp; Policy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59" calcext:value-type="float">
            <text:p>4,1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Financial Planning &amp; Policy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8073" calcext:value-type="float">
            <text:p>(118,07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Financial Planning &amp; Polic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68.14" calcext:value-type="float">
            <text:p>2,4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Financial Planning &amp; Policy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72803.4" calcext:value-type="float">
            <text:p>1,572,8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Financial Planning &amp; Policy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677" calcext:value-type="float">
            <text:p>10,6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Planning &amp; Management</text:p>
          </table:table-cell>
          <table:table-cell table:style-name="ce9" office:value-type="string" calcext:value-type="string">
            <text:p>FPD-Financial Planning &amp; Policy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59277.5" calcext:value-type="float">
            <text:p>(459,27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6" office:value-type="string" calcext:value-type="string">
            <text:p>FPD-Financial Reporting &amp; Control</text:p>
          </table:table-cell>
          <table:table-cell table:style-name="ce10" office:value-type="string" calcext:value-type="string">
            <text:p>FPD-Financial Reporting &amp; Control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621.48" calcext:value-type="float">
            <text:p>(20,6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Reporting &amp; Control</text:p>
          </table:table-cell>
          <table:table-cell table:style-name="ce9" office:value-type="string" calcext:value-type="string">
            <text:p>FPD-Financial Reporting &amp; Control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72" calcext:value-type="float">
            <text:p>7,9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Reporting &amp; Control</text:p>
          </table:table-cell>
          <table:table-cell table:style-name="ce9" office:value-type="string" calcext:value-type="string">
            <text:p>FPD-Financial Reporting &amp; Control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26307" calcext:value-type="float">
            <text:p>(226,30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Reporting &amp; Control</text:p>
          </table:table-cell>
          <table:table-cell table:style-name="ce9" office:value-type="string" calcext:value-type="string">
            <text:p>FPD-Financial Reporting &amp; Control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30.56" calcext:value-type="float">
            <text:p>4,7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Reporting &amp; Control</text:p>
          </table:table-cell>
          <table:table-cell table:style-name="ce9" office:value-type="string" calcext:value-type="string">
            <text:p>FPD-Financial Reporting &amp; Control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81372.11" calcext:value-type="float">
            <text:p>2,181,3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Reporting &amp; Control</text:p>
          </table:table-cell>
          <table:table-cell table:style-name="ce9" office:value-type="string" calcext:value-type="string">
            <text:p>FPD-Financial Reporting &amp; Control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572.39" calcext:value-type="float">
            <text:p>23,5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Chief Financial Officer</text:p>
          </table:table-cell>
          <table:table-cell table:style-name="ce3" office:value-type="string" calcext:value-type="string">
            <text:p>FPD-Financial Reporting &amp; Control</text:p>
          </table:table-cell>
          <table:table-cell table:style-name="ce9" office:value-type="string" calcext:value-type="string">
            <text:p>FPD-Financial Reporting &amp; Control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75566.73" calcext:value-type="float">
            <text:p>(275,567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Office of the Lobbyist Registrar</text:p>
          </table:table-cell>
          <table:table-cell table:style-name="ce8" office:value-type="string" calcext:value-type="string">
            <text:p>Office of the Lobbyist Registrar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1578.14" calcext:value-type="float">
            <text:p>1,578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Lobbyist Registrar</text:p>
          </table:table-cell>
          <table:table-cell table:style-name="ce9" office:value-type="string" calcext:value-type="string">
            <text:p>Office of the Lobbyist Registrar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6.1" calcext:value-type="float">
            <text:p>286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Lobbyist Registrar</text:p>
          </table:table-cell>
          <table:table-cell table:style-name="ce9" office:value-type="string" calcext:value-type="string">
            <text:p>Office of the Lobbyist Registrar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0" calcext:value-type="float">
            <text:p>6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Lobbyist Registrar</text:p>
          </table:table-cell>
          <table:table-cell table:style-name="ce9" office:value-type="string" calcext:value-type="string">
            <text:p>Office of the Lobbyist Registrar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610.53" calcext:value-type="float">
            <text:p>7,611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Lobbyist Registrar</text:p>
          </table:table-cell>
          <table:table-cell table:style-name="ce9" office:value-type="string" calcext:value-type="string">
            <text:p>Office of the Lobbyist Registrar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53367.14" calcext:value-type="float">
            <text:p>1,053,367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Office of the Lobbyist Registrar</text:p>
          </table:table-cell>
          <table:table-cell table:style-name="ce11" office:value-type="string" calcext:value-type="string">
            <text:p>Office of the Lobbyist Registrar</text:p>
          </table:table-cell>
          <table:table-cell table:style-name="ce7" office:value-type="string" calcext:value-type="string">
            <text:p>Service And Rent</text:p>
          </table:table-cell>
          <table:table-cell table:style-name="ce16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19" office:value-type="float" office:value="79647.35" calcext:value-type="float">
            <text:p>79,647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Office of the Ombudsman</text:p>
          </table:table-cell>
          <table:table-cell table:style-name="ce8" office:value-type="string" calcext:value-type="string">
            <text:p>Office of the Ombudsman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2082.09" calcext:value-type="float">
            <text:p>2,082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Ombudsman</text:p>
          </table:table-cell>
          <table:table-cell table:style-name="ce9" office:value-type="string" calcext:value-type="string">
            <text:p>Office of the Ombudsma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222.3" calcext:value-type="float">
            <text:p>7,222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Ombudsman</text:p>
          </table:table-cell>
          <table:table-cell table:style-name="ce9" office:value-type="string" calcext:value-type="string">
            <text:p>Office of the Ombudsma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405.47" calcext:value-type="float">
            <text:p>12,405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Ombudsman</text:p>
          </table:table-cell>
          <table:table-cell table:style-name="ce9" office:value-type="string" calcext:value-type="string">
            <text:p>Office of the Ombudsma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717.77" calcext:value-type="float">
            <text:p>12,718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Office of the Ombudsman</text:p>
          </table:table-cell>
          <table:table-cell table:style-name="ce9" office:value-type="string" calcext:value-type="string">
            <text:p>Office of the Ombudsma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53734.77" calcext:value-type="float">
            <text:p>1,553,735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Office of the Ombudsman</text:p>
          </table:table-cell>
          <table:table-cell table:style-name="ce11" office:value-type="string" calcext:value-type="string">
            <text:p>Office of the Ombudsman</text:p>
          </table:table-cell>
          <table:table-cell table:style-name="ce7" office:value-type="string" calcext:value-type="string">
            <text:p>Service And Rent</text:p>
          </table:table-cell>
          <table:table-cell table:style-name="ce16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19" office:value-type="float" office:value="226396.33" calcext:value-type="float">
            <text:p>226,396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ffice of the Treasurer</text:p>
          </table:table-cell>
          <table:table-cell table:style-name="ce2" office:value-type="string" calcext:value-type="string">
            <text:p>ASD-Financial Reporting &amp; Control</text:p>
          </table:table-cell>
          <table:table-cell table:style-name="ce8" office:value-type="string" calcext:value-type="string">
            <text:p>ASD-Financial &amp; System Control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1107.32" calcext:value-type="float">
            <text:p>1,1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Financial &amp; System Control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79.31" calcext:value-type="float">
            <text:p>1,1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Financial &amp; System Control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907" calcext:value-type="float">
            <text:p>13,9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Financial &amp; System Control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9070" calcext:value-type="float">
            <text:p>(69,0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Financial &amp; System Control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874.18" calcext:value-type="float">
            <text:p>9,8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Financial &amp; System Control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93485.4" calcext:value-type="float">
            <text:p>1,693,4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Financial &amp; System Control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164.26" calcext:value-type="float">
            <text:p>67,1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Financial &amp; System Control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800" calcext:value-type="float">
            <text:p>(13,8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Financial &amp; System Control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1500" calcext:value-type="float">
            <text:p>(31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0" office:value-type="string" calcext:value-type="string">
            <text:p>ASD-Financial Statement Prepar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258.64" calcext:value-type="float">
            <text:p>25,2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Financial Statement Prepar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613.75" calcext:value-type="float">
            <text:p>8,6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Financial Statement Prepar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1350" calcext:value-type="float">
            <text:p>(161,3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Financial Statement Prepar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26.89" calcext:value-type="float">
            <text:p>5,5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Financial Statement Prepar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61304.85" calcext:value-type="float">
            <text:p>1,661,3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Financial Statement Prepar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8391.86" calcext:value-type="float">
            <text:p>68,3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0" office:value-type="string" calcext:value-type="string">
            <text:p>ASD-Management Report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07.36" calcext:value-type="float">
            <text:p>1,1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Management Report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03.55" calcext:value-type="float">
            <text:p>1,0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Management Report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960.55" calcext:value-type="float">
            <text:p>10,9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Management Report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5720" calcext:value-type="float">
            <text:p>(75,7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Management Repor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870.54" calcext:value-type="float">
            <text:p>5,8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Management Repor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50223.14" calcext:value-type="float">
            <text:p>1,350,2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Management Repor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5845.85" calcext:value-type="float">
            <text:p>45,8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Management Reporting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500" calcext:value-type="float">
            <text:p>(13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10" office:value-type="string" calcext:value-type="string">
            <text:p>ASD-Provincial &amp; Federal Reports Submiss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14.72" calcext:value-type="float">
            <text:p>2,2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Provincial &amp; Federal Reports Submiss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240" calcext:value-type="float">
            <text:p>(30,2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Provincial &amp; Federal Reports Submiss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2.24" calcext:value-type="float">
            <text:p>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Provincial &amp; Federal Reports Submiss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8909.34" calcext:value-type="float">
            <text:p>148,9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Financial Reporting &amp; Control</text:p>
          </table:table-cell>
          <table:table-cell table:style-name="ce9" office:value-type="string" calcext:value-type="string">
            <text:p>ASD-Provincial &amp; Federal Reports Submiss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549.97" calcext:value-type="float">
            <text:p>6,5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Accounts Payable Process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7.24" calcext:value-type="float">
            <text:p>1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Accounts Payable Process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1968" calcext:value-type="float">
            <text:p>121,9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Accounts Payable Process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82116" calcext:value-type="float">
            <text:p>(282,11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Accounts Payable Process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81.48" calcext:value-type="float">
            <text:p>8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Accounts Payable Process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603" calcext:value-type="float">
            <text:p>17,6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Accounts Payable Process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49692.93" calcext:value-type="float">
            <text:p>3,749,6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Accounts Payable Process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4879.12" calcext:value-type="float">
            <text:p>84,8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Accounts Payable Process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59582" calcext:value-type="float">
            <text:p>(559,5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Accounts Payable Processing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22737.16" calcext:value-type="float">
            <text:p>(222,73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0" office:value-type="string" calcext:value-type="string">
            <text:p>ASD-Accounts Receivable Process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2.36" calcext:value-type="float">
            <text:p>4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Accounts Receivable Process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7457.2" calcext:value-type="float">
            <text:p>397,4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Accounts Receivable Process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52.6" calcext:value-type="float">
            <text:p>2,3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Accounts Receivable Process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86200" calcext:value-type="float">
            <text:p>(386,2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Accounts Receivable Process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000" calcext:value-type="float">
            <text:p>(8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0" office:value-type="string" calcext:value-type="string">
            <text:p>ASD-Corporate Bank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5.7" calcext:value-type="float">
            <text:p>1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Corporate Bank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32" calcext:value-type="float">
            <text:p>3,5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Corporate Bank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84.27" calcext:value-type="float">
            <text:p>5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Corporate Bank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8000" calcext:value-type="float">
            <text:p>98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Corporate Bank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11377.12" calcext:value-type="float">
            <text:p>811,3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Corporate Bank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154.16" calcext:value-type="float">
            <text:p>14,1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Corporate Banking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999.2" calcext:value-type="float">
            <text:p>(8,9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10" office:value-type="string" calcext:value-type="string">
            <text:p>ASD-PCard Process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504" calcext:value-type="float">
            <text:p>(11,50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PCard Process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7.11" calcext:value-type="float">
            <text:p>4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PCard Process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9170.98" calcext:value-type="float">
            <text:p>279,1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PCard Process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31.76" calcext:value-type="float">
            <text:p>3,2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PCard Process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0383" calcext:value-type="float">
            <text:p>(100,3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Payment Processing</text:p>
          </table:table-cell>
          <table:table-cell table:style-name="ce9" office:value-type="string" calcext:value-type="string">
            <text:p>ASD-PCard Processing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562.04" calcext:value-type="float">
            <text:p>(10,56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ASD-SAP Governance</text:p>
          </table:table-cell>
          <table:table-cell table:style-name="ce10" office:value-type="string" calcext:value-type="string">
            <text:p>ASD-SAP Solution Delivery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50307.88" calcext:value-type="float">
            <text:p>(50,30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ASD-Tax &amp; Financial System Support</text:p>
          </table:table-cell>
          <table:table-cell table:style-name="ce10" office:value-type="string" calcext:value-type="string">
            <text:p>ASD-SAP Financial Systems Train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2.36" calcext:value-type="float">
            <text:p>4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9" office:value-type="string" calcext:value-type="string">
            <text:p>ASD-SAP Financial Systems Train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7407.8" calcext:value-type="float">
            <text:p>297,4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9" office:value-type="string" calcext:value-type="string">
            <text:p>ASD-SAP Financial Systems Train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02.22" calcext:value-type="float">
            <text:p>1,4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0" office:value-type="string" calcext:value-type="string">
            <text:p>ASD-SAP User Suppor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1.61" calcext:value-type="float">
            <text:p>3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9" office:value-type="string" calcext:value-type="string">
            <text:p>ASD-SAP User Suppor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66.07" calcext:value-type="float">
            <text:p>7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9" office:value-type="string" calcext:value-type="string">
            <text:p>ASD-SAP User Suppor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58356.55" calcext:value-type="float">
            <text:p>958,3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9" office:value-type="string" calcext:value-type="string">
            <text:p>ASD-SAP User Suppor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551.68" calcext:value-type="float">
            <text:p>22,5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9" office:value-type="string" calcext:value-type="string">
            <text:p>ASD-SAP User Suppor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4201.4" calcext:value-type="float">
            <text:p>(184,20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10" office:value-type="string" calcext:value-type="string">
            <text:p>ASD-Tax Advisory &amp; Policy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23.7" calcext:value-type="float">
            <text:p>4,8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9" office:value-type="string" calcext:value-type="string">
            <text:p>ASD-Tax Advisory &amp; Polic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21.97" calcext:value-type="float">
            <text:p>2,2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9" office:value-type="string" calcext:value-type="string">
            <text:p>ASD-Tax Advisory &amp; Policy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4565.81" calcext:value-type="float">
            <text:p>324,5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9" office:value-type="string" calcext:value-type="string">
            <text:p>ASD-Tax Advisory &amp; Policy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29.82" calcext:value-type="float">
            <text:p>1,7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9" office:value-type="string" calcext:value-type="string">
            <text:p>ASD-Tax Advisory &amp; Policy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52000" calcext:value-type="float">
            <text:p>(252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ASD-Tax &amp; Financial System Support</text:p>
          </table:table-cell>
          <table:table-cell table:style-name="ce9" office:value-type="string" calcext:value-type="string">
            <text:p>ASD-Tax Advisory &amp; Policy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00" calcext:value-type="float">
            <text:p>(1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PMM-Materials Management Stores &amp; Distribution</text:p>
          </table:table-cell>
          <table:table-cell table:style-name="ce10" office:value-type="string" calcext:value-type="string">
            <text:p>PMM-Materials Management Stores &amp; Distribu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10759" calcext:value-type="float">
            <text:p>(310,75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PMM-Materials Management Stores &amp; Distribu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393" calcext:value-type="float">
            <text:p>47,3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PMM-Materials Management Stores &amp; Distribu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43.88" calcext:value-type="float">
            <text:p>6,7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PMM-Materials Management Stores &amp; Distribu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8456.84" calcext:value-type="float">
            <text:p>158,4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PMM-Materials Management Stores &amp; Distribu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5133.82" calcext:value-type="float">
            <text:p>(405,13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PMM-Materials Management Stores &amp; Distribu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353.47" calcext:value-type="float">
            <text:p>18,3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PMM-Materials Management Stores &amp; Distribu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36132.6" calcext:value-type="float">
            <text:p>2,736,1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PMM-Materials Management Stores &amp; Distribu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906.26" calcext:value-type="float">
            <text:p>55,9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Materials Management Stores &amp; Distribution</text:p>
          </table:table-cell>
          <table:table-cell table:style-name="ce9" office:value-type="string" calcext:value-type="string">
            <text:p>PMM-Materials Management Stores &amp; Distribu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5000" calcext:value-type="float">
            <text:p>(3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PMM-Purchasing</text:p>
          </table:table-cell>
          <table:table-cell table:style-name="ce10" office:value-type="string" calcext:value-type="string">
            <text:p>PMM-Purchasing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0000" calcext:value-type="float">
            <text:p>(3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9" office:value-type="string" calcext:value-type="string">
            <text:p>PMM-Purchas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544.11" calcext:value-type="float">
            <text:p>28,5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9" office:value-type="string" calcext:value-type="string">
            <text:p>PMM-Purchas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134.32" calcext:value-type="float">
            <text:p>16,1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9" office:value-type="string" calcext:value-type="string">
            <text:p>PMM-Purchas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200" calcext:value-type="float">
            <text:p>20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9" office:value-type="string" calcext:value-type="string">
            <text:p>PMM-Purchas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906529.18" calcext:value-type="float">
            <text:p>(1,906,52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9" office:value-type="string" calcext:value-type="string">
            <text:p>PMM-Purchas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646.96" calcext:value-type="float">
            <text:p>29,6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9" office:value-type="string" calcext:value-type="string">
            <text:p>PMM-Purchas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85.55" calcext:value-type="float">
            <text:p>5,1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9" office:value-type="string" calcext:value-type="string">
            <text:p>PMM-Purchas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009717.08" calcext:value-type="float">
            <text:p>8,009,7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9" office:value-type="string" calcext:value-type="string">
            <text:p>PMM-Purchas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7035.79" calcext:value-type="float">
            <text:p>397,0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9" office:value-type="string" calcext:value-type="string">
            <text:p>PMM-Purchas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3084" calcext:value-type="float">
            <text:p>(143,0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9" office:value-type="string" calcext:value-type="string">
            <text:p>PMM-Purchasing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62585" calcext:value-type="float">
            <text:p>(362,5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MM-Purchasing</text:p>
          </table:table-cell>
          <table:table-cell table:style-name="ce9" office:value-type="string" calcext:value-type="string">
            <text:p>PMM-Purchas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20000" calcext:value-type="float">
            <text:p>(52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PPEB-Employee &amp; Retiree Benefit &amp; OMERS Pension Compensation</text:p>
          </table:table-cell>
          <table:table-cell table:style-name="ce10" office:value-type="string" calcext:value-type="string">
            <text:p>PPEB-3rd Party Payments &amp; Complian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43.48" calcext:value-type="float">
            <text:p>1,7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3rd Party Payments &amp; Complian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35.38" calcext:value-type="float">
            <text:p>1,4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3rd Party Payments &amp; Complian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12.4" calcext:value-type="float">
            <text:p>10,7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3rd Party Payments &amp; Complian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20.69" calcext:value-type="float">
            <text:p>2,1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3rd Party Payments &amp; Complianc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80.04" calcext:value-type="float">
            <text:p>1,2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3rd Party Payments &amp; Complian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64947.03" calcext:value-type="float">
            <text:p>564,9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3rd Party Payments &amp; Complian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311.64" calcext:value-type="float">
            <text:p>25,3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0" office:value-type="string" calcext:value-type="string">
            <text:p>PPEB-Benefit &amp; Pension Management Report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43.48" calcext:value-type="float">
            <text:p>1,7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Benefit &amp; Pension Management Report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34.97" calcext:value-type="float">
            <text:p>1,1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Benefit &amp; Pension Management Report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14.8" calcext:value-type="float">
            <text:p>7,0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Benefit &amp; Pension Management Repor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20.69" calcext:value-type="float">
            <text:p>2,1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Benefit &amp; Pension Management Report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80.04" calcext:value-type="float">
            <text:p>1,2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Benefit &amp; Pension Management Repor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1145.73" calcext:value-type="float">
            <text:p>671,1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Benefit &amp; Pension Management Repor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653.18" calcext:value-type="float">
            <text:p>12,6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10" office:value-type="string" calcext:value-type="string">
            <text:p>PPEB-Employee Benefits &amp; Pension Administra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2542.36" calcext:value-type="float">
            <text:p>(52,54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Employee Benefits &amp; Pension Administr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03.56" calcext:value-type="float">
            <text:p>8,2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Employee Benefits &amp; Pension Administr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312.37" calcext:value-type="float">
            <text:p>3,3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Employee Benefits &amp; Pension Administr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485.08" calcext:value-type="float">
            <text:p>20,4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Employee Benefits &amp; Pension Administr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8215.5" calcext:value-type="float">
            <text:p>(58,21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Employee Benefits &amp; Pension Administr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09.63" calcext:value-type="float">
            <text:p>3,0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Employee Benefits &amp; Pension Administra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00.04" calcext:value-type="float">
            <text:p>3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Employee Benefits &amp; Pension Administr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75908.77" calcext:value-type="float">
            <text:p>2,375,9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Employee &amp; Retiree Benefit &amp; OMERS Pension Compensation</text:p>
          </table:table-cell>
          <table:table-cell table:style-name="ce9" office:value-type="string" calcext:value-type="string">
            <text:p>PPEB-Employee Benefits &amp; Pension Administr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2965.1" calcext:value-type="float">
            <text:p>92,9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PPEB-Non – OMERS Pension Plans</text:p>
          </table:table-cell>
          <table:table-cell table:style-name="ce10" office:value-type="string" calcext:value-type="string">
            <text:p>PPEB-City Sponsored Pension Administr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66.56" calcext:value-type="float">
            <text:p>2,2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City Sponsored Pension Administr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45.54" calcext:value-type="float">
            <text:p>8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City Sponsored Pension Administr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245.08" calcext:value-type="float">
            <text:p>6,2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City Sponsored Pension Administr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87.48" calcext:value-type="float">
            <text:p>2,5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City Sponsored Pension Administra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280.08" calcext:value-type="float">
            <text:p>5,2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City Sponsored Pension Administr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2036.19" calcext:value-type="float">
            <text:p>252,0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City Sponsored Pension Administr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9615.82" calcext:value-type="float">
            <text:p>99,6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0" office:value-type="string" calcext:value-type="string">
            <text:p>PPEB-Pension Deduction &amp; 3rd <text:s/>Party Complian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43.48" calcext:value-type="float">
            <text:p>1,7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Pension Deduction &amp; 3rd <text:s/>Party Complian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82.2" calcext:value-type="float">
            <text:p>7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Pension Deduction &amp; 3rd <text:s/>Party Complian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16.4" calcext:value-type="float">
            <text:p>3,1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Pension Deduction &amp; 3rd <text:s/>Party Complian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20.69" calcext:value-type="float">
            <text:p>2,1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Pension Deduction &amp; 3rd <text:s/>Party Complianc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80.04" calcext:value-type="float">
            <text:p>4,8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Pension Deduction &amp; 3rd <text:s/>Party Complian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5488.28" calcext:value-type="float">
            <text:p>185,4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Pension Deduction &amp; 3rd <text:s/>Party Complian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5746.07" calcext:value-type="float">
            <text:p>95,7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10" office:value-type="string" calcext:value-type="string">
            <text:p>PPEB-Pension Report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43.7" calcext:value-type="float">
            <text:p>1,7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Pension Report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81.84" calcext:value-type="float">
            <text:p>7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Pension Report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922.4" calcext:value-type="float">
            <text:p>6,9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Pension Repor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20.41" calcext:value-type="float">
            <text:p>2,1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Pension Report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79.76" calcext:value-type="float">
            <text:p>1,6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Pension Repor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7007.6" calcext:value-type="float">
            <text:p>157,0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Non – OMERS Pension Plans</text:p>
          </table:table-cell>
          <table:table-cell table:style-name="ce9" office:value-type="string" calcext:value-type="string">
            <text:p>PPEB-Pension Repor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64.18" calcext:value-type="float">
            <text:p>6,0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PPEB-Payroll</text:p>
          </table:table-cell>
          <table:table-cell table:style-name="ce10" office:value-type="string" calcext:value-type="string">
            <text:p>PPEB-3rd <text:s/>Party Payroll Payments &amp; Compliance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5084.96" calcext:value-type="float">
            <text:p>(105,0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3rd <text:s/>Party Payroll Payments &amp; Complian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43.48" calcext:value-type="float">
            <text:p>1,7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3rd <text:s/>Party Payroll Payments &amp; Complian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75.44" calcext:value-type="float">
            <text:p>2,4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3rd <text:s/>Party Payroll Payments &amp; Complian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116.4" calcext:value-type="float">
            <text:p>14,1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3rd <text:s/>Party Payroll Payments &amp; Complianc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074.6" calcext:value-type="float">
            <text:p>(13,07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3rd <text:s/>Party Payroll Payments &amp; Complian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16.05" calcext:value-type="float">
            <text:p>2,6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3rd <text:s/>Party Payroll Payments &amp; Complianc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99.96" calcext:value-type="float">
            <text:p>1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3rd <text:s/>Party Payroll Payments &amp; Complian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16549.34" calcext:value-type="float">
            <text:p>2,116,5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3rd <text:s/>Party Payroll Payments &amp; Complian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1490.28" calcext:value-type="float">
            <text:p>91,4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0" office:value-type="string" calcext:value-type="string">
            <text:p>PPEB-Payroll Administra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83051.88" calcext:value-type="float">
            <text:p>(683,05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Administr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40.92" calcext:value-type="float">
            <text:p>2,4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Administr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438.67" calcext:value-type="float">
            <text:p>9,4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Administr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098.44" calcext:value-type="float">
            <text:p>27,0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Administr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72398.6" calcext:value-type="float">
            <text:p>(272,3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Administr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976.04" calcext:value-type="float">
            <text:p>(97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Administra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000.04" calcext:value-type="float">
            <text:p>16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Administr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611762.67" calcext:value-type="float">
            <text:p>8,611,7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Administr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9087.96" calcext:value-type="float">
            <text:p>359,0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Administra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498297.84" calcext:value-type="float">
            <text:p>(4,498,29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10" office:value-type="string" calcext:value-type="string">
            <text:p>PPEB-Payroll Management Reporting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10169.8" calcext:value-type="float">
            <text:p>(210,1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Management Report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43.48" calcext:value-type="float">
            <text:p>1,7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Management Report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87.07" calcext:value-type="float">
            <text:p>3,4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Management Report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453" calcext:value-type="float">
            <text:p>17,4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Management Report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4600.3" calcext:value-type="float">
            <text:p>(104,6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Management Repor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56.69" calcext:value-type="float">
            <text:p>3,9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Management Report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00" calcext:value-type="float">
            <text:p>4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Management Repor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97114.78" calcext:value-type="float">
            <text:p>1,797,1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PPEB-Payroll</text:p>
          </table:table-cell>
          <table:table-cell table:style-name="ce9" office:value-type="string" calcext:value-type="string">
            <text:p>PPEB-Payroll Management Repor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100.8" calcext:value-type="float">
            <text:p>17,1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RS-Parking Ticket</text:p>
          </table:table-cell>
          <table:table-cell table:style-name="ce10" office:value-type="string" calcext:value-type="string">
            <text:p>RS-Parking Ticket Process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27.07" calcext:value-type="float">
            <text:p>5,3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arking Ticket</text:p>
          </table:table-cell>
          <table:table-cell table:style-name="ce9" office:value-type="string" calcext:value-type="string">
            <text:p>RS-Parking Ticket Process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4094.93" calcext:value-type="float">
            <text:p>314,0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arking Ticket</text:p>
          </table:table-cell>
          <table:table-cell table:style-name="ce9" office:value-type="string" calcext:value-type="string">
            <text:p>RS-Parking Ticket Process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594184.08" calcext:value-type="float">
            <text:p>(3,594,1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arking Ticket</text:p>
          </table:table-cell>
          <table:table-cell table:style-name="ce9" office:value-type="string" calcext:value-type="string">
            <text:p>RS-Parking Ticket Process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915.06" calcext:value-type="float">
            <text:p>5,9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arking Ticket</text:p>
          </table:table-cell>
          <table:table-cell table:style-name="ce9" office:value-type="string" calcext:value-type="string">
            <text:p>RS-Parking Ticket Process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92600" calcext:value-type="float">
            <text:p>992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arking Ticket</text:p>
          </table:table-cell>
          <table:table-cell table:style-name="ce9" office:value-type="string" calcext:value-type="string">
            <text:p>RS-Parking Ticket Process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69656.55" calcext:value-type="float">
            <text:p>1,169,6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arking Ticket</text:p>
          </table:table-cell>
          <table:table-cell table:style-name="ce9" office:value-type="string" calcext:value-type="string">
            <text:p>RS-Parking Ticket Process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56878.65" calcext:value-type="float">
            <text:p>1,456,8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RS-Property Tax Billing</text:p>
          </table:table-cell>
          <table:table-cell table:style-name="ce10" office:value-type="string" calcext:value-type="string">
            <text:p>RS-Appeals Process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30.88" calcext:value-type="float">
            <text:p>2,1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Appeals Process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626.58" calcext:value-type="float">
            <text:p>53,6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Appeals Process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06.96" calcext:value-type="float">
            <text:p>4,7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Appeals Process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32765.33" calcext:value-type="float">
            <text:p>1,332,7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Appeals Process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032.12" calcext:value-type="float">
            <text:p>16,0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0" office:value-type="string" calcext:value-type="string">
            <text:p>RS-Apportionments of Property Tax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2.72" calcext:value-type="float">
            <text:p>5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Apportionments of Property Tax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476.13" calcext:value-type="float">
            <text:p>10,4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Apportionments of Property Tax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31.31" calcext:value-type="float">
            <text:p>1,0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Apportionments of Property Tax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3234.07" calcext:value-type="float">
            <text:p>193,2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Apportionments of Property Tax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38.85" calcext:value-type="float">
            <text:p>3,2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Apportionments of Property Tax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930" calcext:value-type="float">
            <text:p>(15,9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0" office:value-type="string" calcext:value-type="string">
            <text:p>RS-Property Assessment Review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98.16" calcext:value-type="float">
            <text:p>1,5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Property Assessment Review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1067.77" calcext:value-type="float">
            <text:p>381,0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Property Assessment Review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70486.88" calcext:value-type="float">
            <text:p>(870,48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Property Assessment Review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11.1" calcext:value-type="float">
            <text:p>2,8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Property Assessment Review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20828.98" calcext:value-type="float">
            <text:p>1,020,8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Property Assessment Review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455.3" calcext:value-type="float">
            <text:p>18,4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0" office:value-type="string" calcext:value-type="string">
            <text:p>RS-Property Tax &amp; Payment in Lieu of Tax Bill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29.03" calcext:value-type="float">
            <text:p>3,7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Property Tax &amp; Payment in Lieu of Tax Bill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3711.94" calcext:value-type="float">
            <text:p>93,7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Property Tax &amp; Payment in Lieu of Tax Bill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284.81" calcext:value-type="float">
            <text:p>5,2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Property Tax &amp; Payment in Lieu of Tax Bill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10631.4" calcext:value-type="float">
            <text:p>1,110,6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Property Tax &amp; Payment in Lieu of Tax Bill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62492.47" calcext:value-type="float">
            <text:p>1,462,4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Property Tax &amp; Payment in Lieu of Tax Bill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08983.5" calcext:value-type="float">
            <text:p>(908,9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10" office:value-type="string" calcext:value-type="string">
            <text:p>RS-Rebate &amp; Deferral Program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30.88" calcext:value-type="float">
            <text:p>2,1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Rebate &amp; Deferral Program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4648.28" calcext:value-type="float">
            <text:p>54,6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Rebate &amp; Deferral Program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10.81" calcext:value-type="float">
            <text:p>5,0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Rebate &amp; Deferral Program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00391.4" calcext:value-type="float">
            <text:p>1,400,3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Property Tax Billing</text:p>
          </table:table-cell>
          <table:table-cell table:style-name="ce9" office:value-type="string" calcext:value-type="string">
            <text:p>RS-Rebate &amp; Deferral Program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6801.88" calcext:value-type="float">
            <text:p>316,8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RS-Revenue Accounting &amp; Collection</text:p>
          </table:table-cell>
          <table:table-cell table:style-name="ce10" office:value-type="string" calcext:value-type="string">
            <text:p>RS-Arrears Collec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61.69" calcext:value-type="float">
            <text:p>4,2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Arrears Collec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2482.96" calcext:value-type="float">
            <text:p>142,4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Arrears Collection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93781.42" calcext:value-type="float">
            <text:p>(1,593,78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Arrears Collec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499.03" calcext:value-type="float">
            <text:p>7,4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Arrears Collectio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000" calcext:value-type="float">
            <text:p>5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Arrears Collec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43112.37" calcext:value-type="float">
            <text:p>1,943,1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Arrears Collec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9032.99" calcext:value-type="float">
            <text:p>799,0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Arrears Collection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417604.3" calcext:value-type="float">
            <text:p>(7,417,60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0" office:value-type="string" calcext:value-type="string">
            <text:p>RS-Municipal Land Transfer Tax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37.95" calcext:value-type="float">
            <text:p>4,1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Municipal Land Transfer Tax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9454.14" calcext:value-type="float">
            <text:p>159,4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Municipal Land Transfer Tax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90171" calcext:value-type="float">
            <text:p>(1,490,17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Municipal Land Transfer Tax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749.11" calcext:value-type="float">
            <text:p>21,7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Municipal Land Transfer Tax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43200.48" calcext:value-type="float">
            <text:p>643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Municipal Land Transfer Tax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2700.98" calcext:value-type="float">
            <text:p>492,7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0" office:value-type="string" calcext:value-type="string">
            <text:p>RS-Payment Processing &amp; Collec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29.03" calcext:value-type="float">
            <text:p>3,7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Payment Processing &amp; Collec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8039.05" calcext:value-type="float">
            <text:p>58,0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Payment Processing &amp; Collec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43364.03" calcext:value-type="float">
            <text:p>(1,843,36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Payment Processing &amp; Collec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883.54" calcext:value-type="float">
            <text:p>11,8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Payment Processing &amp; Collec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9529.48" calcext:value-type="float">
            <text:p>279,5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Payment Processing &amp; Collec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20521.67" calcext:value-type="float">
            <text:p>1,620,5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Payment Processing &amp; Collec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1035.44" calcext:value-type="float">
            <text:p>171,0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0" office:value-type="string" calcext:value-type="string">
            <text:p>RS-Refund Process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65.6" calcext:value-type="float">
            <text:p>1,0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Refund Process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381.84" calcext:value-type="float">
            <text:p>16,3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Refund Process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8983.06" calcext:value-type="float">
            <text:p>(378,9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Refund Process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20.47" calcext:value-type="float">
            <text:p>2,4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Refund Process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72942.67" calcext:value-type="float">
            <text:p>872,9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Refund Process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765.19" calcext:value-type="float">
            <text:p>7,7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Refund Process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5465" calcext:value-type="float">
            <text:p>(375,46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10" office:value-type="string" calcext:value-type="string">
            <text:p>RS-Revenue Account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30.88" calcext:value-type="float">
            <text:p>2,1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Revenue Account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248.88" calcext:value-type="float">
            <text:p>32,2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Revenue Account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66909.7" calcext:value-type="float">
            <text:p>(966,9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Revenue Accoun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22.46" calcext:value-type="float">
            <text:p>5,5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Revenue Accoun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01298.56" calcext:value-type="float">
            <text:p>1,701,2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Revenue Accoun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809.18" calcext:value-type="float">
            <text:p>14,8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Revenue Accounting &amp; Collection</text:p>
          </table:table-cell>
          <table:table-cell table:style-name="ce9" office:value-type="string" calcext:value-type="string">
            <text:p>RS-Revenue Account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12880" calcext:value-type="float">
            <text:p>(212,88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RS-Tax, Utility &amp; Parking Ticket Client Services</text:p>
          </table:table-cell>
          <table:table-cell table:style-name="ce10" office:value-type="string" calcext:value-type="string">
            <text:p>RS-Revenue Services Contact Centr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392.51" calcext:value-type="float">
            <text:p>6,3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Revenue Services Contact Centr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9517.64" calcext:value-type="float">
            <text:p>99,5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Revenue Services Contact Centr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415987.46" calcext:value-type="float">
            <text:p>(3,415,98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Revenue Services Contact Centr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255.91" calcext:value-type="float">
            <text:p>16,2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Revenue Services Contact Centr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89837.49" calcext:value-type="float">
            <text:p>5,189,8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Revenue Services Contact Centr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5413.34" calcext:value-type="float">
            <text:p>65,4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Revenue Services Contact Centr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5499.35" calcext:value-type="float">
            <text:p>(65,4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0" office:value-type="string" calcext:value-type="string">
            <text:p>RS-Revenue Services Counter Oper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94.35" calcext:value-type="float">
            <text:p>4,7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Revenue Services Counter Opera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8112.57" calcext:value-type="float">
            <text:p>128,1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Revenue Services Counter Operation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771637.45" calcext:value-type="float">
            <text:p>(2,771,63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Revenue Services Counter Oper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148.57" calcext:value-type="float">
            <text:p>14,1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Revenue Services Counter Oper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13871.01" calcext:value-type="float">
            <text:p>3,513,8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Revenue Services Counter Oper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3710.15" calcext:value-type="float">
            <text:p>33,7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Revenue Services Counter Operation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4242.65" calcext:value-type="float">
            <text:p>(164,24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10" office:value-type="string" calcext:value-type="string">
            <text:p>RS-Tax / Utility Account Administr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30.88" calcext:value-type="float">
            <text:p>2,1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Tax / Utility Account Administr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690.88" calcext:value-type="float">
            <text:p>32,6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Tax / Utility Account Administr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52773.67" calcext:value-type="float">
            <text:p>(952,77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Tax / Utility Account Administr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69.7" calcext:value-type="float">
            <text:p>5,5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Tax / Utility Account Administr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23477.92" calcext:value-type="float">
            <text:p>1,923,4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Tax / Utility Account Administr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841.59" calcext:value-type="float">
            <text:p>23,8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Tax / Utility Account Administr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17885" calcext:value-type="float">
            <text:p>(1,717,8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Tax / Utility Account Administra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91756.5" calcext:value-type="float">
            <text:p>(191,75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Tax, Utility &amp; Parking Ticket Client Services</text:p>
          </table:table-cell>
          <table:table-cell table:style-name="ce9" office:value-type="string" calcext:value-type="string">
            <text:p>RS-Tax / Utility Account Administration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16047.55" calcext:value-type="float">
            <text:p>(3,016,04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6" office:value-type="string" calcext:value-type="string">
            <text:p>RS-Utility Billing</text:p>
          </table:table-cell>
          <table:table-cell table:style-name="ce10" office:value-type="string" calcext:value-type="string">
            <text:p>RS-Meter Reading Oper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454.6" calcext:value-type="float">
            <text:p>5,4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Meter Reading Opera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1712.41" calcext:value-type="float">
            <text:p>151,7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Meter Reading Operation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27291.29" calcext:value-type="float">
            <text:p>(1,127,29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Meter Reading Oper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155.83" calcext:value-type="float">
            <text:p>7,1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Meter Reading Oper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41505.92" calcext:value-type="float">
            <text:p>941,5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Meter Reading Oper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5468.02" calcext:value-type="float">
            <text:p>295,4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0" office:value-type="string" calcext:value-type="string">
            <text:p>RS-Solid Waste Billing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65.44" calcext:value-type="float">
            <text:p>1,0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Solid Waste Billing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1091.84" calcext:value-type="float">
            <text:p>131,0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Solid Waste Billing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33542.73" calcext:value-type="float">
            <text:p>(1,633,54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Solid Waste Billing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92.01" calcext:value-type="float">
            <text:p>9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Solid Waste Billing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3144.78" calcext:value-type="float">
            <text:p>393,1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Solid Waste Billing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875.02" calcext:value-type="float">
            <text:p>6,8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10" office:value-type="string" calcext:value-type="string">
            <text:p>RS-Water Billing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387.88" calcext:value-type="float">
            <text:p>14,3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Water Billing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6039.04" calcext:value-type="float">
            <text:p>56,0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Water Billing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45911.08" calcext:value-type="float">
            <text:p>(1,245,91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Water Billing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354.57" calcext:value-type="float">
            <text:p>8,3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Water Billing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05416.06" calcext:value-type="float">
            <text:p>1,305,4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ffice of the Treasurer</text:p>
          </table:table-cell>
          <table:table-cell table:style-name="ce3" office:value-type="string" calcext:value-type="string">
            <text:p>RS-Utility Billing</text:p>
          </table:table-cell>
          <table:table-cell table:style-name="ce9" office:value-type="string" calcext:value-type="string">
            <text:p>RS-Water Billing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60260.45" calcext:value-type="float">
            <text:p>1,260,26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Office of the Treasurer</text:p>
          </table:table-cell>
          <table:table-cell table:style-name="ce4" office:value-type="string" calcext:value-type="string">
            <text:p>RS-Utility Billing</text:p>
          </table:table-cell>
          <table:table-cell table:style-name="ce11" office:value-type="string" calcext:value-type="string">
            <text:p>RS-Water Billings</text:p>
          </table:table-cell>
          <table:table-cell table:style-name="ce7" office:value-type="string" calcext:value-type="string">
            <text:p>Sundry and Other Revenues</text:p>
          </table:table-cell>
          <table:table-cell table:style-name="ce16" office:value-type="string" calcext:value-type="string">
            <text:p>94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370000" calcext:value-type="float">
            <text:p>(37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6" office:value-type="string" calcext:value-type="string">
            <text:p>PR-Community Recreation</text:p>
          </table:table-cell>
          <table:table-cell table:style-name="ce10" office:value-type="string" calcext:value-type="string">
            <text:p>Community Develop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7000" calcext:value-type="float">
            <text:p>(97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Community Develop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3130.25" calcext:value-type="float">
            <text:p>253,1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Community Develop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8130.45" calcext:value-type="float">
            <text:p>268,1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Community Develop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6029.52" calcext:value-type="float">
            <text:p>436,0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Community Develop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16000" calcext:value-type="float">
            <text:p>(1,416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Community Development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48164.47" calcext:value-type="float">
            <text:p>(348,16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Community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06037.45" calcext:value-type="float">
            <text:p>1,706,0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Community Develop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888119.63" calcext:value-type="float">
            <text:p>8,888,1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Community Development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00" calcext:value-type="float">
            <text:p>(3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Community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066821.29" calcext:value-type="float">
            <text:p>13,066,8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Community Develop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64047.7" calcext:value-type="float">
            <text:p>2,364,0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Community Develop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4444.7" calcext:value-type="float">
            <text:p>(54,44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Community Develop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76326.65" calcext:value-type="float">
            <text:p>(1,076,32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Instructional Recreation Program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41924.56" calcext:value-type="float">
            <text:p>741,9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Instructional Recreation Program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5679.3" calcext:value-type="float">
            <text:p>475,6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Instructional Recreation Program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15661.14" calcext:value-type="float">
            <text:p>1,315,6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Instructional Recreation Program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486525" calcext:value-type="float">
            <text:p>(2,486,5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Instructional Recreation Program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48536.66" calcext:value-type="float">
            <text:p>(748,53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Instructional Recreation Program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224556.46" calcext:value-type="float">
            <text:p>6,224,5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Instructional Recreation Program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1220.83" calcext:value-type="float">
            <text:p>191,2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Instructional Recreation Program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63472.1" calcext:value-type="float">
            <text:p>(663,47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Instructional Recreation Program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169410.81" calcext:value-type="float">
            <text:p>60,169,4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Instructional Recreation Program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381486.68" calcext:value-type="float">
            <text:p>11,381,4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Instructional Recreation Program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2615.38" calcext:value-type="float">
            <text:p>(152,6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Instructional Recreation Program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6525509.31" calcext:value-type="float">
            <text:p>(36,525,50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Leisure Recreation Program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9775.63" calcext:value-type="float">
            <text:p>499,7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Leisure Recreation Program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2457.77" calcext:value-type="float">
            <text:p>312,4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Leisure Recreation Program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43188.37" calcext:value-type="float">
            <text:p>1,143,1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Leisure Recreation Program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31459.14" calcext:value-type="float">
            <text:p>(431,45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Leisure Recreation Program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907131.37" calcext:value-type="float">
            <text:p>5,907,1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Leisure Recreation Program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7586.05" calcext:value-type="float">
            <text:p>127,5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Leisure Recreation Program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500" calcext:value-type="float">
            <text:p>(37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Leisure Recreation Program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496212.64" calcext:value-type="float">
            <text:p>36,496,2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Leisure Recreation Program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85454.93" calcext:value-type="float">
            <text:p>4,485,4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Leisure Recreation Program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7569.39" calcext:value-type="float">
            <text:p>(77,56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Leisure Recreation Program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879595.98" calcext:value-type="float">
            <text:p>(5,879,59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Permitted Activities &amp; Recration Faciliti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46640.1" calcext:value-type="float">
            <text:p>1,046,6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Permitted Activities &amp; Recration Faciliti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8842.31" calcext:value-type="float">
            <text:p>278,8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Permitted Activities &amp; Recration Faciliti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49307.77" calcext:value-type="float">
            <text:p>6,049,3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Permitted Activities &amp; Recration Faciliti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9471" calcext:value-type="float">
            <text:p>(129,47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Permitted Activities &amp; Recration Facilitie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529670.07" calcext:value-type="float">
            <text:p>(2,529,6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Permitted Activities &amp; Recration Faciliti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047440.18" calcext:value-type="float">
            <text:p>8,047,4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Permitted Activities &amp; Recration Facilitie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5139.59" calcext:value-type="float">
            <text:p>485,1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Permitted Activities &amp; Recration Facilitie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000" calcext:value-type="float">
            <text:p>(6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Permitted Activities &amp; Recration Faciliti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3530776.62" calcext:value-type="float">
            <text:p>33,530,7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Permitted Activities &amp; Recration Faciliti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781894.07" calcext:value-type="float">
            <text:p>7,781,8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Permitted Activities &amp; Recration Faciliti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45144.23" calcext:value-type="float">
            <text:p>(245,14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Permitted Activities &amp; Recration Facilitie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431164.08" calcext:value-type="float">
            <text:p>(14,431,16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10" office:value-type="string" calcext:value-type="string">
            <text:p>Recreation &amp; Facilities Planning &amp; Develop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0.01" calcext:value-type="float">
            <text:p>(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Recreation &amp; Facilities Planning &amp; Develop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834.56" calcext:value-type="float">
            <text:p>43,8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Recreation &amp; Facilities Planning &amp; Develop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4118" calcext:value-type="float">
            <text:p>54,1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Recreation &amp; Facilities Planning &amp; Develop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3600.04" calcext:value-type="float">
            <text:p>223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Recreation &amp; Facilities Planning &amp;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6769.13" calcext:value-type="float">
            <text:p>96,7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Recreation &amp; Facilities Planning &amp; Develop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53996.83" calcext:value-type="float">
            <text:p>(53,99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Recreation &amp; Facilities Planning &amp;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741589.56" calcext:value-type="float">
            <text:p>12,741,5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Recreation &amp; Facilities Planning &amp; Develop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7862.47" calcext:value-type="float">
            <text:p>437,8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Recreation &amp; Facilities Planning &amp; Develop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00" calcext:value-type="float">
            <text:p>(6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Recreation &amp; Facilities Planning &amp; Developmen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824010.26" calcext:value-type="float">
            <text:p>(4,824,0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Community Recreation</text:p>
          </table:table-cell>
          <table:table-cell table:style-name="ce9" office:value-type="string" calcext:value-type="string">
            <text:p>Recreation &amp; Facilities Planning &amp; Develop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34573.79" calcext:value-type="float">
            <text:p>(1,534,57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6" office:value-type="string" calcext:value-type="string">
            <text:p>PR-Parks</text:p>
          </table:table-cell>
          <table:table-cell table:style-name="ce10" office:value-type="string" calcext:value-type="string">
            <text:p>Beach Acces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2444.98" calcext:value-type="float">
            <text:p>342,4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Beach Acces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536.3" calcext:value-type="float">
            <text:p>26,5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Beach Acces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1227.37" calcext:value-type="float">
            <text:p>91,2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Beach Acces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000" calcext:value-type="float">
            <text:p>(1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Beach Acces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3894.16" calcext:value-type="float">
            <text:p>143,8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Beach Acces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.75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Beach Acces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08577.51" calcext:value-type="float">
            <text:p>2,308,5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Beach Acces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9810.68" calcext:value-type="float">
            <text:p>99,8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Beach Acces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319.75" calcext:value-type="float">
            <text:p>(6,3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arks Planning &amp; Develop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47932" calcext:value-type="float">
            <text:p>547,9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arks Planning &amp; Develop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6920.05" calcext:value-type="float">
            <text:p>46,9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arks Planning &amp; Develop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9092.75" calcext:value-type="float">
            <text:p>189,0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arks Planning &amp;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1893.04" calcext:value-type="float">
            <text:p>371,8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arks Planning &amp; Develop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1047.78" calcext:value-type="float">
            <text:p>81,0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arks Planning &amp;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821382" calcext:value-type="float">
            <text:p>11,821,3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arks Planning &amp; Develop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9043.68" calcext:value-type="float">
            <text:p>799,0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arks Planning &amp; Develop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70042.81" calcext:value-type="float">
            <text:p>(1,070,04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arks Planning &amp; Developmen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537682.92" calcext:value-type="float">
            <text:p>(3,537,6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arks Planning &amp; Develop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40817.95" calcext:value-type="float">
            <text:p>(4,040,8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0" office:value-type="string" calcext:value-type="string">
            <text:p>Plant Production, Greenhouses, Comm Gardens &amp; Conservatorie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24700" calcext:value-type="float">
            <text:p>(524,7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lant Production, Greenhouses, Comm Gardens &amp; Conservatori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1295.58" calcext:value-type="float">
            <text:p>351,2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lant Production, Greenhouses, Comm Gardens &amp; Conservatori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6858.75" calcext:value-type="float">
            <text:p>56,8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lant Production, Greenhouses, Comm Gardens &amp; Conservatori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200.23" calcext:value-type="float">
            <text:p>82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lant Production, Greenhouses, Comm Gardens &amp; Conservatori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00" calcext:value-type="float">
            <text:p>(1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lant Production, Greenhouses, Comm Gardens &amp; Conservatorie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9206.78" calcext:value-type="float">
            <text:p>(179,20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lant Production, Greenhouses, Comm Gardens &amp; Conservatori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48651.33" calcext:value-type="float">
            <text:p>1,048,6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lant Production, Greenhouses, Comm Gardens &amp; Conservatorie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0013.5" calcext:value-type="float">
            <text:p>240,0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lant Production, Greenhouses, Comm Gardens &amp; Conservatori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34565.19" calcext:value-type="float">
            <text:p>3,134,5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lant Production, Greenhouses, Comm Gardens &amp; Conservatori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3824.75" calcext:value-type="float">
            <text:p>343,8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lant Production, Greenhouses, Comm Gardens &amp; Conservatori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832.2" calcext:value-type="float">
            <text:p>(37,8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0" office:value-type="string" calcext:value-type="string">
            <text:p>PR-Parks Acces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81520" calcext:value-type="float">
            <text:p>81,5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R-Parks Acces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14438.24" calcext:value-type="float">
            <text:p>5,514,4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R-Parks Acces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31324.02" calcext:value-type="float">
            <text:p>931,3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R-Parks Acces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446558.93" calcext:value-type="float">
            <text:p>9,446,5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R-Parks Acces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91065" calcext:value-type="float">
            <text:p>(1,291,06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R-Parks Acces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21232.94" calcext:value-type="float">
            <text:p>(3,721,2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R-Parks Acces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826456.14" calcext:value-type="float">
            <text:p>11,826,4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R-Parks Acces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71.25" calcext:value-type="float">
            <text:p>2,2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R-Parks Acces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8670681.25" calcext:value-type="float">
            <text:p>78,670,6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R-Parks Acces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326466.49" calcext:value-type="float">
            <text:p>7,326,4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R-Parks Acces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30160.3" calcext:value-type="float">
            <text:p>(930,1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PR-Parks Acces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132216.54" calcext:value-type="float">
            <text:p>(6,132,21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0" office:value-type="string" calcext:value-type="string">
            <text:p>Ravines &amp; Watercours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12.1" calcext:value-type="float">
            <text:p>7,9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Ravines &amp; Watercours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9695.26" calcext:value-type="float">
            <text:p>69,6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Ravines &amp; Watercours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2600" calcext:value-type="float">
            <text:p>(232,6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Ravines &amp; Watercours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308.95" calcext:value-type="float">
            <text:p>26,3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Ravines &amp; Watercours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66813.3" calcext:value-type="float">
            <text:p>866,8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Ravines &amp; Watercours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692.45" calcext:value-type="float">
            <text:p>26,6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Ravines &amp; Watercours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487.55" calcext:value-type="float">
            <text:p>(3,4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0" office:value-type="string" calcext:value-type="string">
            <text:p>Toronto Island Ferry Operation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55077.16" calcext:value-type="float">
            <text:p>1,055,0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Toronto Island Ferry Oper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555.4" calcext:value-type="float">
            <text:p>11,5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Toronto Island Ferry Opera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1755.5" calcext:value-type="float">
            <text:p>441,7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Toronto Island Ferry Operation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4550" calcext:value-type="float">
            <text:p>(44,5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Toronto Island Ferry Oper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13268.02" calcext:value-type="float">
            <text:p>613,2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Toronto Island Ferry Operatio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700" calcext:value-type="float">
            <text:p>49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Toronto Island Ferry Oper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10527.27" calcext:value-type="float">
            <text:p>5,710,5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Toronto Island Ferry Oper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2971.15" calcext:value-type="float">
            <text:p>382,9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Toronto Island Ferry Operation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434020.69" calcext:value-type="float">
            <text:p>(7,434,0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10" office:value-type="string" calcext:value-type="string">
            <text:p>Zoo &amp; Farm Attraction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7.66" calcext:value-type="float">
            <text:p>3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Zoo &amp; Farm Attrac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71.45" calcext:value-type="float">
            <text:p>2,2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Zoo &amp; Farm Attrac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6119.97" calcext:value-type="float">
            <text:p>86,1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Zoo &amp; Farm Attraction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8516.83" calcext:value-type="float">
            <text:p>(28,51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Zoo &amp; Farm Attrac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8346.75" calcext:value-type="float">
            <text:p>218,3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Zoo &amp; Farm Attractio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.5" calcext:value-type="float">
            <text:p>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Zoo &amp; Farm Attrac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16620.55" calcext:value-type="float">
            <text:p>1,116,6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Zoo &amp; Farm Attrac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057.63" calcext:value-type="float">
            <text:p>51,0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Parks</text:p>
          </table:table-cell>
          <table:table-cell table:style-name="ce9" office:value-type="string" calcext:value-type="string">
            <text:p>Zoo &amp; Farm Attraction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2832.2" calcext:value-type="float">
            <text:p>(32,8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6" office:value-type="string" calcext:value-type="string">
            <text:p>PR-Urban Forestry</text:p>
          </table:table-cell>
          <table:table-cell table:style-name="ce10" office:value-type="string" calcext:value-type="string">
            <text:p>Tree Care &amp; Maintenance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182086.65" calcext:value-type="float">
            <text:p>(13,182,08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Care &amp; Maintenan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64719.86" calcext:value-type="float">
            <text:p>464,7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Care &amp; Maintenan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8521.76" calcext:value-type="float">
            <text:p>288,5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Care &amp; Maintenance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500000" calcext:value-type="float">
            <text:p>(3,5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Care &amp; Maintenan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46137.86" calcext:value-type="float">
            <text:p>2,046,1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Care &amp; Maintenanc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500" calcext:value-type="float">
            <text:p>(37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Care &amp; Maintenan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81871.33" calcext:value-type="float">
            <text:p>1,281,8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Care &amp; Maintenanc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7.75" calcext:value-type="float">
            <text:p>1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Care &amp; Maintenan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865364.69" calcext:value-type="float">
            <text:p>19,865,3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Care &amp; Maintenan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378304.74" calcext:value-type="float">
            <text:p>24,378,3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Care &amp; Maintenanc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53127" calcext:value-type="float">
            <text:p>(1,753,12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0" office:value-type="string" calcext:value-type="string">
            <text:p>Tree Planting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97242.36" calcext:value-type="float">
            <text:p>(797,24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lant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2943.97" calcext:value-type="float">
            <text:p>92,9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lant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383.25" calcext:value-type="float">
            <text:p>12,3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lant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6366.3" calcext:value-type="float">
            <text:p>146,3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lant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962500" calcext:value-type="float">
            <text:p>(1,96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lan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41425.12" calcext:value-type="float">
            <text:p>941,4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lant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2.25" calcext:value-type="float">
            <text:p>1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lan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19053.27" calcext:value-type="float">
            <text:p>4,219,0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lan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886923.63" calcext:value-type="float">
            <text:p>8,886,9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lant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511128" calcext:value-type="float">
            <text:p>(4,511,12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lant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00000" calcext:value-type="float">
            <text:p>(6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0" office:value-type="string" calcext:value-type="string">
            <text:p>Tree Protec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1962.65" calcext:value-type="float">
            <text:p>61,9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rotec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423" calcext:value-type="float">
            <text:p>13,4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rotec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4829.85" calcext:value-type="float">
            <text:p>94,8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rotec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2946.54" calcext:value-type="float">
            <text:p>52,9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rotec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00" calcext:value-type="float">
            <text:p>3,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rotec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61178.22" calcext:value-type="float">
            <text:p>5,061,1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rotec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231.36" calcext:value-type="float">
            <text:p>34,2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Tree Protection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209633.71" calcext:value-type="float">
            <text:p>(3,209,63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10" office:value-type="string" calcext:value-type="string">
            <text:p>Urban Forestry Planning &amp; Develop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0.01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Urban Forestry Planning &amp; Develop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8809.12" calcext:value-type="float">
            <text:p>138,8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Urban Forestry Planning &amp; Develop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205.95" calcext:value-type="float">
            <text:p>15,2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Urban Forestry Planning &amp; Develop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1190.94" calcext:value-type="float">
            <text:p>81,1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Urban Forestry Planning &amp;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297.47" calcext:value-type="float">
            <text:p>19,2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Urban Forestry Planning &amp; Develop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699.05" calcext:value-type="float">
            <text:p>23,6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Urban Forestry Planning &amp;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10746.92" calcext:value-type="float">
            <text:p>3,510,7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Urban Forestry Planning &amp; Develop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1942.47" calcext:value-type="float">
            <text:p>101,9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arks, Forestry &amp; Recreation</text:p>
          </table:table-cell>
          <table:table-cell table:style-name="ce3" office:value-type="string" calcext:value-type="string">
            <text:p>PR-Urban Forestry</text:p>
          </table:table-cell>
          <table:table-cell table:style-name="ce9" office:value-type="string" calcext:value-type="string">
            <text:p>Urban Forestry Planning &amp; Developmen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47203.29" calcext:value-type="float">
            <text:p>(1,447,203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arks, Forestry &amp; Recreation</text:p>
          </table:table-cell>
          <table:table-cell table:style-name="ce4" office:value-type="string" calcext:value-type="string">
            <text:p>PR-Urban Forestry</text:p>
          </table:table-cell>
          <table:table-cell table:style-name="ce11" office:value-type="string" calcext:value-type="string">
            <text:p>Urban Forestry Planning &amp; Development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1746.84" calcext:value-type="float">
            <text:p>(1,747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olicy, Planning, Finance &amp; Administration</text:p>
          </table:table-cell>
          <table:table-cell table:style-name="ce2" office:value-type="string" calcext:value-type="string">
            <text:p>Corporate Leadership</text:p>
          </table:table-cell>
          <table:table-cell table:style-name="ce8" office:value-type="string" calcext:value-type="string">
            <text:p>Corporate Leadership</text:p>
          </table:table-cell>
          <table:table-cell table:style-name="ce2" office:value-type="string" calcext:value-type="string">
            <text:p>Equipment</text:p>
          </table:table-cell>
          <table:table-cell table:style-name="ce8" office:value-type="string" calcext:value-type="string">
            <text:p>30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1999.99" calcext:value-type="float">
            <text:p>2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Corporate Leadership</text:p>
          </table:table-cell>
          <table:table-cell table:style-name="ce9" office:value-type="string" calcext:value-type="string">
            <text:p>Corporate Leadership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12.95" calcext:value-type="float">
            <text:p>2,2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Corporate Leadership</text:p>
          </table:table-cell>
          <table:table-cell table:style-name="ce9" office:value-type="string" calcext:value-type="string">
            <text:p>Corporate Leadership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66614.06" calcext:value-type="float">
            <text:p>766,6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Corporate Leadership</text:p>
          </table:table-cell>
          <table:table-cell table:style-name="ce9" office:value-type="string" calcext:value-type="string">
            <text:p>Corporate Leadership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600" calcext:value-type="float">
            <text:p>20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6" office:value-type="string" calcext:value-type="string">
            <text:p>Organizational Effectiveness</text:p>
          </table:table-cell>
          <table:table-cell table:style-name="ce10" office:value-type="string" calcext:value-type="string">
            <text:p>Organizational Effectivenes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50" calcext:value-type="float">
            <text:p>7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Organizational Effectiveness</text:p>
          </table:table-cell>
          <table:table-cell table:style-name="ce9" office:value-type="string" calcext:value-type="string">
            <text:p>Organizational Effectivenes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4577.34" calcext:value-type="float">
            <text:p>234,5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Organizational Effectiveness</text:p>
          </table:table-cell>
          <table:table-cell table:style-name="ce9" office:value-type="string" calcext:value-type="string">
            <text:p>Organizational Effectivenes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91161.35" calcext:value-type="float">
            <text:p>(1,191,1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Organizational Effectiveness</text:p>
          </table:table-cell>
          <table:table-cell table:style-name="ce9" office:value-type="string" calcext:value-type="string">
            <text:p>Organizational Effectivenes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38.5" calcext:value-type="float">
            <text:p>1,0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Organizational Effectiveness</text:p>
          </table:table-cell>
          <table:table-cell table:style-name="ce9" office:value-type="string" calcext:value-type="string">
            <text:p>Organizational Effectivenes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41231.48" calcext:value-type="float">
            <text:p>1,941,2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Organizational Effectiveness</text:p>
          </table:table-cell>
          <table:table-cell table:style-name="ce9" office:value-type="string" calcext:value-type="string">
            <text:p>Organizational Effectivenes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92.04" calcext:value-type="float">
            <text:p>5,5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Organizational Effectiveness</text:p>
          </table:table-cell>
          <table:table-cell table:style-name="ce9" office:value-type="string" calcext:value-type="string">
            <text:p>Organizational Effectivenes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22039.99" calcext:value-type="float">
            <text:p>(222,04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6" office:value-type="string" calcext:value-type="string">
            <text:p>PA-Emergency Management</text:p>
          </table:table-cell>
          <table:table-cell table:style-name="ce10" office:value-type="string" calcext:value-type="string">
            <text:p>Emergency Management Program Development &amp; Response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75.34" calcext:value-type="float">
            <text:p>(87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9" office:value-type="string" calcext:value-type="string">
            <text:p>Emergency Management Program Development &amp; Respons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454.95" calcext:value-type="float">
            <text:p>22,4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9" office:value-type="string" calcext:value-type="string">
            <text:p>Emergency Management Program Development &amp; Respons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0000" calcext:value-type="float">
            <text:p>16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9" office:value-type="string" calcext:value-type="string">
            <text:p>Emergency Management Program Development &amp; Respons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9309.39" calcext:value-type="float">
            <text:p>279,3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9" office:value-type="string" calcext:value-type="string">
            <text:p>Emergency Management Program Development &amp; Respons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874.25" calcext:value-type="float">
            <text:p>37,8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9" office:value-type="string" calcext:value-type="string">
            <text:p>Emergency Management Program Development &amp; Response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25000" calcext:value-type="float">
            <text:p>(22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9" office:value-type="string" calcext:value-type="string">
            <text:p>Emergency Management Program Development &amp; Respons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53134.03" calcext:value-type="float">
            <text:p>2,353,1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9" office:value-type="string" calcext:value-type="string">
            <text:p>Emergency Management Program Development &amp; Respons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3970.26" calcext:value-type="float">
            <text:p>203,9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Emergency Management</text:p>
          </table:table-cell>
          <table:table-cell table:style-name="ce9" office:value-type="string" calcext:value-type="string">
            <text:p>Emergency Management Program Development &amp; Respons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124.66" calcext:value-type="float">
            <text:p>(9,1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6" office:value-type="string" calcext:value-type="string">
            <text:p>PA-Financial Management</text:p>
          </table:table-cell>
          <table:table-cell table:style-name="ce10" office:value-type="string" calcext:value-type="string">
            <text:p>Budget Planning &amp; coordin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00" calcext:value-type="float">
            <text:p>2,9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9" office:value-type="string" calcext:value-type="string">
            <text:p>Budget Planning &amp; coordin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46687.08" calcext:value-type="float">
            <text:p>(946,68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9" office:value-type="string" calcext:value-type="string">
            <text:p>Budget Planning &amp; coordin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8.51" calcext:value-type="float">
            <text:p>4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9" office:value-type="string" calcext:value-type="string">
            <text:p>Budget Planning &amp; coordin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18254.59" calcext:value-type="float">
            <text:p>2,018,2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9" office:value-type="string" calcext:value-type="string">
            <text:p>Budget Planning &amp; coordin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658.06" calcext:value-type="float">
            <text:p>16,6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10" office:value-type="string" calcext:value-type="string">
            <text:p>Financial Transaction &amp; Payment Process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999.88" calcext:value-type="float">
            <text:p>19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9" office:value-type="string" calcext:value-type="string">
            <text:p>Financial Transaction &amp; Payment Process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87023.09" calcext:value-type="float">
            <text:p>(3,087,02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9" office:value-type="string" calcext:value-type="string">
            <text:p>Financial Transaction &amp; Payment Process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57.28" calcext:value-type="float">
            <text:p>2,3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9" office:value-type="string" calcext:value-type="string">
            <text:p>Financial Transaction &amp; Payment Process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25897.77" calcext:value-type="float">
            <text:p>5,725,8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Financial Management</text:p>
          </table:table-cell>
          <table:table-cell table:style-name="ce9" office:value-type="string" calcext:value-type="string">
            <text:p>Financial Transaction &amp; Payment Process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2876.7" calcext:value-type="float">
            <text:p>52,8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6" office:value-type="string" calcext:value-type="string">
            <text:p>PA-Program Support</text:p>
          </table:table-cell>
          <table:table-cell table:style-name="ce10" office:value-type="string" calcext:value-type="string">
            <text:p>Complement Management &amp; Report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25.19" calcext:value-type="float">
            <text:p>1,2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Complement Management &amp; Report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5801.54" calcext:value-type="float">
            <text:p>(205,8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Complement Management &amp; Repor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0.81" calcext:value-type="float">
            <text:p>3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Complement Management &amp; Repor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4827.15" calcext:value-type="float">
            <text:p>554,8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Complement Management &amp; Repor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63.1" calcext:value-type="float">
            <text:p>2,2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Complement Management &amp; Reporting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4615.23" calcext:value-type="float">
            <text:p>(114,6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0" office:value-type="string" calcext:value-type="string">
            <text:p>General Administr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3265.79" calcext:value-type="float">
            <text:p>103,2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General Administr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117.94" calcext:value-type="float">
            <text:p>15,1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General Administr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1639" calcext:value-type="float">
            <text:p>341,6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General Administr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29007.7" calcext:value-type="float">
            <text:p>(1,029,00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General Administr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1377.97" calcext:value-type="float">
            <text:p>821,3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General Administr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44565.33" calcext:value-type="float">
            <text:p>1,544,5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General Administr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6732.94" calcext:value-type="float">
            <text:p>196,7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General Administra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73076.07" calcext:value-type="float">
            <text:p>(573,07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0" office:value-type="string" calcext:value-type="string">
            <text:p>Public Consult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25.19" calcext:value-type="float">
            <text:p>6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Public Consult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34809.23" calcext:value-type="float">
            <text:p>(1,234,80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Public Consult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15.96" calcext:value-type="float">
            <text:p>8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Public Consult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04063.88" calcext:value-type="float">
            <text:p>1,204,0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Public Consult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45.31" calcext:value-type="float">
            <text:p>5,0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Public Consult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3780.98" calcext:value-type="float">
            <text:p>(103,78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Public Consulta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87691.21" calcext:value-type="float">
            <text:p>(687,69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10" office:value-type="string" calcext:value-type="string">
            <text:p>Time &amp; Attendance Data Entry &amp; Report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275.19" calcext:value-type="float">
            <text:p>12,2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Time &amp; Attendance Data Entry &amp; Report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051" calcext:value-type="float">
            <text:p>13,0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Time &amp; Attendance Data Entry &amp; Report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46412.32" calcext:value-type="float">
            <text:p>(1,646,4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Time &amp; Attendance Data Entry &amp; Repor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2918.8" calcext:value-type="float">
            <text:p>102,9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Time &amp; Attendance Data Entry &amp; Repor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31729.93" calcext:value-type="float">
            <text:p>2,831,7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Policy, Planning, Finance &amp; Administration</text:p>
          </table:table-cell>
          <table:table-cell table:style-name="ce3" office:value-type="string" calcext:value-type="string">
            <text:p>PA-Program Support</text:p>
          </table:table-cell>
          <table:table-cell table:style-name="ce9" office:value-type="string" calcext:value-type="string">
            <text:p>Time &amp; Attendance Data Entry &amp; Repor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1292.33" calcext:value-type="float">
            <text:p>161,292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olicy, Planning, Finance &amp; Administration</text:p>
          </table:table-cell>
          <table:table-cell table:style-name="ce4" office:value-type="string" calcext:value-type="string">
            <text:p>PA-Program Support</text:p>
          </table:table-cell>
          <table:table-cell table:style-name="ce11" office:value-type="string" calcext:value-type="string">
            <text:p>Time &amp; Attendance Data Entry &amp; Reporting</text:p>
          </table:table-cell>
          <table:table-cell table:style-name="ce7" office:value-type="string" calcext:value-type="string">
            <text:p>Transfers From Capital</text:p>
          </table:table-cell>
          <table:table-cell table:style-name="ce16" office:value-type="string" calcext:value-type="string">
            <text:p>92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916921.67" calcext:value-type="float">
            <text:p>(916,9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Housing Stability Policy &amp; Strategic Investment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148.83" calcext:value-type="float">
            <text:p>10,1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Housing Stability Policy &amp; Strategic Investment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357.83" calcext:value-type="float">
            <text:p>31,3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Housing Stability Policy &amp; Strategic Investments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296389" calcext:value-type="float">
            <text:p>(17,296,3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Housing Stability Policy &amp; Strategic Investment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8479.59" calcext:value-type="float">
            <text:p>378,4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Housing Stability Policy &amp; Strategic Investment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68.75" calcext:value-type="float">
            <text:p>(3,76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Housing Stability Policy &amp; Strategic Investment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818.05" calcext:value-type="float">
            <text:p>79,8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Housing Stability Policy &amp; Strategic Investment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223801.62" calcext:value-type="float">
            <text:p>35,223,8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Housing Stability Policy &amp; Strategic Investment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688217.33" calcext:value-type="float">
            <text:p>(18,688,21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Housing Stability Policy &amp; Strategic Investment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818359.61" calcext:value-type="float">
            <text:p>10,818,3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Housing Stability Policy &amp; Strategic Investment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06007.49" calcext:value-type="float">
            <text:p>1,006,0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Housing Stability Policy &amp; Strategic Investment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181510.19" calcext:value-type="float">
            <text:p>181,5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Housing Stability Policy &amp; Strategic Investment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3041.52" calcext:value-type="float">
            <text:p>(43,04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10" office:value-type="string" calcext:value-type="string">
            <text:p>Provide Emergency Shelter &amp; Related Suppor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90" calcext:value-type="float">
            <text:p>(3,79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Provide Emergency Shelter &amp; Related Suppor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57914.95" calcext:value-type="float">
            <text:p>2,157,9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Provide Emergency Shelter &amp; Related Suppor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4995.65" calcext:value-type="float">
            <text:p>104,9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Provide Emergency Shelter &amp; Related Suppor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8229.86" calcext:value-type="float">
            <text:p>508,2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Provide Emergency Shelter &amp; Related Suppor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68.75" calcext:value-type="float">
            <text:p>(3,76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Provide Emergency Shelter &amp; Related Suppor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11081.43" calcext:value-type="float">
            <text:p>4,011,0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Provide Emergency Shelter &amp; Related Suppor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83072.48" calcext:value-type="float">
            <text:p>4,383,0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Provide Emergency Shelter &amp; Related Support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3856071.07" calcext:value-type="float">
            <text:p>(73,856,07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Provide Emergency Shelter &amp; Related Suppor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639375.66" calcext:value-type="float">
            <text:p>49,639,3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Provide Emergency Shelter &amp; Related Suppor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1583379.58" calcext:value-type="float">
            <text:p>71,583,3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Provide Emergency Shelter &amp; Related Suppor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8482.5" calcext:value-type="float">
            <text:p>(128,4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Homeless and Housing First Solutions</text:p>
          </table:table-cell>
          <table:table-cell table:style-name="ce9" office:value-type="string" calcext:value-type="string">
            <text:p>Provide Emergency Shelter &amp; Related Suppor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3041.52" calcext:value-type="float">
            <text:p>(43,04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6" office:value-type="string" calcext:value-type="string">
            <text:p>HS-Social Housing System Management</text:p>
          </table:table-cell>
          <table:table-cell table:style-name="ce10" office:value-type="string" calcext:value-type="string">
            <text:p>Manage Centralized Social Housing Waiting Lis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854.9" calcext:value-type="float">
            <text:p>49,8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Centralized Social Housing Waiting Lis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0966.27" calcext:value-type="float">
            <text:p>100,9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Centralized Social Housing Waiting Lis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5762.89" calcext:value-type="float">
            <text:p>65,7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Centralized Social Housing Waiting Lis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240.12" calcext:value-type="float">
            <text:p>39,2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Centralized Social Housing Waiting Lis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0000" calcext:value-type="float">
            <text:p>30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Centralized Social Housing Waiting Lis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430240.19" calcext:value-type="float">
            <text:p>5,430,2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Centralized Social Housing Waiting Lis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36610.72" calcext:value-type="float">
            <text:p>1,036,6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0" office:value-type="string" calcext:value-type="string">
            <text:p>Manage New Affordable Housing/Other Non Subsidized Program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851000" calcext:value-type="float">
            <text:p>(9,851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New Affordable Housing/Other Non Subsidized Program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982.04" calcext:value-type="float">
            <text:p>49,9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New Affordable Housing/Other Non Subsidized Program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81.51" calcext:value-type="float">
            <text:p>1,9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New Affordable Housing/Other Non Subsidized Program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239.98" calcext:value-type="float">
            <text:p>79,2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New Affordable Housing/Other Non Subsidized Program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37.5" calcext:value-type="float">
            <text:p>(1,2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New Affordable Housing/Other Non Subsidized Program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23.41" calcext:value-type="float">
            <text:p>6,7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New Affordable Housing/Other Non Subsidized Program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6565439" calcext:value-type="float">
            <text:p>46,565,4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New Affordable Housing/Other Non Subsidized Program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6621009.74" calcext:value-type="float">
            <text:p>(36,621,01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New Affordable Housing/Other Non Subsidized Program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07136.92" calcext:value-type="float">
            <text:p>1,507,1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New Affordable Housing/Other Non Subsidized Program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3613.31" calcext:value-type="float">
            <text:p>133,6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New Affordable Housing/Other Non Subsidized Program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024.24" calcext:value-type="float">
            <text:p>(30,02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New Affordable Housing/Other Non Subsidized Program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133.08" calcext:value-type="float">
            <text:p>(14,1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0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38484" calcext:value-type="float">
            <text:p>(338,4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982.04" calcext:value-type="float">
            <text:p>49,9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81.51" calcext:value-type="float">
            <text:p>1,9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8769181.96" calcext:value-type="float">
            <text:p>(28,769,1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239.98" calcext:value-type="float">
            <text:p>79,2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37.5" calcext:value-type="float">
            <text:p>(1,2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23.41" calcext:value-type="float">
            <text:p>6,7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0241374.4" calcext:value-type="float">
            <text:p>110,241,3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Other Subsidies</text:p>
          </table:table-cell>
          <table:table-cell table:style-name="ce10" office:value-type="string" calcext:value-type="string">
            <text:p>8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710554.56" calcext:value-type="float">
            <text:p>(16,710,55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1109770.41" calcext:value-type="float">
            <text:p>(21,109,7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07134.42" calcext:value-type="float">
            <text:p>1,507,1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3613.32" calcext:value-type="float">
            <text:p>133,6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024.23" calcext:value-type="float">
            <text:p>(30,02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Rent Subsidies &amp; Housing Allowance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133.07" calcext:value-type="float">
            <text:p>(14,1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10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59716" calcext:value-type="float">
            <text:p>(859,71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982.04" calcext:value-type="float">
            <text:p>49,9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81.51" calcext:value-type="float">
            <text:p>1,9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2309828.04" calcext:value-type="float">
            <text:p>(102,309,82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470.98" calcext:value-type="float">
            <text:p>79,4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37.5" calcext:value-type="float">
            <text:p>(1,2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23.41" calcext:value-type="float">
            <text:p>6,7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9459870.68" calcext:value-type="float">
            <text:p>319,459,8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Other Subsidies</text:p>
          </table:table-cell>
          <table:table-cell table:style-name="ce10" office:value-type="string" calcext:value-type="string">
            <text:p>8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16710555.23" calcext:value-type="float">
            <text:p>16,710,5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644656.41" calcext:value-type="float">
            <text:p>(5,644,6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49237.62" calcext:value-type="float">
            <text:p>1,749,2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3613.32" calcext:value-type="float">
            <text:p>133,6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024.23" calcext:value-type="float">
            <text:p>(30,02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helter, Support &amp; Housing Administration</text:p>
          </table:table-cell>
          <table:table-cell table:style-name="ce3" office:value-type="string" calcext:value-type="string">
            <text:p>HS-Social Housing System Management</text:p>
          </table:table-cell>
          <table:table-cell table:style-name="ce9" office:value-type="string" calcext:value-type="string">
            <text:p>Manage Social Housing Provider Subsidie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133.07" calcext:value-type="float">
            <text:p>(14,133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ocial Development, Finance &amp; Administration</text:p>
          </table:table-cell>
          <table:table-cell table:style-name="ce2" office:value-type="string" calcext:value-type="string">
            <text:p>CD-Community &amp; Neighbourhood Development</text:p>
          </table:table-cell>
          <table:table-cell table:style-name="ce8" office:value-type="string" calcext:value-type="string">
            <text:p>Community Engagement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22500" calcext:value-type="float">
            <text:p>(2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Eng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.35" calcext:value-type="float">
            <text:p>1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Eng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2.33" calcext:value-type="float">
            <text:p>1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Engagement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5502.45" calcext:value-type="float">
            <text:p>(185,5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Eng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5713.72" calcext:value-type="float">
            <text:p>495,7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Eng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281.52" calcext:value-type="float">
            <text:p>18,2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0" office:value-type="string" calcext:value-type="string">
            <text:p>Community Funding Delivery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0000" calcext:value-type="float">
            <text:p>(4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Funding Delivery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.35" calcext:value-type="float">
            <text:p>1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Funding Delivery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5000" calcext:value-type="float">
            <text:p>(12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Funding Deliver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50.68" calcext:value-type="float">
            <text:p>3,2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Funding Delivery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00000" calcext:value-type="float">
            <text:p>3,00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Funding Delivery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571795.6" calcext:value-type="float">
            <text:p>(3,571,79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Funding Delivery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38487.77" calcext:value-type="float">
            <text:p>2,038,4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Funding Delivery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269.71" calcext:value-type="float">
            <text:p>22,2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0" office:value-type="string" calcext:value-type="string">
            <text:p>Community Safety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6.31" calcext:value-type="float">
            <text:p>4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Safety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28600" calcext:value-type="float">
            <text:p>(228,6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Safet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37.57" calcext:value-type="float">
            <text:p>8,2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Safety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0965.41" calcext:value-type="float">
            <text:p>(230,96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Safety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87662.96" calcext:value-type="float">
            <text:p>887,6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Community Safety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434.74" calcext:value-type="float">
            <text:p>36,4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10" office:value-type="string" calcext:value-type="string">
            <text:p>Tower &amp; Neighbourhood Revitaliza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055000" calcext:value-type="float">
            <text:p>(10,05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Tower &amp; Neighbourhood Revitaliz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43.51" calcext:value-type="float">
            <text:p>1,6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Tower &amp; Neighbourhood Revitaliz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0000" calcext:value-type="float">
            <text:p>(1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Tower &amp; Neighbourhood Revitaliz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55.05" calcext:value-type="float">
            <text:p>4,1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Tower &amp; Neighbourhood Revitaliza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000000" calcext:value-type="float">
            <text:p>10,00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Tower &amp; Neighbourhood Revitalization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92289.89" calcext:value-type="float">
            <text:p>(292,29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Tower &amp; Neighbourhood Revitaliz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38695.39" calcext:value-type="float">
            <text:p>1,038,6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Tower &amp; Neighbourhood Revitaliz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3527.8" calcext:value-type="float">
            <text:p>73,5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Youth Develop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6.31" calcext:value-type="float">
            <text:p>4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Youth Development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30251.5" calcext:value-type="float">
            <text:p>(1,630,25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Youth Develop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17250" calcext:value-type="float">
            <text:p>(217,2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Youth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568.72" calcext:value-type="float">
            <text:p>11,5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Youth Development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598.41" calcext:value-type="float">
            <text:p>(40,59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Youth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8368.37" calcext:value-type="float">
            <text:p>488,3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&amp; Neighbourhood Development</text:p>
          </table:table-cell>
          <table:table-cell table:style-name="ce9" office:value-type="string" calcext:value-type="string">
            <text:p>Youth Develop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80588.42" calcext:value-type="float">
            <text:p>2,380,5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6" office:value-type="string" calcext:value-type="string">
            <text:p>CD-Community Partnership Investment Program</text:p>
          </table:table-cell>
          <table:table-cell table:style-name="ce10" office:value-type="string" calcext:value-type="string">
            <text:p>Investment Funding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42500" calcext:value-type="float">
            <text:p>(442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Partnership Investment Program</text:p>
          </table:table-cell>
          <table:table-cell table:style-name="ce9" office:value-type="string" calcext:value-type="string">
            <text:p>Investment Fund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47700" calcext:value-type="float">
            <text:p>3,647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Community Partnership Investment Program</text:p>
          </table:table-cell>
          <table:table-cell table:style-name="ce10" office:value-type="string" calcext:value-type="string">
            <text:p>Partnership Fund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005500" calcext:value-type="float">
            <text:p>16,005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6" office:value-type="string" calcext:value-type="string">
            <text:p>CD-Financial Management &amp; Program Support</text:p>
          </table:table-cell>
          <table:table-cell table:style-name="ce10" office:value-type="string" calcext:value-type="string">
            <text:p>Financial Management &amp; Report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008.1" calcext:value-type="float">
            <text:p>21,0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Financial Management &amp; Report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68.7" calcext:value-type="float">
            <text:p>8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Financial Management &amp; Repor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183.56" calcext:value-type="float">
            <text:p>14,1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Financial Management &amp; Reporting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8088.2" calcext:value-type="float">
            <text:p>(238,0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Financial Management &amp; Repor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05483.18" calcext:value-type="float">
            <text:p>2,005,4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Financial Management &amp; Repor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150.44" calcext:value-type="float">
            <text:p>48,1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0" office:value-type="string" calcext:value-type="string">
            <text:p>Financial Planning &amp; Coordin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605.32" calcext:value-type="float">
            <text:p>12,6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Financial Planning &amp; Coordin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21.22" calcext:value-type="float">
            <text:p>5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Financial Planning &amp; Coordin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44.21" calcext:value-type="float">
            <text:p>2,8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Financial Planning &amp; Coordination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5833.8" calcext:value-type="float">
            <text:p>(55,83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Financial Planning &amp; Coordin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1677.78" calcext:value-type="float">
            <text:p>411,6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Financial Planning &amp; Coordin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960.07" calcext:value-type="float">
            <text:p>27,9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0" office:value-type="string" calcext:value-type="string">
            <text:p>Program Suppor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791.69" calcext:value-type="float">
            <text:p>40,7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Program Suppor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47.78" calcext:value-type="float">
            <text:p>1,6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Program Suppor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8025" calcext:value-type="float">
            <text:p>298,0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Program Suppor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91.1" calcext:value-type="float">
            <text:p>7,9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Program Support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8149.3" calcext:value-type="float">
            <text:p>(88,14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Program Suppor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39470.71" calcext:value-type="float">
            <text:p>739,4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Program Suppor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590.09" calcext:value-type="float">
            <text:p>36,5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10" office:value-type="string" calcext:value-type="string">
            <text:p>Revenue &amp; Cash Manag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605.32" calcext:value-type="float">
            <text:p>12,6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Revenue &amp; Cash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21.22" calcext:value-type="float">
            <text:p>3,0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Revenue &amp; Cash Manag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Revenue &amp; Cash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44.21" calcext:value-type="float">
            <text:p>2,8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Revenue &amp; Cash Management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40317.8" calcext:value-type="float">
            <text:p>(940,3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Revenue &amp; Cash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12033.1" calcext:value-type="float">
            <text:p>1,912,0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Financial Management &amp; Program Support</text:p>
          </table:table-cell>
          <table:table-cell table:style-name="ce9" office:value-type="string" calcext:value-type="string">
            <text:p>Revenue &amp; Cash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860.1" calcext:value-type="float">
            <text:p>30,8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6" office:value-type="string" calcext:value-type="string">
            <text:p>CD-Social Policy &amp; Planning</text:p>
          </table:table-cell>
          <table:table-cell table:style-name="ce10" office:value-type="string" calcext:value-type="string">
            <text:p>Human Services System Planning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77500" calcext:value-type="float">
            <text:p>(577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Human Services System Plann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63.11" calcext:value-type="float">
            <text:p>2,5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Human Services System Planning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20200" calcext:value-type="float">
            <text:p>(420,2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Human Services System Plann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669.66" calcext:value-type="float">
            <text:p>19,6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Human Services System Planning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76969" calcext:value-type="float">
            <text:p>(276,96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Human Services System Plann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48056.64" calcext:value-type="float">
            <text:p>1,548,0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Human Services System Plann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43836.15" calcext:value-type="float">
            <text:p>643,8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0" office:value-type="string" calcext:value-type="string">
            <text:p>Social Policy &amp; Analysi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66.21" calcext:value-type="float">
            <text:p>1,8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Social Policy &amp; Analysi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73.26" calcext:value-type="float">
            <text:p>4,8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Social Policy &amp; Analysi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4822.27" calcext:value-type="float">
            <text:p>(164,8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Social Policy &amp; Analysi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83010.53" calcext:value-type="float">
            <text:p>983,0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Social Policy &amp; Analysi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232.13" calcext:value-type="float">
            <text:p>11,2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10" office:value-type="string" calcext:value-type="string">
            <text:p>Social Research &amp; Evalu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74.96" calcext:value-type="float">
            <text:p>3,6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Social Research &amp; Evalu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309.63" calcext:value-type="float">
            <text:p>10,3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Social Research &amp; Evalu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83.33" calcext:value-type="float">
            <text:p>3,0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Social Research &amp; Evaluation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9721.12" calcext:value-type="float">
            <text:p>(189,7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Social Research &amp; Evalu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26668.18" calcext:value-type="float">
            <text:p>726,6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Social Policy &amp; Planning</text:p>
          </table:table-cell>
          <table:table-cell table:style-name="ce9" office:value-type="string" calcext:value-type="string">
            <text:p>Social Research &amp; Evalu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239.35" calcext:value-type="float">
            <text:p>17,2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9" office:value-type="string" calcext:value-type="string">
            <text:p>Corporate Partnership Initiativ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3.9" calcext:value-type="float">
            <text:p>3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9" office:value-type="string" calcext:value-type="string">
            <text:p>Corporate Partnership Initiativ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7576.44" calcext:value-type="float">
            <text:p>217,5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9" office:value-type="string" calcext:value-type="string">
            <text:p>Corporate Partnership Initiativ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88.71" calcext:value-type="float">
            <text:p>5,5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9" office:value-type="string" calcext:value-type="string">
            <text:p>Partnership Develop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7.15" calcext:value-type="float">
            <text:p>5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9" office:value-type="string" calcext:value-type="string">
            <text:p>Partnership Develop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8889.56" calcext:value-type="float">
            <text:p>398,8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9" office:value-type="string" calcext:value-type="string">
            <text:p>Partnership Develop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245.99" calcext:value-type="float">
            <text:p>10,2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9" office:value-type="string" calcext:value-type="string">
            <text:p>Revenue Generation and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1.95" calcext:value-type="float">
            <text:p>1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9" office:value-type="string" calcext:value-type="string">
            <text:p>Revenue Generation and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1040.49" calcext:value-type="float">
            <text:p>221,0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9" office:value-type="string" calcext:value-type="string">
            <text:p>Revenue Generation and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194.34" calcext:value-type="float">
            <text:p>15,1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D-Toronto Office of Partnerships</text:p>
          </table:table-cell>
          <table:table-cell table:style-name="ce9" office:value-type="string" calcext:value-type="string">
            <text:p>Revenue Generation and Manage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8149.11" calcext:value-type="float">
            <text:p>(108,14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6" office:value-type="string" calcext:value-type="string">
            <text:p>Corporate Leadership (DCM)</text:p>
          </table:table-cell>
          <table:table-cell table:style-name="ce10" office:value-type="string" calcext:value-type="string">
            <text:p>Corporate Leadership (DCM)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693.23" calcext:value-type="float">
            <text:p>34,6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orporate Leadership (DCM)</text:p>
          </table:table-cell>
          <table:table-cell table:style-name="ce9" office:value-type="string" calcext:value-type="string">
            <text:p>Corporate Leadership (DCM)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94.96" calcext:value-type="float">
            <text:p>6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orporate Leadership (DCM)</text:p>
          </table:table-cell>
          <table:table-cell table:style-name="ce9" office:value-type="string" calcext:value-type="string">
            <text:p>Corporate Leadership (DCM)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712.53" calcext:value-type="float">
            <text:p>7,7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orporate Leadership (DCM)</text:p>
          </table:table-cell>
          <table:table-cell table:style-name="ce9" office:value-type="string" calcext:value-type="string">
            <text:p>Corporate Leadership (DCM)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0018.25" calcext:value-type="float">
            <text:p>(90,0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cial Development, Finance &amp; Administration</text:p>
          </table:table-cell>
          <table:table-cell table:style-name="ce3" office:value-type="string" calcext:value-type="string">
            <text:p>Corporate Leadership (DCM)</text:p>
          </table:table-cell>
          <table:table-cell table:style-name="ce9" office:value-type="string" calcext:value-type="string">
            <text:p>Corporate Leadership (DCM)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69712.82" calcext:value-type="float">
            <text:p>1,069,713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ocial Development, Finance &amp; Administration</text:p>
          </table:table-cell>
          <table:table-cell table:style-name="ce4" office:value-type="string" calcext:value-type="string">
            <text:p>Corporate Leadership (DCM)</text:p>
          </table:table-cell>
          <table:table-cell table:style-name="ce11" office:value-type="string" calcext:value-type="string">
            <text:p>Corporate Leadership (DCM)</text:p>
          </table:table-cell>
          <table:table-cell table:style-name="ce7" office:value-type="string" calcext:value-type="string">
            <text:p>Service And Rent</text:p>
          </table:table-cell>
          <table:table-cell table:style-name="ce16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19" office:value-type="float" office:value="64099.02" calcext:value-type="float">
            <text:p>64,099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olid Waste Management Services</text:p>
          </table:table-cell>
          <table:table-cell table:style-name="ce2" office:value-type="string" calcext:value-type="string">
            <text:p>SW-City Beautification</text:p>
          </table:table-cell>
          <table:table-cell table:style-name="ce8" office:value-type="string" calcext:value-type="string">
            <text:p>Litter Pick-up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1137890.44" calcext:value-type="float">
            <text:p>1,137,8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Litter Pick-up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755.2" calcext:value-type="float">
            <text:p>8,7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Litter Pick-up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32749.13" calcext:value-type="float">
            <text:p>1,832,7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Litter Pick-up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3623.75" calcext:value-type="float">
            <text:p>173,6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Litter Pick-up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4474.93" calcext:value-type="float">
            <text:p>474,4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Litter Pick-up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30743.57" calcext:value-type="float">
            <text:p>10,730,7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Litter Pick-up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48338.64" calcext:value-type="float">
            <text:p>2,948,3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0" office:value-type="string" calcext:value-type="string">
            <text:p>Parks Bi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60890.7" calcext:value-type="float">
            <text:p>1,760,8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Parks Bi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49.49" calcext:value-type="float">
            <text:p>2,0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Parks Bi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65462.5" calcext:value-type="float">
            <text:p>1,265,4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Parks Bi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6477.38" calcext:value-type="float">
            <text:p>86,4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Parks Bi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4578.02" calcext:value-type="float">
            <text:p>164,5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Parks Bi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956664.63" calcext:value-type="float">
            <text:p>5,956,6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Parks Bi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8110.27" calcext:value-type="float">
            <text:p>128,1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0" office:value-type="string" calcext:value-type="string">
            <text:p>Special Event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540.32" calcext:value-type="float">
            <text:p>31,5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Special Event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9.78" calcext:value-type="float">
            <text:p>4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Special Event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4073.78" calcext:value-type="float">
            <text:p>104,0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Special Event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096.39" calcext:value-type="float">
            <text:p>10,0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Special Event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511.62" calcext:value-type="float">
            <text:p>24,5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Special Event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94770.58" calcext:value-type="float">
            <text:p>594,7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Special Event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1577.66" calcext:value-type="float">
            <text:p>171,5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10" office:value-type="string" calcext:value-type="string">
            <text:p>Street Litter Bin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1379.59" calcext:value-type="float">
            <text:p>101,3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Street Litter Bi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2.41" calcext:value-type="float">
            <text:p>5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Street Litter Bi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9688.46" calcext:value-type="float">
            <text:p>829,6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Street Litter Bin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54829.63" calcext:value-type="float">
            <text:p>(1,354,8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Street Litter Bi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6224.72" calcext:value-type="float">
            <text:p>66,2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Street Litter Bi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8787.35" calcext:value-type="float">
            <text:p>78,7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Street Litter Bi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59094.14" calcext:value-type="float">
            <text:p>4,959,0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City Beautification</text:p>
          </table:table-cell>
          <table:table-cell table:style-name="ce9" office:value-type="string" calcext:value-type="string">
            <text:p>Street Litter Bi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20.7" calcext:value-type="float">
            <text:p>5,3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6" office:value-type="string" calcext:value-type="string">
            <text:p>SW-Residual Management</text:p>
          </table:table-cell>
          <table:table-cell table:style-name="ce10" office:value-type="string" calcext:value-type="string">
            <text:p>Energy Gener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517.28" calcext:value-type="float">
            <text:p>13,5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Energy Gener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64.07" calcext:value-type="float">
            <text:p>1,4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Energy Gener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138.34" calcext:value-type="float">
            <text:p>11,1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Energy Gener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25.55" calcext:value-type="float">
            <text:p>1,0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Energy Genera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504.98" calcext:value-type="float">
            <text:p>10,5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Energy Gener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830.55" calcext:value-type="float">
            <text:p>125,8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Energy Gener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0559.22" calcext:value-type="float">
            <text:p>80,5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Energy Gener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50000" calcext:value-type="float">
            <text:p>(7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Energy Genera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10300.57" calcext:value-type="float">
            <text:p>(510,30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0" office:value-type="string" calcext:value-type="string">
            <text:p>Green Lane Landfill Sit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391023.58" calcext:value-type="float">
            <text:p>6,391,0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Green Lane Landfill Sit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127.11" calcext:value-type="float">
            <text:p>53,1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Green Lane Landfill Sit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99038.01" calcext:value-type="float">
            <text:p>3,499,0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Green Lane Landfill Sit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89315" calcext:value-type="float">
            <text:p>(989,3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Green Lane Landfill Sit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0966.25" calcext:value-type="float">
            <text:p>420,9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Green Lane Landfill Sit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807448.85" calcext:value-type="float">
            <text:p>67,807,4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Green Lane Landfill Sit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53613.01" calcext:value-type="float">
            <text:p>853,6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Green Lane Landfill Sit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110341.29" calcext:value-type="float">
            <text:p>12,110,3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Green Lane Landfill Sit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3279632.56" calcext:value-type="float">
            <text:p>(43,279,6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Green Lane Landfill Sit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141320.74" calcext:value-type="float">
            <text:p>(2,141,3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10" office:value-type="string" calcext:value-type="string">
            <text:p>Perpetual Car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861302.42" calcext:value-type="float">
            <text:p>9,861,3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Perpetual Car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563.27" calcext:value-type="float">
            <text:p>8,5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Perpetual Car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3930.19" calcext:value-type="float">
            <text:p>573,9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Perpetual Car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951.35" calcext:value-type="float">
            <text:p>12,9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Perpetual Car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57940.4" calcext:value-type="float">
            <text:p>757,9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Perpetual Car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28299.01" calcext:value-type="float">
            <text:p>2,828,2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Perpetual Car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6636.51" calcext:value-type="float">
            <text:p>56,6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Perpetual Care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294633.62" calcext:value-type="float">
            <text:p>(2,294,63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Residual Management</text:p>
          </table:table-cell>
          <table:table-cell table:style-name="ce9" office:value-type="string" calcext:value-type="string">
            <text:p>Perpetual Car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3000" calcext:value-type="float">
            <text:p>(103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6" office:value-type="string" calcext:value-type="string">
            <text:p>SW-Solid Waste Collection &amp; Transfer</text:p>
          </table:table-cell>
          <table:table-cell table:style-name="ce10" office:value-type="string" calcext:value-type="string">
            <text:p>Durable Goods (C&amp;T)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0018.74" calcext:value-type="float">
            <text:p>1,070,0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Durable Goods (C&amp;T)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735.02" calcext:value-type="float">
            <text:p>7,7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Durable Goods (C&amp;T)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82687.2" calcext:value-type="float">
            <text:p>2,482,6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Durable Goods (C&amp;T)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9781.72" calcext:value-type="float">
            <text:p>209,7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Durable Goods (C&amp;T)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9893.42" calcext:value-type="float">
            <text:p>829,8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Durable Goods (C&amp;T)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201739.7" calcext:value-type="float">
            <text:p>6,201,7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Durable Goods (C&amp;T)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804666.32" calcext:value-type="float">
            <text:p>6,804,6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0" office:value-type="string" calcext:value-type="string">
            <text:p>Garbage (C&amp;T)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685110.72" calcext:value-type="float">
            <text:p>5,685,1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arbage (C&amp;T)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353.96" calcext:value-type="float">
            <text:p>25,3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arbage (C&amp;T)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46013.75" calcext:value-type="float">
            <text:p>3,446,0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arbage (C&amp;T)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0645.1" calcext:value-type="float">
            <text:p>(50,64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arbage (C&amp;T)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2062.91" calcext:value-type="float">
            <text:p>222,0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arbage (C&amp;T)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64633.95" calcext:value-type="float">
            <text:p>1,864,6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arbage (C&amp;T)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451563.11" calcext:value-type="float">
            <text:p>7,451,5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arbage (C&amp;T)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719486.39" calcext:value-type="float">
            <text:p>9,719,4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arbage (C&amp;T)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24342.89" calcext:value-type="float">
            <text:p>(4,024,34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arbage (C&amp;T)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53230.05" calcext:value-type="float">
            <text:p>(653,2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arbage (C&amp;T)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70331328.86" calcext:value-type="float">
            <text:p>(270,331,32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0" office:value-type="string" calcext:value-type="string">
            <text:p>Green Bin (C&amp;T)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0146.33" calcext:value-type="float">
            <text:p>1,250,1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reen Bin (C&amp;T)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969.56" calcext:value-type="float">
            <text:p>12,9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reen Bin (C&amp;T)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27065.67" calcext:value-type="float">
            <text:p>4,327,0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reen Bin (C&amp;T)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1473.35" calcext:value-type="float">
            <text:p>411,4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reen Bin (C&amp;T)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68209" calcext:value-type="float">
            <text:p>968,2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reen Bin (C&amp;T)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286975.34" calcext:value-type="float">
            <text:p>12,286,9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Green Bin (C&amp;T)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09372.96" calcext:value-type="float">
            <text:p>5,509,3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0" office:value-type="string" calcext:value-type="string">
            <text:p>Leaf &amp; Yard Waste (C&amp;T)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60252.34" calcext:value-type="float">
            <text:p>860,2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Leaf &amp; Yard Waste (C&amp;T)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372.32" calcext:value-type="float">
            <text:p>9,3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Leaf &amp; Yard Waste (C&amp;T)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33832.6" calcext:value-type="float">
            <text:p>2,133,8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Leaf &amp; Yard Waste (C&amp;T)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5065.07" calcext:value-type="float">
            <text:p>185,0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Leaf &amp; Yard Waste (C&amp;T)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67066.23" calcext:value-type="float">
            <text:p>667,0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Leaf &amp; Yard Waste (C&amp;T)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680044.31" calcext:value-type="float">
            <text:p>5,680,0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Leaf &amp; Yard Waste (C&amp;T)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27136.46" calcext:value-type="float">
            <text:p>4,127,1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Leaf &amp; Yard Waste (C&amp;T)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1786" calcext:value-type="float">
            <text:p>(51,78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Leaf &amp; Yard Waste (C&amp;T)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3124.9" calcext:value-type="float">
            <text:p>(33,1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Leaf &amp; Yard Waste (C&amp;T)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15144.7" calcext:value-type="float">
            <text:p>(615,14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0" office:value-type="string" calcext:value-type="string">
            <text:p>Municipal Hazardous &amp; Special Waste (C&amp;T)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2208.15" calcext:value-type="float">
            <text:p>52,2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Municipal Hazardous &amp; Special Waste (C&amp;T)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04.54" calcext:value-type="float">
            <text:p>2,0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Municipal Hazardous &amp; Special Waste (C&amp;T)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6946.48" calcext:value-type="float">
            <text:p>346,9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Municipal Hazardous &amp; Special Waste (C&amp;T)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232.48" calcext:value-type="float">
            <text:p>37,2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Municipal Hazardous &amp; Special Waste (C&amp;T)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269.09" calcext:value-type="float">
            <text:p>40,2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Municipal Hazardous &amp; Special Waste (C&amp;T)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62767.98" calcext:value-type="float">
            <text:p>1,162,7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Municipal Hazardous &amp; Special Waste (C&amp;T)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740.09" calcext:value-type="float">
            <text:p>51,7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10" office:value-type="string" calcext:value-type="string">
            <text:p>Recyclables (C&amp;T)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51905.46" calcext:value-type="float">
            <text:p>4,951,9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Recyclables (C&amp;T)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362.31" calcext:value-type="float">
            <text:p>19,3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Recyclables (C&amp;T)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61073.02" calcext:value-type="float">
            <text:p>3,261,0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Recyclables (C&amp;T)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8003.68" calcext:value-type="float">
            <text:p>(38,00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Recyclables (C&amp;T)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8620.15" calcext:value-type="float">
            <text:p>218,6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Recyclables (C&amp;T)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79045.97" calcext:value-type="float">
            <text:p>1,679,0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Recyclables (C&amp;T)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856800" calcext:value-type="float">
            <text:p>(10,856,8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Recyclables (C&amp;T)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831520.35" calcext:value-type="float">
            <text:p>6,831,5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Collection &amp; Transfer</text:p>
          </table:table-cell>
          <table:table-cell table:style-name="ce9" office:value-type="string" calcext:value-type="string">
            <text:p>Recyclables (C&amp;T)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462386.97" calcext:value-type="float">
            <text:p>11,462,3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6" office:value-type="string" calcext:value-type="string">
            <text:p>SW-Solid Waste Education &amp; Enforcement</text:p>
          </table:table-cell>
          <table:table-cell table:style-name="ce10" office:value-type="string" calcext:value-type="string">
            <text:p>By-law Enforc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8829.79" calcext:value-type="float">
            <text:p>198,8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By-law Enforc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40.28" calcext:value-type="float">
            <text:p>1,2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By-law Enforc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2758.8" calcext:value-type="float">
            <text:p>192,7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By-law Enforc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6062.35" calcext:value-type="float">
            <text:p>356,0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By-law Enforce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0571.38" calcext:value-type="float">
            <text:p>150,5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By-law Enforc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721.2" calcext:value-type="float">
            <text:p>51,7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0" office:value-type="string" calcext:value-type="string">
            <text:p>Environment Day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034.55" calcext:value-type="float">
            <text:p>27,0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Environment Day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568.47" calcext:value-type="float">
            <text:p>6,5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Environment Day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3107.72" calcext:value-type="float">
            <text:p>33,1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Environment Day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562.87" calcext:value-type="float">
            <text:p>25,5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Environment Day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068.56" calcext:value-type="float">
            <text:p>23,0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Environment Day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94380" calcext:value-type="float">
            <text:p>594,3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Environment Day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3125.57" calcext:value-type="float">
            <text:p>73,1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Environment Day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98.59" calcext:value-type="float">
            <text:p>(9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10" office:value-type="string" calcext:value-type="string">
            <text:p>Promotion &amp; Educ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9748.22" calcext:value-type="float">
            <text:p>389,7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Promotion &amp; Educ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31.52" calcext:value-type="float">
            <text:p>1,9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Promotion &amp; Educ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65823.05" calcext:value-type="float">
            <text:p>465,8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Promotion &amp; Educ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10.77" calcext:value-type="float">
            <text:p>3,9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Promotion &amp; Educa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2893.59" calcext:value-type="float">
            <text:p>302,8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Promotion &amp; Educ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0287.11" calcext:value-type="float">
            <text:p>130,2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Education &amp; Enforcement</text:p>
          </table:table-cell>
          <table:table-cell table:style-name="ce9" office:value-type="string" calcext:value-type="string">
            <text:p>Promotion &amp; Educ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397669.43" calcext:value-type="float">
            <text:p>3,397,66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6" office:value-type="string" calcext:value-type="string">
            <text:p>SW-Solid Waste Processing &amp; Transport</text:p>
          </table:table-cell>
          <table:table-cell table:style-name="ce10" office:value-type="string" calcext:value-type="string">
            <text:p>Durable Goods (P&amp;T)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8965.99" calcext:value-type="float">
            <text:p>168,9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Durable Goods (P&amp;T)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16.6" calcext:value-type="float">
            <text:p>2,4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Durable Goods (P&amp;T)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0034.73" calcext:value-type="float">
            <text:p>200,0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Durable Goods (P&amp;T)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054.07" calcext:value-type="float">
            <text:p>42,0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Durable Goods (P&amp;T)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1312.25" calcext:value-type="float">
            <text:p>131,3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Durable Goods (P&amp;T)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91874.47" calcext:value-type="float">
            <text:p>1,091,8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Durable Goods (P&amp;T)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91131.08" calcext:value-type="float">
            <text:p>2,391,1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Durable Goods (P&amp;T)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21435.5" calcext:value-type="float">
            <text:p>(1,121,43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0" office:value-type="string" calcext:value-type="string">
            <text:p>Garbage (P&amp;T)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56974.57" calcext:value-type="float">
            <text:p>1,656,9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arbage (P&amp;T)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913.5" calcext:value-type="float">
            <text:p>57,9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arbage (P&amp;T)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31639.7" calcext:value-type="float">
            <text:p>2,431,6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arbage (P&amp;T)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698278.13" calcext:value-type="float">
            <text:p>(2,698,27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arbage (P&amp;T)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46541.22" calcext:value-type="float">
            <text:p>1,846,5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arbage (P&amp;T)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85060.49" calcext:value-type="float">
            <text:p>2,585,0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arbage (P&amp;T)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646.4" calcext:value-type="float">
            <text:p>(4,64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arbage (P&amp;T)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658755.22" calcext:value-type="float">
            <text:p>9,658,7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arbage (P&amp;T)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90134.06" calcext:value-type="float">
            <text:p>12,590,1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arbage (P&amp;T)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72011.91" calcext:value-type="float">
            <text:p>(572,0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arbage (P&amp;T)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54860.59" calcext:value-type="float">
            <text:p>(454,8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arbage (P&amp;T)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199348.38" calcext:value-type="float">
            <text:p>(9,199,34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0" office:value-type="string" calcext:value-type="string">
            <text:p>Green Bin (P&amp;T)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11351.98" calcext:value-type="float">
            <text:p>2,311,3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reen Bin (P&amp;T)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526.38" calcext:value-type="float">
            <text:p>22,5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reen Bin (P&amp;T)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93975.46" calcext:value-type="float">
            <text:p>1,993,9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reen Bin (P&amp;T)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5677.94" calcext:value-type="float">
            <text:p>395,6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reen Bin (P&amp;T)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09506.59" calcext:value-type="float">
            <text:p>2,009,5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reen Bin (P&amp;T)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57544.93" calcext:value-type="float">
            <text:p>3,157,5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reen Bin (P&amp;T)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043176.02" calcext:value-type="float">
            <text:p>19,043,1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Green Bin (P&amp;T)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0677.3" calcext:value-type="float">
            <text:p>(120,6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0" office:value-type="string" calcext:value-type="string">
            <text:p>Leaf &amp; Yard Waste (P&amp;T)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54350.33" calcext:value-type="float">
            <text:p>854,3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Leaf &amp; Yard Waste (P&amp;T)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591.52" calcext:value-type="float">
            <text:p>18,5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Leaf &amp; Yard Waste (P&amp;T)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31251.18" calcext:value-type="float">
            <text:p>1,331,2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Leaf &amp; Yard Waste (P&amp;T)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5283" calcext:value-type="float">
            <text:p>(135,2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Leaf &amp; Yard Waste (P&amp;T)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4859.3" calcext:value-type="float">
            <text:p>434,8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Leaf &amp; Yard Waste (P&amp;T)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19097.13" calcext:value-type="float">
            <text:p>919,0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Leaf &amp; Yard Waste (P&amp;T)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872" calcext:value-type="float">
            <text:p>(3,87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Leaf &amp; Yard Waste (P&amp;T)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390573.38" calcext:value-type="float">
            <text:p>3,390,5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Leaf &amp; Yard Waste (P&amp;T)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40942.64" calcext:value-type="float">
            <text:p>4,940,9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Leaf &amp; Yard Waste (P&amp;T)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857.54" calcext:value-type="float">
            <text:p>(18,8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Leaf &amp; Yard Waste (P&amp;T)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3545.82" calcext:value-type="float">
            <text:p>(83,54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Leaf &amp; Yard Waste (P&amp;T)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91617.2" calcext:value-type="float">
            <text:p>(391,61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0" office:value-type="string" calcext:value-type="string">
            <text:p>Municipal Hazardous &amp; Special Waste (P&amp;T)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0345.58" calcext:value-type="float">
            <text:p>270,3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Municipal Hazardous &amp; Special Waste (P&amp;T)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449.37" calcext:value-type="float">
            <text:p>5,4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Municipal Hazardous &amp; Special Waste (P&amp;T)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6799.33" calcext:value-type="float">
            <text:p>186,7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Municipal Hazardous &amp; Special Waste (P&amp;T)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660.85" calcext:value-type="float">
            <text:p>26,6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Municipal Hazardous &amp; Special Waste (P&amp;T)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0099.6" calcext:value-type="float">
            <text:p>210,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Municipal Hazardous &amp; Special Waste (P&amp;T)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55413.71" calcext:value-type="float">
            <text:p>(1,155,4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Municipal Hazardous &amp; Special Waste (P&amp;T)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51153.57" calcext:value-type="float">
            <text:p>1,351,1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Municipal Hazardous &amp; Special Waste (P&amp;T)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89731.88" calcext:value-type="float">
            <text:p>1,989,7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Municipal Hazardous &amp; Special Waste (P&amp;T)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10636.98" calcext:value-type="float">
            <text:p>(310,63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Municipal Hazardous &amp; Special Waste (P&amp;T)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10300.57" calcext:value-type="float">
            <text:p>(510,30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10" office:value-type="string" calcext:value-type="string">
            <text:p>Resales of Recyclables (P&amp;T)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94303.2" calcext:value-type="float">
            <text:p>2,394,3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Resales of Recyclables (P&amp;T)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292.87" calcext:value-type="float">
            <text:p>27,2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Resales of Recyclables (P&amp;T)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09569.66" calcext:value-type="float">
            <text:p>3,709,5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Resales of Recyclables (P&amp;T)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9851.94" calcext:value-type="float">
            <text:p>(129,85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Resales of Recyclables (P&amp;T)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68161.62" calcext:value-type="float">
            <text:p>868,1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Resales of Recyclables (P&amp;T)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67952.18" calcext:value-type="float">
            <text:p>2,467,9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Resales of Recyclables (P&amp;T)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644361.6" calcext:value-type="float">
            <text:p>(9,644,36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Resales of Recyclables (P&amp;T)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594279.71" calcext:value-type="float">
            <text:p>7,594,2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Resales of Recyclables (P&amp;T)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108218.36" calcext:value-type="float">
            <text:p>32,108,2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Resales of Recyclables (P&amp;T)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836623.69" calcext:value-type="float">
            <text:p>(23,836,62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olid Waste Management Services</text:p>
          </table:table-cell>
          <table:table-cell table:style-name="ce3" office:value-type="string" calcext:value-type="string">
            <text:p>SW-Solid Waste Processing &amp; Transport</text:p>
          </table:table-cell>
          <table:table-cell table:style-name="ce9" office:value-type="string" calcext:value-type="string">
            <text:p>Resales of Recyclables (P&amp;T)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94940.25" calcext:value-type="float">
            <text:p>(194,94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olid Waste Management Services</text:p>
          </table:table-cell>
          <table:table-cell table:style-name="ce4" office:value-type="string" calcext:value-type="string">
            <text:p>SW-Solid Waste Processing &amp; Transport</text:p>
          </table:table-cell>
          <table:table-cell table:style-name="ce11" office:value-type="string" calcext:value-type="string">
            <text:p>Resales of Recyclables (P&amp;T)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344447.32" calcext:value-type="float">
            <text:p>(344,447)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heatres</text:p>
          </table:table-cell>
          <table:table-cell table:style-name="ce2" office:value-type="string" calcext:value-type="string">
            <text:p>Theatrical &amp; Other Cultural Events</text:p>
          </table:table-cell>
          <table:table-cell table:style-name="ce8" office:value-type="string" calcext:value-type="string">
            <text:p>Theatrical &amp; Other Cultural Event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2370893.04" calcext:value-type="float">
            <text:p>(2,370,89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Theatrical &amp; Other Cultural Events</text:p>
          </table:table-cell>
          <table:table-cell table:style-name="ce6" office:value-type="string" calcext:value-type="string">
            <text:p>Contribution To Capital</text:p>
          </table:table-cell>
          <table:table-cell table:style-name="ce10" office:value-type="string" calcext:value-type="string">
            <text:p>505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4368" calcext:value-type="float">
            <text:p>1,074,3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Theatrical &amp; Other Cultural Event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66657.31" calcext:value-type="float">
            <text:p>1,766,6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Theatrical &amp; Other Cultural Event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26141" calcext:value-type="float">
            <text:p>826,1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Theatrical &amp; Other Cultural Event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88982" calcext:value-type="float">
            <text:p>2,188,9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Theatrical &amp; Other Cultural Event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35149.5" calcext:value-type="float">
            <text:p>735,1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Theatrical &amp; Other Cultural Event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725491" calcext:value-type="float">
            <text:p>11,725,4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Theatrical &amp; Other Cultural Event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47552" calcext:value-type="float">
            <text:p>4,847,5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heatres</text:p>
          </table:table-cell>
          <table:table-cell table:style-name="ce3" office:value-type="string" calcext:value-type="string">
            <text:p>Theatrical &amp; Other Cultural Events</text:p>
          </table:table-cell>
          <table:table-cell table:style-name="ce9" office:value-type="string" calcext:value-type="string">
            <text:p>Theatrical &amp; Other Cultural Event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73679.2" calcext:value-type="float">
            <text:p>(3,073,679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heatres</text:p>
          </table:table-cell>
          <table:table-cell table:style-name="ce4" office:value-type="string" calcext:value-type="string">
            <text:p>Theatrical &amp; Other Cultural Events</text:p>
          </table:table-cell>
          <table:table-cell table:style-name="ce11" office:value-type="string" calcext:value-type="string">
            <text:p>Theatrical &amp; Other Cultural Event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12182214" calcext:value-type="float">
            <text:p>(12,182,214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Toronto &amp; Region Conservation Authority</text:p>
          </table:table-cell>
          <table:table-cell table:style-name="ce8" office:value-type="string" calcext:value-type="string">
            <text:p>Toronto &amp; Region Conservation Authority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4713000" calcext:value-type="float">
            <text:p>(4,713,000)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&amp; Region Conservation Authority</text:p>
          </table:table-cell>
          <table:table-cell table:style-name="ce9" office:value-type="string" calcext:value-type="string">
            <text:p>Toronto &amp; Region Conservation Authority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2000" calcext:value-type="float">
            <text:p>1,252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&amp; Region Conservation Authority</text:p>
          </table:table-cell>
          <table:table-cell table:style-name="ce9" office:value-type="string" calcext:value-type="string">
            <text:p>Toronto &amp; Region Conservation Authority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211000" calcext:value-type="float">
            <text:p>4,211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&amp; Region Conservation Authority</text:p>
          </table:table-cell>
          <table:table-cell table:style-name="ce9" office:value-type="string" calcext:value-type="string">
            <text:p>Toronto &amp; Region Conservation Authority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35000" calcext:value-type="float">
            <text:p>(1,835,000)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&amp; Region Conservation Authority</text:p>
          </table:table-cell>
          <table:table-cell table:style-name="ce9" office:value-type="string" calcext:value-type="string">
            <text:p>Toronto &amp; Region Conservation Authority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3120000" calcext:value-type="float">
            <text:p>33,120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&amp; Region Conservation Authority</text:p>
          </table:table-cell>
          <table:table-cell table:style-name="ce9" office:value-type="string" calcext:value-type="string">
            <text:p>Toronto &amp; Region Conservation Authority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36000" calcext:value-type="float">
            <text:p>1,936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&amp; Region Conservation Authority</text:p>
          </table:table-cell>
          <table:table-cell table:style-name="ce9" office:value-type="string" calcext:value-type="string">
            <text:p>Toronto &amp; Region Conservation Authority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362000" calcext:value-type="float">
            <text:p>(5,362,000)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Toronto &amp; Region Conservation Authority</text:p>
          </table:table-cell>
          <table:table-cell table:style-name="ce11" office:value-type="string" calcext:value-type="string">
            <text:p>Toronto &amp; Region Conservation Authority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24702000" calcext:value-type="float">
            <text:p>(24,702,000)</text:p>
          </table:table-cell>
          <table:table-cell table:number-columns-repeated="1017"/>
        </table:table-row>
        <table:table-row table:style-name="ro1">
          <table:table-cell table:number-columns-repeated="2" table:style-name="ce2" office:value-type="string" calcext:value-type="string">
            <text:p>Toronto Atmospheric Fund</text:p>
          </table:table-cell>
          <table:table-cell table:style-name="ce8" office:value-type="string" calcext:value-type="string">
            <text:p>Toronto Atmospheric Fund</text:p>
          </table:table-cell>
          <table:table-cell table:style-name="ce2" office:value-type="string" calcext:value-type="string">
            <text:p>Materials &amp; Supplies</text:p>
          </table:table-cell>
          <table:table-cell table:style-name="ce8" office:value-type="string" calcext:value-type="string">
            <text:p>20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20000" calcext:value-type="float">
            <text:p>20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Atmospheric Fund</text:p>
          </table:table-cell>
          <table:table-cell table:style-name="ce9" office:value-type="string" calcext:value-type="string">
            <text:p>Toronto Atmospheric Fund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0000" calcext:value-type="float">
            <text:p>500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Atmospheric Fund</text:p>
          </table:table-cell>
          <table:table-cell table:style-name="ce9" office:value-type="string" calcext:value-type="string">
            <text:p>Toronto Atmospheric Fund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02000" calcext:value-type="float">
            <text:p>1,102,0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Atmospheric Fund</text:p>
          </table:table-cell>
          <table:table-cell table:style-name="ce9" office:value-type="string" calcext:value-type="string">
            <text:p>Toronto Atmospheric Fund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925000" calcext:value-type="float">
            <text:p>(1,925,000)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Toronto Atmospheric Fund</text:p>
          </table:table-cell>
          <table:table-cell table:style-name="ce11" office:value-type="string" calcext:value-type="string">
            <text:p>Toronto Atmospheric Fund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650000" calcext:value-type="float">
            <text:p>(650,00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Building</text:p>
          </table:table-cell>
          <table:table-cell table:style-name="ce2" office:value-type="string" calcext:value-type="string">
            <text:p>BL-Building Compliance</text:p>
          </table:table-cell>
          <table:table-cell table:style-name="ce8" office:value-type="string" calcext:value-type="string">
            <text:p>Building Inspection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189994.15" calcext:value-type="float">
            <text:p>(189,99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spection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14667.9" calcext:value-type="float">
            <text:p>1,614,6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spec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5074.39" calcext:value-type="float">
            <text:p>325,0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spec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36294.33" calcext:value-type="float">
            <text:p>336,29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spection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7359.26" calcext:value-type="float">
            <text:p>(407,35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spection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2587638.77" calcext:value-type="float">
            <text:p>(22,587,63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spec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799.57" calcext:value-type="float">
            <text:p>55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spectio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5448.1" calcext:value-type="float">
            <text:p>145,4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spec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877131.9" calcext:value-type="float">
            <text:p>17,877,1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spec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55600.7" calcext:value-type="float">
            <text:p>455,6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spection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600.06" calcext:value-type="float">
            <text:p>(14,6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spection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2721.17" calcext:value-type="float">
            <text:p>(162,7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spection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94566" calcext:value-type="float">
            <text:p>(594,56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0" office:value-type="string" calcext:value-type="string">
            <text:p>Building Investigation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108.4" calcext:value-type="float">
            <text:p>(8,10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vestigation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7357.34" calcext:value-type="float">
            <text:p>327,3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vestig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791.14" calcext:value-type="float">
            <text:p>27,7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vestiga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8180.21" calcext:value-type="float">
            <text:p>68,1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vestigation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2587.9" calcext:value-type="float">
            <text:p>(82,5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vestigation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488177.4" calcext:value-type="float">
            <text:p>(4,488,1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vestig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312.92" calcext:value-type="float">
            <text:p>11,3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vestigatio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488.12" calcext:value-type="float">
            <text:p>29,4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vestig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322374.76" calcext:value-type="float">
            <text:p>3,322,3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vestig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4170.41" calcext:value-type="float">
            <text:p>84,1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vestigation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960" calcext:value-type="float">
            <text:p>(2,9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vestigation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7921.48" calcext:value-type="float">
            <text:p>(27,92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Building Investigation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0542" calcext:value-type="float">
            <text:p>(120,54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10" office:value-type="string" calcext:value-type="string">
            <text:p>Sign Tax Billing &amp; Collec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76.58" calcext:value-type="float">
            <text:p>(8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Sign Tax Billing &amp; Collec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389.97" calcext:value-type="float">
            <text:p>35,3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Sign Tax Billing &amp; Collec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04.02" calcext:value-type="float">
            <text:p>3,0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Sign Tax Billing &amp; Collec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370.83" calcext:value-type="float">
            <text:p>7,3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Sign Tax Billing &amp; Collec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928.42" calcext:value-type="float">
            <text:p>(8,92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Sign Tax Billing &amp; Collection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85208.87" calcext:value-type="float">
            <text:p>(485,20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Sign Tax Billing &amp; Collec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23.12" calcext:value-type="float">
            <text:p>1,2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Sign Tax Billing &amp; Collec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87.9" calcext:value-type="float">
            <text:p>3,1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Sign Tax Billing &amp; Collec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7901.05" calcext:value-type="float">
            <text:p>287,9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Sign Tax Billing &amp; Collec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099.38" calcext:value-type="float">
            <text:p>9,0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Sign Tax Billing &amp; Collec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19" calcext:value-type="float">
            <text:p>(31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Sign Tax Billing &amp; Collec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83.75" calcext:value-type="float">
            <text:p>(2,3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Compliance</text:p>
          </table:table-cell>
          <table:table-cell table:style-name="ce9" office:value-type="string" calcext:value-type="string">
            <text:p>Sign Tax Billing &amp; Collection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032" calcext:value-type="float">
            <text:p>(13,0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6" office:value-type="string" calcext:value-type="string">
            <text:p>BL-Building Permission &amp; Information</text:p>
          </table:table-cell>
          <table:table-cell table:style-name="ce10" office:value-type="string" calcext:value-type="string">
            <text:p>Building Informa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053.03" calcext:value-type="float">
            <text:p>(12,0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Inform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6612.26" calcext:value-type="float">
            <text:p>486,6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Inform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310.27" calcext:value-type="float">
            <text:p>41,3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Inform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1348.97" calcext:value-type="float">
            <text:p>101,3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Inform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2765.8" calcext:value-type="float">
            <text:p>(122,76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Information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671618.84" calcext:value-type="float">
            <text:p>(6,671,61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Inform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816.24" calcext:value-type="float">
            <text:p>16,8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Informa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833.66" calcext:value-type="float">
            <text:p>43,8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Inform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98312.66" calcext:value-type="float">
            <text:p>1,798,31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Inform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119.55" calcext:value-type="float">
            <text:p>125,1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Inform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400" calcext:value-type="float">
            <text:p>(4,4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Informa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9452.87" calcext:value-type="float">
            <text:p>(49,4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Information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9185" calcext:value-type="float">
            <text:p>(179,1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0" office:value-type="string" calcext:value-type="string">
            <text:p>Building Permit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9227.13" calcext:value-type="float">
            <text:p>(39,22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Permit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83701.66" calcext:value-type="float">
            <text:p>1,583,7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Permit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4445.65" calcext:value-type="float">
            <text:p>134,4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Permit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9845.84" calcext:value-type="float">
            <text:p>329,8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Permit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99546.89" calcext:value-type="float">
            <text:p>(399,54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Permit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1713079.13" calcext:value-type="float">
            <text:p>(21,713,07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Permit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4728.81" calcext:value-type="float">
            <text:p>54,72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Permit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2658.68" calcext:value-type="float">
            <text:p>142,6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Permit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855007.73" calcext:value-type="float">
            <text:p>18,855,0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Permit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7203.9" calcext:value-type="float">
            <text:p>407,2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Permit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320" calcext:value-type="float">
            <text:p>(14,3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Permit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3682.26" calcext:value-type="float">
            <text:p>(153,6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Building Permit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83164" calcext:value-type="float">
            <text:p>(583,16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10" office:value-type="string" calcext:value-type="string">
            <text:p>Preliminary Review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313.71" calcext:value-type="float">
            <text:p>(9,3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Preliminary Review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6018.53" calcext:value-type="float">
            <text:p>376,0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Preliminary Review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921.91" calcext:value-type="float">
            <text:p>31,9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Preliminary Review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8315.13" calcext:value-type="float">
            <text:p>78,3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Preliminary Review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4864.49" calcext:value-type="float">
            <text:p>(94,86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Preliminary Review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155338.98" calcext:value-type="float">
            <text:p>(5,155,33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Preliminary Review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995.21" calcext:value-type="float">
            <text:p>12,9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Preliminary Review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3871.5" calcext:value-type="float">
            <text:p>33,8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Preliminary Review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46739.72" calcext:value-type="float">
            <text:p>4,046,7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Preliminary Review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6685.72" calcext:value-type="float">
            <text:p>96,6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Preliminary Review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400.06" calcext:value-type="float">
            <text:p>(3,4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Preliminary Review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8102.76" calcext:value-type="float">
            <text:p>(38,10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Building</text:p>
          </table:table-cell>
          <table:table-cell table:style-name="ce3" office:value-type="string" calcext:value-type="string">
            <text:p>BL-Building Permission &amp; Information</text:p>
          </table:table-cell>
          <table:table-cell table:style-name="ce9" office:value-type="string" calcext:value-type="string">
            <text:p>Preliminary Review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8461" calcext:value-type="float">
            <text:p>(138,461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Employment &amp; Social Services</text:p>
          </table:table-cell>
          <table:table-cell table:style-name="ce2" office:value-type="string" calcext:value-type="string">
            <text:p>SS-Employment Services</text:p>
          </table:table-cell>
          <table:table-cell table:style-name="ce8" office:value-type="string" calcext:value-type="string">
            <text:p>Develop and implement integrated employment strategie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7126.97" calcext:value-type="float">
            <text:p>(7,12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Develop and implement integrated employment strategi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010.45" calcext:value-type="float">
            <text:p>47,0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Develop and implement integrated employment strategi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8.91" calcext:value-type="float">
            <text:p>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Develop and implement integrated employment strategi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5026.89" calcext:value-type="float">
            <text:p>45,0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Develop and implement integrated employment strategi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766.06" calcext:value-type="float">
            <text:p>(4,76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Develop and implement integrated employment strategi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0586.3" calcext:value-type="float">
            <text:p>80,5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Develop and implement integrated employment strategie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83604.2" calcext:value-type="float">
            <text:p>(1,283,60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Develop and implement integrated employment strategi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34584.53" calcext:value-type="float">
            <text:p>3,034,5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Develop and implement integrated employment strategi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1094958.1" calcext:value-type="float">
            <text:p>(1,094,9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10" office:value-type="string" calcext:value-type="string">
            <text:p>Plan and manage employment and career service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61596.53" calcext:value-type="float">
            <text:p>(1,661,59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Plan and manage employment and career servic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0648.87" calcext:value-type="float">
            <text:p>130,6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Plan and manage employment and career servic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098.31" calcext:value-type="float">
            <text:p>41,0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Plan and manage employment and career servic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54753.82" calcext:value-type="float">
            <text:p>454,7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Plan and manage employment and career service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2099.55" calcext:value-type="float">
            <text:p>(62,1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Plan and manage employment and career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0182.9" calcext:value-type="float">
            <text:p>250,18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Plan and manage employment and career service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200000" calcext:value-type="float">
            <text:p>10,20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Plan and manage employment and career service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9148635.86" calcext:value-type="float">
            <text:p>(49,148,63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Plan and manage employment and career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1704184.61" calcext:value-type="float">
            <text:p>31,704,18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Employment Services</text:p>
          </table:table-cell>
          <table:table-cell table:style-name="ce9" office:value-type="string" calcext:value-type="string">
            <text:p>Plan and manage employment and career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634087.85" calcext:value-type="float">
            <text:p>25,634,0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6" office:value-type="string" calcext:value-type="string">
            <text:p>SS-Financial Supports</text:p>
          </table:table-cell>
          <table:table-cell table:style-name="ce10" office:value-type="string" calcext:value-type="string">
            <text:p>Financial and employment benefits administration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862092.21" calcext:value-type="float">
            <text:p>(12,862,09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9" office:value-type="string" calcext:value-type="string">
            <text:p>Financial and employment benefits administr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73573.71" calcext:value-type="float">
            <text:p>4,773,5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9" office:value-type="string" calcext:value-type="string">
            <text:p>Financial and employment benefits administr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107.5" calcext:value-type="float">
            <text:p>20,1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9" office:value-type="string" calcext:value-type="string">
            <text:p>Financial and employment benefits administr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870577.34" calcext:value-type="float">
            <text:p>15,870,5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9" office:value-type="string" calcext:value-type="string">
            <text:p>Financial and employment benefits administr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9792.07" calcext:value-type="float">
            <text:p>(39,79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9" office:value-type="string" calcext:value-type="string">
            <text:p>Financial and employment benefits administr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192582.08" calcext:value-type="float">
            <text:p>13,192,5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9" office:value-type="string" calcext:value-type="string">
            <text:p>Financial and employment benefits administra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72613295.38" calcext:value-type="float">
            <text:p>772,613,2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9" office:value-type="string" calcext:value-type="string">
            <text:p>Financial and employment benefits administration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94945126.79" calcext:value-type="float">
            <text:p>(794,945,12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9" office:value-type="string" calcext:value-type="string">
            <text:p>Financial and employment benefits administr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931908.29" calcext:value-type="float">
            <text:p>26,931,9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9" office:value-type="string" calcext:value-type="string">
            <text:p>Financial and employment benefits administr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921501.7" calcext:value-type="float">
            <text:p>60,921,5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Financial Supports</text:p>
          </table:table-cell>
          <table:table-cell table:style-name="ce9" office:value-type="string" calcext:value-type="string">
            <text:p>Financial and employment benefits administr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800000" calcext:value-type="float">
            <text:p>(17,8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6" office:value-type="string" calcext:value-type="string">
            <text:p>SS-Integrated Case Management and Service Planning</text:p>
          </table:table-cell>
          <table:table-cell table:style-name="ce10" office:value-type="string" calcext:value-type="string">
            <text:p>Eligibility determination and case manage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42696.93" calcext:value-type="float">
            <text:p>(1,542,69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Eligibility determination and case manag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8659.24" calcext:value-type="float">
            <text:p>378,6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Eligibility determination and case man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3982.26" calcext:value-type="float">
            <text:p>103,9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Eligibility determination and case manage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54132.88" calcext:value-type="float">
            <text:p>854,1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Eligibility determination and case manage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6906.12" calcext:value-type="float">
            <text:p>(126,90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Eligibility determination and case man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9618.38" calcext:value-type="float">
            <text:p>479,6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Eligibility determination and case management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4044000.36" calcext:value-type="float">
            <text:p>(24,044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Eligibility determination and case man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9570828.16" calcext:value-type="float">
            <text:p>59,570,8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Eligibility determination and case man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23195515.15" calcext:value-type="float">
            <text:p>(23,195,5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10" office:value-type="string" calcext:value-type="string">
            <text:p>Provide Individualized Employment Service Planning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69805.92" calcext:value-type="float">
            <text:p>(3,069,80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Provide Individualized Employment Service Plann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5305.18" calcext:value-type="float">
            <text:p>305,3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Provide Individualized Employment Service Plann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6041.03" calcext:value-type="float">
            <text:p>116,0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Provide Individualized Employment Service Plann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07232.32" calcext:value-type="float">
            <text:p>1,007,2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Provide Individualized Employment Service Plann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2822.29" calcext:value-type="float">
            <text:p>(162,8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Provide Individualized Employment Service Plann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4356.54" calcext:value-type="float">
            <text:p>294,3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Provide Individualized Employment Service Planning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6375487.08" calcext:value-type="float">
            <text:p>(56,375,48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Provide Individualized Employment Service Plann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856635.35" calcext:value-type="float">
            <text:p>70,856,6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Employment &amp; Social Services</text:p>
          </table:table-cell>
          <table:table-cell table:style-name="ce3" office:value-type="string" calcext:value-type="string">
            <text:p>SS-Integrated Case Management and Service Planning</text:p>
          </table:table-cell>
          <table:table-cell table:style-name="ce9" office:value-type="string" calcext:value-type="string">
            <text:p>Provide Individualized Employment Service Plann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989949.76" calcext:value-type="float">
            <text:p>27,989,95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Paramedic Services</text:p>
          </table:table-cell>
          <table:table-cell table:style-name="ce2" office:value-type="string" calcext:value-type="string">
            <text:p>AM-Community Paramedicine &amp; Emergency Call Mitigation</text:p>
          </table:table-cell>
          <table:table-cell table:style-name="ce8" office:value-type="string" calcext:value-type="string">
            <text:p>Citizen First Response Education</text:p>
          </table:table-cell>
          <table:table-cell table:style-name="ce2" office:value-type="string" calcext:value-type="string">
            <text:p>Contribution To Capital</text:p>
          </table:table-cell>
          <table:table-cell table:style-name="ce8" office:value-type="string" calcext:value-type="string">
            <text:p>505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4536" calcext:value-type="float">
            <text:p>4,5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itizen First Response Educa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653.89" calcext:value-type="float">
            <text:p>25,6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itizen First Response Educa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76.57" calcext:value-type="float">
            <text:p>12,5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itizen First Response Educa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5765.69" calcext:value-type="float">
            <text:p>95,7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itizen First Response Education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2876.07" calcext:value-type="float">
            <text:p>(402,87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itizen First Response Educa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3925.5" calcext:value-type="float">
            <text:p>243,9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itizen First Response Education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73975.12" calcext:value-type="float">
            <text:p>(573,97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itizen First Response Educa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62448.9" calcext:value-type="float">
            <text:p>1,062,4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itizen First Response Educa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1943.21" calcext:value-type="float">
            <text:p>411,9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itizen First Response Educa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045.01" calcext:value-type="float">
            <text:p>(15,04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itizen First Response Educa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00" calcext:value-type="float">
            <text:p>(9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itizen First Response Education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07431.3" calcext:value-type="float">
            <text:p>(507,4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10" office:value-type="string" calcext:value-type="string">
            <text:p>Community Healthcare Outreach &amp; Referral</text:p>
          </table:table-cell>
          <table:table-cell table:style-name="ce6" office:value-type="string" calcext:value-type="string">
            <text:p>Contribution To Capital</text:p>
          </table:table-cell>
          <table:table-cell table:style-name="ce10" office:value-type="string" calcext:value-type="string">
            <text:p>505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56" calcext:value-type="float">
            <text:p>7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ommunity Healthcare Outreach &amp; Referral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104.98" calcext:value-type="float">
            <text:p>70,1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ommunity Healthcare Outreach &amp; Referral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586.17" calcext:value-type="float">
            <text:p>4,58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ommunity Healthcare Outreach &amp; Referral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1413.74" calcext:value-type="float">
            <text:p>41,4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ommunity Healthcare Outreach &amp; Referral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82.77" calcext:value-type="float">
            <text:p>(5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ommunity Healthcare Outreach &amp; Referral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132.37" calcext:value-type="float">
            <text:p>25,1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ommunity Healthcare Outreach &amp; Referral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22712.08" calcext:value-type="float">
            <text:p>(322,71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ommunity Healthcare Outreach &amp; Referral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2868.37" calcext:value-type="float">
            <text:p>512,8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ommunity Healthcare Outreach &amp; Referral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435.83" calcext:value-type="float">
            <text:p>20,4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ommunity Healthcare Outreach &amp; Referral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397.06" calcext:value-type="float">
            <text:p>(3,39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ommunity Healthcare Outreach &amp; Referral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25" calcext:value-type="float">
            <text:p>(22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Community Paramedicine &amp; Emergency Call Mitigation</text:p>
          </table:table-cell>
          <table:table-cell table:style-name="ce9" office:value-type="string" calcext:value-type="string">
            <text:p>Community Healthcare Outreach &amp; Referral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6.26" calcext:value-type="float">
            <text:p>(10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AM-City Emergency &amp; Major Event Mass Casualty Care</text:p>
          </table:table-cell>
          <table:table-cell table:style-name="ce6" office:value-type="string" calcext:value-type="string">
            <text:p>Contribution To Capital</text:p>
          </table:table-cell>
          <table:table-cell table:style-name="ce10" office:value-type="string" calcext:value-type="string">
            <text:p>505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24" calcext:value-type="float">
            <text:p>3,0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AM-City Emergency &amp; Major Event Mass Casualty Car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3601.36" calcext:value-type="float">
            <text:p>393,6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AM-City Emergency &amp; Major Event Mass Casualty Car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168.08" calcext:value-type="float">
            <text:p>13,1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AM-City Emergency &amp; Major Event Mass Casualty Car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3961.2" calcext:value-type="float">
            <text:p>213,9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AM-City Emergency &amp; Major Event Mass Casualty Car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48.3" calcext:value-type="float">
            <text:p>(1,74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AM-City Emergency &amp; Major Event Mass Casualty Car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3834.37" calcext:value-type="float">
            <text:p>133,8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AM-City Emergency &amp; Major Event Mass Casualty Car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9.37" calcext:value-type="float">
            <text:p>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AM-City Emergency &amp; Major Event Mass Casualty Care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16258.34" calcext:value-type="float">
            <text:p>(1,016,25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AM-City Emergency &amp; Major Event Mass Casualty Car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18767.74" calcext:value-type="float">
            <text:p>1,018,7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AM-City Emergency &amp; Major Event Mass Casualty Car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5072.48" calcext:value-type="float">
            <text:p>125,07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AM-City Emergency &amp; Major Event Mass Casualty Car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8981.61" calcext:value-type="float">
            <text:p>(48,9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AM-City Emergency &amp; Major Event Mass Casualty Care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75" calcext:value-type="float">
            <text:p>(67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AM-City Emergency &amp; Major Event Mass Casualty Car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15477.2" calcext:value-type="float">
            <text:p>(615,4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0" office:value-type="string" calcext:value-type="string">
            <text:p>Critical Care Transport</text:p>
          </table:table-cell>
          <table:table-cell table:style-name="ce6" office:value-type="string" calcext:value-type="string">
            <text:p>Contribution To Capital</text:p>
          </table:table-cell>
          <table:table-cell table:style-name="ce10" office:value-type="string" calcext:value-type="string">
            <text:p>505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608" calcext:value-type="float">
            <text:p>13,6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Critical Care Transpor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0327.77" calcext:value-type="float">
            <text:p>100,3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Critical Care Transpor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720.45" calcext:value-type="float">
            <text:p>15,7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Critical Care Transpor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2530.96" calcext:value-type="float">
            <text:p>202,5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Critical Care Transpor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273.63" calcext:value-type="float">
            <text:p>(4,27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Critical Care Transpor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4724.62" calcext:value-type="float">
            <text:p>204,7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Critical Care Transpor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6.62" calcext:value-type="float">
            <text:p>1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Critical Care Transport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340188.22" calcext:value-type="float">
            <text:p>(3,340,1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Critical Care Transpor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42291.21" calcext:value-type="float">
            <text:p>1,042,2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Critical Care Transpor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8681.91" calcext:value-type="float">
            <text:p>78,6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Critical Care Transpor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472.8" calcext:value-type="float">
            <text:p>(4,47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Critical Care Transpor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50" calcext:value-type="float">
            <text:p>(1,6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Critical Care Transpor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329.1" calcext:value-type="float">
            <text:p>(6,32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10" office:value-type="string" calcext:value-type="string">
            <text:p>Pre-Hospital Emergency Care</text:p>
          </table:table-cell>
          <table:table-cell table:style-name="ce6" office:value-type="string" calcext:value-type="string">
            <text:p>Contribution To Capital</text:p>
          </table:table-cell>
          <table:table-cell table:style-name="ce10" office:value-type="string" calcext:value-type="string">
            <text:p>505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4228" calcext:value-type="float">
            <text:p>534,2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Pre-Hospital Emergency Car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193652.57" calcext:value-type="float">
            <text:p>6,193,6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Pre-Hospital Emergency Car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10629.8" calcext:value-type="float">
            <text:p>810,6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Pre-Hospital Emergency Car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111734.34" calcext:value-type="float">
            <text:p>7,111,73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Pre-Hospital Emergency Car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5320.23" calcext:value-type="float">
            <text:p>(185,3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Pre-Hospital Emergency Car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05741.56" calcext:value-type="float">
            <text:p>5,305,7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Pre-Hospital Emergency Car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651.01" calcext:value-type="float">
            <text:p>8,6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Pre-Hospital Emergency Care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1609455.46" calcext:value-type="float">
            <text:p>(91,609,45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Pre-Hospital Emergency Car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2043614.91" calcext:value-type="float">
            <text:p>142,043,6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Pre-Hospital Emergency Car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428122.24" calcext:value-type="float">
            <text:p>6,428,1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Pre-Hospital Emergency Car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84783.27" calcext:value-type="float">
            <text:p>(484,7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Pre-Hospital Emergency Care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1550" calcext:value-type="float">
            <text:p>(71,5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AM-Emergency Medical Care</text:p>
          </table:table-cell>
          <table:table-cell table:style-name="ce9" office:value-type="string" calcext:value-type="string">
            <text:p>Pre-Hospital Emergency Car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79011.34" calcext:value-type="float">
            <text:p>(279,01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6" office:value-type="string" calcext:value-type="string">
            <text:p>Emergency Medical Dispatch &amp; Preliminary Care</text:p>
          </table:table-cell>
          <table:table-cell table:style-name="ce10" office:value-type="string" calcext:value-type="string">
            <text:p>Emergency Medical Dispatch &amp; Preliminary Care</text:p>
          </table:table-cell>
          <table:table-cell table:style-name="ce6" office:value-type="string" calcext:value-type="string">
            <text:p>Contribution To Capital</text:p>
          </table:table-cell>
          <table:table-cell table:style-name="ce10" office:value-type="string" calcext:value-type="string">
            <text:p>505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848" calcext:value-type="float">
            <text:p>43,8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Emergency Medical Dispatch &amp; Preliminary Car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7891.92" calcext:value-type="float">
            <text:p>137,8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Emergency Medical Dispatch &amp; Preliminary Car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9741.19" calcext:value-type="float">
            <text:p>279,7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Emergency Medical Dispatch &amp; Preliminary Car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14009.94" calcext:value-type="float">
            <text:p>1,914,0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Emergency Medical Dispatch &amp; Preliminary Car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5868.12" calcext:value-type="float">
            <text:p>(115,86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Emergency Medical Dispatch &amp; Preliminary Car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2425.14" calcext:value-type="float">
            <text:p>342,4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Emergency Medical Dispatch &amp; Preliminary Care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5823271.06" calcext:value-type="float">
            <text:p>(25,823,27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Emergency Medical Dispatch &amp; Preliminary Car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416646.21" calcext:value-type="float">
            <text:p>21,416,6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Emergency Medical Dispatch &amp; Preliminary Car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02687.75" calcext:value-type="float">
            <text:p>2,502,6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Emergency Medical Dispatch &amp; Preliminary Car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52.07" calcext:value-type="float">
            <text:p>(2,35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amedic Services</text:p>
          </table:table-cell>
          <table:table-cell table:style-name="ce3" office:value-type="string" calcext:value-type="string">
            <text:p>Emergency Medical Dispatch &amp; Preliminary Care</text:p>
          </table:table-cell>
          <table:table-cell table:style-name="ce9" office:value-type="string" calcext:value-type="string">
            <text:p>Emergency Medical Dispatch &amp; Preliminary Car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500.8" calcext:value-type="float">
            <text:p>(8,501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Parking Authority</text:p>
          </table:table-cell>
          <table:table-cell table:style-name="ce2" office:value-type="string" calcext:value-type="string">
            <text:p>Bike Share</text:p>
          </table:table-cell>
          <table:table-cell table:style-name="ce8" office:value-type="string" calcext:value-type="string">
            <text:p>Bike Share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78000.04" calcext:value-type="float">
            <text:p>(78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Bike Share</text:p>
          </table:table-cell>
          <table:table-cell table:style-name="ce9" office:value-type="string" calcext:value-type="string">
            <text:p>Bike Shar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13100.04" calcext:value-type="float">
            <text:p>913,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Bike Share</text:p>
          </table:table-cell>
          <table:table-cell table:style-name="ce9" office:value-type="string" calcext:value-type="string">
            <text:p>Bike Shar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35100.04" calcext:value-type="float">
            <text:p>(835,1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6" office:value-type="string" calcext:value-type="string">
            <text:p>Off-Street Parking</text:p>
          </table:table-cell>
          <table:table-cell table:style-name="ce10" office:value-type="string" calcext:value-type="string">
            <text:p>Off-Street Park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02088" calcext:value-type="float">
            <text:p>4,902,0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ff-Street Parking</text:p>
          </table:table-cell>
          <table:table-cell table:style-name="ce9" office:value-type="string" calcext:value-type="string">
            <text:p>Off-Street Park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70987.04" calcext:value-type="float">
            <text:p>4,070,9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ff-Street Parking</text:p>
          </table:table-cell>
          <table:table-cell table:style-name="ce9" office:value-type="string" calcext:value-type="string">
            <text:p>Off-Street Park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842263" calcext:value-type="float">
            <text:p>18,842,2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ff-Street Parking</text:p>
          </table:table-cell>
          <table:table-cell table:style-name="ce9" office:value-type="string" calcext:value-type="string">
            <text:p>Off-Street Park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507046" calcext:value-type="float">
            <text:p>21,507,0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ff-Street Parking</text:p>
          </table:table-cell>
          <table:table-cell table:style-name="ce9" office:value-type="string" calcext:value-type="string">
            <text:p>Off-Street Park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857523" calcext:value-type="float">
            <text:p>20,857,5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ff-Street Parking</text:p>
          </table:table-cell>
          <table:table-cell table:style-name="ce9" office:value-type="string" calcext:value-type="string">
            <text:p>Off-Street Park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990020" calcext:value-type="float">
            <text:p>(3,990,0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ff-Street Parking</text:p>
          </table:table-cell>
          <table:table-cell table:style-name="ce9" office:value-type="string" calcext:value-type="string">
            <text:p>Off-Street Park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3826861" calcext:value-type="float">
            <text:p>(83,826,8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6" office:value-type="string" calcext:value-type="string">
            <text:p>On-Street Parking</text:p>
          </table:table-cell>
          <table:table-cell table:style-name="ce10" office:value-type="string" calcext:value-type="string">
            <text:p>On-Street Park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96897.04" calcext:value-type="float">
            <text:p>2,396,89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n-Street Parking</text:p>
          </table:table-cell>
          <table:table-cell table:style-name="ce9" office:value-type="string" calcext:value-type="string">
            <text:p>On-Street Park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368187.04" calcext:value-type="float">
            <text:p>5,368,1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n-Street Parking</text:p>
          </table:table-cell>
          <table:table-cell table:style-name="ce9" office:value-type="string" calcext:value-type="string">
            <text:p>On-Street Park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1" calcext:value-type="float">
            <text:p>(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n-Street Parking</text:p>
          </table:table-cell>
          <table:table-cell table:style-name="ce9" office:value-type="string" calcext:value-type="string">
            <text:p>On-Street Park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71619" calcext:value-type="float">
            <text:p>2,671,6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arking Authority</text:p>
          </table:table-cell>
          <table:table-cell table:style-name="ce3" office:value-type="string" calcext:value-type="string">
            <text:p>On-Street Parking</text:p>
          </table:table-cell>
          <table:table-cell table:style-name="ce9" office:value-type="string" calcext:value-type="string">
            <text:p>On-Street Park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12940.04" calcext:value-type="float">
            <text:p>3,212,94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Parking Authority</text:p>
          </table:table-cell>
          <table:table-cell table:style-name="ce4" office:value-type="string" calcext:value-type="string">
            <text:p>On-Street Parking</text:p>
          </table:table-cell>
          <table:table-cell table:style-name="ce11" office:value-type="string" calcext:value-type="string">
            <text:p>On-Street Parking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48258375" calcext:value-type="float">
            <text:p>(48,258,375)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oronto Police Service</text:p>
          </table:table-cell>
          <table:table-cell table:style-name="ce2" office:value-type="string" calcext:value-type="string">
            <text:p>Toronto Police Service</text:p>
          </table:table-cell>
          <table:table-cell table:style-name="ce8" office:value-type="string" calcext:value-type="string">
            <text:p>Toronto Police Service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23652700" calcext:value-type="float">
            <text:p>(23,652,700)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9" office:value-type="string" calcext:value-type="string">
            <text:p>Toronto Police Servi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421888.53" calcext:value-type="float">
            <text:p>38,421,889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9" office:value-type="string" calcext:value-type="string">
            <text:p>Toronto Police Servi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57799.96" calcext:value-type="float">
            <text:p>2,157,8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9" office:value-type="string" calcext:value-type="string">
            <text:p>Toronto Police Servi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240399.53" calcext:value-type="float">
            <text:p>20,240,4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9" office:value-type="string" calcext:value-type="string">
            <text:p>Toronto Police Service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336500" calcext:value-type="float">
            <text:p>(9,336,500)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9" office:value-type="string" calcext:value-type="string">
            <text:p>Toronto Police Servi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518399.96" calcext:value-type="float">
            <text:p>18,518,4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9" office:value-type="string" calcext:value-type="string">
            <text:p>Toronto Police Service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6664000.04" calcext:value-type="float">
            <text:p>(46,664,000)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9" office:value-type="string" calcext:value-type="string">
            <text:p>Toronto Police Servi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11506700" calcext:value-type="float">
            <text:p>1,011,506,700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 calcext:value-type="string">
            <text:p>Toronto Police Service</text:p>
          </table:table-cell>
          <table:table-cell table:style-name="ce9" office:value-type="string" calcext:value-type="string">
            <text:p>Toronto Police Servi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303787.6" calcext:value-type="float">
            <text:p>43,303,788</text:p>
          </table:table-cell>
          <table:table-cell table:number-columns-repeated="1017"/>
        </table:table-row>
        <table:table-row table:style-name="ro1">
          <table:table-cell table:number-columns-repeated="2" table:style-name="ce4" office:value-type="string" calcext:value-type="string">
            <text:p>Toronto Police Service</text:p>
          </table:table-cell>
          <table:table-cell table:style-name="ce11" office:value-type="string" calcext:value-type="string">
            <text:p>Toronto Police Service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47810700" calcext:value-type="float">
            <text:p>(47,810,70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Police Services Board</text:p>
          </table:table-cell>
          <table:table-cell table:style-name="ce2" office:value-type="string" calcext:value-type="string">
            <text:p>Toronto Police Service Governance &amp; Oversight</text:p>
          </table:table-cell>
          <table:table-cell table:style-name="ce8" office:value-type="string" calcext:value-type="string">
            <text:p>Toronto Police Service Governance &amp; Oversight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750000" calcext:value-type="float">
            <text:p>(75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olice Services Board</text:p>
          </table:table-cell>
          <table:table-cell table:style-name="ce3" office:value-type="string" calcext:value-type="string">
            <text:p>Toronto Police Service Governance &amp; Oversight</text:p>
          </table:table-cell>
          <table:table-cell table:style-name="ce9" office:value-type="string" calcext:value-type="string">
            <text:p>Toronto Police Service Governance &amp; Oversight</text:p>
          </table:table-cell>
          <table:table-cell table:style-name="ce6" office:value-type="string" calcext:value-type="string">
            <text:p>Contribution To Capital</text:p>
          </table:table-cell>
          <table:table-cell table:style-name="ce10" office:value-type="string" calcext:value-type="string">
            <text:p>505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10599.96" calcext:value-type="float">
            <text:p>610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olice Services Board</text:p>
          </table:table-cell>
          <table:table-cell table:style-name="ce3" office:value-type="string" calcext:value-type="string">
            <text:p>Toronto Police Service Governance &amp; Oversight</text:p>
          </table:table-cell>
          <table:table-cell table:style-name="ce9" office:value-type="string" calcext:value-type="string">
            <text:p>Toronto Police Service Governance &amp; Oversigh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00" calcext:value-type="float">
            <text:p>9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olice Services Board</text:p>
          </table:table-cell>
          <table:table-cell table:style-name="ce3" office:value-type="string" calcext:value-type="string">
            <text:p>Toronto Police Service Governance &amp; Oversight</text:p>
          </table:table-cell>
          <table:table-cell table:style-name="ce9" office:value-type="string" calcext:value-type="string">
            <text:p>Toronto Police Service Governance &amp; Oversigh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45400" calcext:value-type="float">
            <text:p>645,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olice Services Board</text:p>
          </table:table-cell>
          <table:table-cell table:style-name="ce3" office:value-type="string" calcext:value-type="string">
            <text:p>Toronto Police Service Governance &amp; Oversight</text:p>
          </table:table-cell>
          <table:table-cell table:style-name="ce9" office:value-type="string" calcext:value-type="string">
            <text:p>Toronto Police Service Governance &amp; Oversigh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599.96" calcext:value-type="float">
            <text:p>7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olice Services Board</text:p>
          </table:table-cell>
          <table:table-cell table:style-name="ce3" office:value-type="string" calcext:value-type="string">
            <text:p>Toronto Police Service Governance &amp; Oversight</text:p>
          </table:table-cell>
          <table:table-cell table:style-name="ce9" office:value-type="string" calcext:value-type="string">
            <text:p>Toronto Police Service Governance &amp; Oversigh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63200" calcext:value-type="float">
            <text:p>963,2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Police Services Board</text:p>
          </table:table-cell>
          <table:table-cell table:style-name="ce4" office:value-type="string" calcext:value-type="string">
            <text:p>Toronto Police Service Governance &amp; Oversight</text:p>
          </table:table-cell>
          <table:table-cell table:style-name="ce11" office:value-type="string" calcext:value-type="string">
            <text:p>Toronto Police Service Governance &amp; Oversight</text:p>
          </table:table-cell>
          <table:table-cell table:style-name="ce7" office:value-type="string" calcext:value-type="string">
            <text:p>Service And Rent</text:p>
          </table:table-cell>
          <table:table-cell table:style-name="ce16" office:value-type="string" calcext:value-type="string">
            <text:p>400A</text:p>
          </table:table-cell>
          <table:table-cell table:style-name="ce16" office:value-type="string" calcext:value-type="string">
            <text:p>Expenses</text:p>
          </table:table-cell>
          <table:table-cell table:style-name="ce19" office:value-type="float" office:value="821700.04" calcext:value-type="float">
            <text:p>821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9" office:value-type="string" calcext:value-type="string">
            <text:p>Chronic Diseases &amp; Injuri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9201.17" calcext:value-type="float">
            <text:p>219,2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9" office:value-type="string" calcext:value-type="string">
            <text:p>Chronic Diseases &amp; Injuri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5498.48" calcext:value-type="float">
            <text:p>95,4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9" office:value-type="string" calcext:value-type="string">
            <text:p>Chronic Diseases &amp; Injuries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92161.4" calcext:value-type="float">
            <text:p>(192,16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9" office:value-type="string" calcext:value-type="string">
            <text:p>Chronic Diseases &amp; Injuri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25981.27" calcext:value-type="float">
            <text:p>2,525,9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9" office:value-type="string" calcext:value-type="string">
            <text:p>Chronic Diseases &amp; Injuri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8817.38" calcext:value-type="float">
            <text:p>438,8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9" office:value-type="string" calcext:value-type="string">
            <text:p>Chronic Diseases &amp; Injurie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76304.94" calcext:value-type="float">
            <text:p>2,876,3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9" office:value-type="string" calcext:value-type="string">
            <text:p>Chronic Diseases &amp; Injurie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7080427.99" calcext:value-type="float">
            <text:p>(27,080,42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9" office:value-type="string" calcext:value-type="string">
            <text:p>Chronic Diseases &amp; Injuri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541306.19" calcext:value-type="float">
            <text:p>28,541,3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9" office:value-type="string" calcext:value-type="string">
            <text:p>Chronic Diseases &amp; Injuri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61484.34" calcext:value-type="float">
            <text:p>3,261,4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9" office:value-type="string" calcext:value-type="string">
            <text:p>Chronic Diseases &amp; Injuri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40.87" calcext:value-type="float">
            <text:p>(1,24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Chronic Diseases &amp; Injuries</text:p>
          </table:table-cell>
          <table:table-cell table:style-name="ce9" office:value-type="string" calcext:value-type="string">
            <text:p>Chronic Diseases &amp; Injurie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95353" calcext:value-type="float">
            <text:p>(195,3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9" office:value-type="string" calcext:value-type="string">
            <text:p>Emergency Preparednes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788.37" calcext:value-type="float">
            <text:p>25,7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9" office:value-type="string" calcext:value-type="string">
            <text:p>Emergency Preparednes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420.96" calcext:value-type="float">
            <text:p>15,4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9" office:value-type="string" calcext:value-type="string">
            <text:p>Emergency Preparednes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2962.92" calcext:value-type="float">
            <text:p>292,9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9" office:value-type="string" calcext:value-type="string">
            <text:p>Emergency Preparednes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197.78" calcext:value-type="float">
            <text:p>17,1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9" office:value-type="string" calcext:value-type="string">
            <text:p>Emergency Preparednes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24554.62" calcext:value-type="float">
            <text:p>(2,324,55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9" office:value-type="string" calcext:value-type="string">
            <text:p>Emergency Preparednes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14865.17" calcext:value-type="float">
            <text:p>2,614,86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9" office:value-type="string" calcext:value-type="string">
            <text:p>Emergency Preparednes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1952.89" calcext:value-type="float">
            <text:p>171,9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9" office:value-type="string" calcext:value-type="string">
            <text:p>Emergency Preparednes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91.92" calcext:value-type="float">
            <text:p>(19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9" office:value-type="string" calcext:value-type="string">
            <text:p>Emergency Preparednes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8370.5" calcext:value-type="float">
            <text:p>(28,37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mergency Preparedness</text:p>
          </table:table-cell>
          <table:table-cell table:style-name="ce9" office:value-type="string" calcext:value-type="string">
            <text:p>Emergency Preparednes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235.74" calcext:value-type="float">
            <text:p>(14,23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7624.43" calcext:value-type="float">
            <text:p>167,62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5711.61" calcext:value-type="float">
            <text:p>195,7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8036.41" calcext:value-type="float">
            <text:p>(88,03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80567.1" calcext:value-type="float">
            <text:p>1,980,5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630" calcext:value-type="float">
            <text:p>(10,63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6531.46" calcext:value-type="float">
            <text:p>166,53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000" calcext:value-type="float">
            <text:p>14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127577" calcext:value-type="float">
            <text:p>(17,127,5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621248.47" calcext:value-type="float">
            <text:p>19,621,2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44779.78" calcext:value-type="float">
            <text:p>1,844,7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52.82" calcext:value-type="float">
            <text:p>(5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65962" calcext:value-type="float">
            <text:p>(365,96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Environmental Health</text:p>
          </table:table-cell>
          <table:table-cell table:style-name="ce9" office:value-type="string" calcext:value-type="string">
            <text:p>Environmental Health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50918.05" calcext:value-type="float">
            <text:p>(950,91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9" office:value-type="string" calcext:value-type="string">
            <text:p>Family Health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1037.21" calcext:value-type="float">
            <text:p>361,0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9" office:value-type="string" calcext:value-type="string">
            <text:p>Family Health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6465.69" calcext:value-type="float">
            <text:p>276,4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9" office:value-type="string" calcext:value-type="string">
            <text:p>Family Health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30470.01" calcext:value-type="float">
            <text:p>4,430,47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9" office:value-type="string" calcext:value-type="string">
            <text:p>Family Health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856153.2" calcext:value-type="float">
            <text:p>(2,856,1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9" office:value-type="string" calcext:value-type="string">
            <text:p>Family Health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24980.45" calcext:value-type="float">
            <text:p>1,124,9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9" office:value-type="string" calcext:value-type="string">
            <text:p>Family Health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68276.94" calcext:value-type="float">
            <text:p>2,768,2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9" office:value-type="string" calcext:value-type="string">
            <text:p>Family Health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6467315.74" calcext:value-type="float">
            <text:p>(66,467,31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9" office:value-type="string" calcext:value-type="string">
            <text:p>Family Health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996496.44" calcext:value-type="float">
            <text:p>60,996,4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9" office:value-type="string" calcext:value-type="string">
            <text:p>Family Health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929901.08" calcext:value-type="float">
            <text:p>15,929,9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9" office:value-type="string" calcext:value-type="string">
            <text:p>Family Health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97601.08" calcext:value-type="float">
            <text:p>(597,60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Family Health</text:p>
          </table:table-cell>
          <table:table-cell table:style-name="ce9" office:value-type="string" calcext:value-type="string">
            <text:p>Family Health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7715" calcext:value-type="float">
            <text:p>(167,7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9" office:value-type="string" calcext:value-type="string">
            <text:p>Infectious Diseas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6825.59" calcext:value-type="float">
            <text:p>386,8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9" office:value-type="string" calcext:value-type="string">
            <text:p>Infectious Diseas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2073.39" calcext:value-type="float">
            <text:p>292,0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9" office:value-type="string" calcext:value-type="string">
            <text:p>Infectious Diseases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31.34" calcext:value-type="float">
            <text:p>(3,7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9" office:value-type="string" calcext:value-type="string">
            <text:p>Infectious Disease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42438.28" calcext:value-type="float">
            <text:p>4,442,4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9" office:value-type="string" calcext:value-type="string">
            <text:p>Infectious Diseas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19562.05" calcext:value-type="float">
            <text:p>1,519,5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9" office:value-type="string" calcext:value-type="string">
            <text:p>Infectious Disease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7217753.36" calcext:value-type="float">
            <text:p>(47,217,7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9" office:value-type="string" calcext:value-type="string">
            <text:p>Infectious Diseas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494156.54" calcext:value-type="float">
            <text:p>48,494,1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9" office:value-type="string" calcext:value-type="string">
            <text:p>Infectious Diseas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56067.82" calcext:value-type="float">
            <text:p>7,956,0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9" office:value-type="string" calcext:value-type="string">
            <text:p>Infectious Diseas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57367.04" calcext:value-type="float">
            <text:p>(957,36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9" office:value-type="string" calcext:value-type="string">
            <text:p>Infectious Disease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29599.5" calcext:value-type="float">
            <text:p>(1,429,6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Infectious Diseases</text:p>
          </table:table-cell>
          <table:table-cell table:style-name="ce9" office:value-type="string" calcext:value-type="string">
            <text:p>Infectious Disease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0931" calcext:value-type="float">
            <text:p>(40,93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6" office:value-type="string" calcext:value-type="string">
            <text:p>Public Health Foundations</text:p>
          </table:table-cell>
          <table:table-cell table:style-name="ce10" office:value-type="string" calcext:value-type="string">
            <text:p>Public Health Foundation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8941.87" calcext:value-type="float">
            <text:p>128,9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9" office:value-type="string" calcext:value-type="string">
            <text:p>Public Health Found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3305.55" calcext:value-type="float">
            <text:p>123,3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9" office:value-type="string" calcext:value-type="string">
            <text:p>Public Health Foundations</text:p>
          </table:table-cell>
          <table:table-cell table:style-name="ce6" office:value-type="string" calcext:value-type="string">
            <text:p>Federal Subsidies</text:p>
          </table:table-cell>
          <table:table-cell table:style-name="ce10" office:value-type="string" calcext:value-type="string">
            <text:p>81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500" calcext:value-type="float">
            <text:p>(23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9" office:value-type="string" calcext:value-type="string">
            <text:p>Public Health Founda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81815.37" calcext:value-type="float">
            <text:p>1,481,8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9" office:value-type="string" calcext:value-type="string">
            <text:p>Public Health Found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9941.76" calcext:value-type="float">
            <text:p>499,9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9" office:value-type="string" calcext:value-type="string">
            <text:p>Public Health Foundatio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79171.12" calcext:value-type="float">
            <text:p>2,879,1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9" office:value-type="string" calcext:value-type="string">
            <text:p>Public Health Foundation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085423.17" calcext:value-type="float">
            <text:p>(15,085,42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9" office:value-type="string" calcext:value-type="string">
            <text:p>Public Health Found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017017.33" calcext:value-type="float">
            <text:p>20,017,0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9" office:value-type="string" calcext:value-type="string">
            <text:p>Public Health Found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07139.88" calcext:value-type="float">
            <text:p>1,507,1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9" office:value-type="string" calcext:value-type="string">
            <text:p>Public Health Foundation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01193.72" calcext:value-type="float">
            <text:p>(301,19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Health</text:p>
          </table:table-cell>
          <table:table-cell table:style-name="ce3" office:value-type="string" calcext:value-type="string">
            <text:p>Public Health Foundations</text:p>
          </table:table-cell>
          <table:table-cell table:style-name="ce9" office:value-type="string" calcext:value-type="string">
            <text:p>Public Health Foundation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33210" calcext:value-type="float">
            <text:p>(233,21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Public Library</text:p>
          </table:table-cell>
          <table:table-cell table:style-name="ce2" office:value-type="string" calcext:value-type="string">
            <text:p>Library Collections Access &amp; Borrowing</text:p>
          </table:table-cell>
          <table:table-cell table:style-name="ce8" office:value-type="string" calcext:value-type="string">
            <text:p>Library Collections Access &amp; Borrowing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3660288" calcext:value-type="float">
            <text:p>(3,660,28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Library Collections Access &amp; Borrowing</text:p>
          </table:table-cell>
          <table:table-cell table:style-name="ce6" office:value-type="string" calcext:value-type="string">
            <text:p>Contribution To Capital</text:p>
          </table:table-cell>
          <table:table-cell table:style-name="ce10" office:value-type="string" calcext:value-type="string">
            <text:p>505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1259" calcext:value-type="float">
            <text:p>171,2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Library Collections Access &amp; Borrow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0970.72" calcext:value-type="float">
            <text:p>110,9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Library Collections Access &amp; Borrow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1742" calcext:value-type="float">
            <text:p>61,74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Library Collections Access &amp; Borrow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794600.88" calcext:value-type="float">
            <text:p>13,794,60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Library Collections Access &amp; Borrowing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33120" calcext:value-type="float">
            <text:p>(1,033,1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Library Collections Access &amp; Borrow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773052" calcext:value-type="float">
            <text:p>55,773,0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Library Collections Access &amp; Borrow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73321" calcext:value-type="float">
            <text:p>2,973,3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Library Collections Access &amp; Borrow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57096" calcext:value-type="float">
            <text:p>(357,09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Library Collections Access &amp; Borrowing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0499" calcext:value-type="float">
            <text:p>(170,49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Collections Access &amp; Borrowing</text:p>
          </table:table-cell>
          <table:table-cell table:style-name="ce9" office:value-type="string" calcext:value-type="string">
            <text:p>Library Collections Access &amp; Borrow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88050" calcext:value-type="float">
            <text:p>(888,0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6" office:value-type="string" calcext:value-type="string">
            <text:p>Library In-Branch &amp; Virtual Services</text:p>
          </table:table-cell>
          <table:table-cell table:style-name="ce10" office:value-type="string" calcext:value-type="string">
            <text:p>Library In-Branch &amp; Virtual Service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15123" calcext:value-type="float">
            <text:p>(415,12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Library In-Branch &amp; Virtual Services</text:p>
          </table:table-cell>
          <table:table-cell table:style-name="ce6" office:value-type="string" calcext:value-type="string">
            <text:p>Contribution To Capital</text:p>
          </table:table-cell>
          <table:table-cell table:style-name="ce10" office:value-type="string" calcext:value-type="string">
            <text:p>505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67698" calcext:value-type="float">
            <text:p>1,167,6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Library In-Branch &amp; Virtual Servic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56710.68" calcext:value-type="float">
            <text:p>756,7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Library In-Branch &amp; Virtual Servic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0981" calcext:value-type="float">
            <text:p>490,98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Library In-Branch &amp; Virtual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994706.32" calcext:value-type="float">
            <text:p>12,994,7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Library In-Branch &amp; Virtual Services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557047" calcext:value-type="float">
            <text:p>(4,557,04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Library In-Branch &amp; Virtual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1514460" calcext:value-type="float">
            <text:p>81,514,46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Library In-Branch &amp; Virtual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684708" calcext:value-type="float">
            <text:p>15,684,7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Library In-Branch &amp; Virtual Servic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75129" calcext:value-type="float">
            <text:p>(1,575,12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Library In-Branch &amp; Virtual Service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52034" calcext:value-type="float">
            <text:p>(752,03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In-Branch &amp; Virtual Services</text:p>
          </table:table-cell>
          <table:table-cell table:style-name="ce9" office:value-type="string" calcext:value-type="string">
            <text:p>Library In-Branch &amp; Virtual Service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916406" calcext:value-type="float">
            <text:p>(3,916,40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6" office:value-type="string" calcext:value-type="string">
            <text:p>Library Partnerships, Outreach &amp; Cust. Engagement</text:p>
          </table:table-cell>
          <table:table-cell table:style-name="ce10" office:value-type="string" calcext:value-type="string">
            <text:p>Library Partnerships, Outreach &amp; Cust. Engage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889" calcext:value-type="float">
            <text:p>(18,88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Library Partnerships, Outreach &amp; Cust. Engagement</text:p>
          </table:table-cell>
          <table:table-cell table:style-name="ce6" office:value-type="string" calcext:value-type="string">
            <text:p>Contribution To Capital</text:p>
          </table:table-cell>
          <table:table-cell table:style-name="ce10" office:value-type="string" calcext:value-type="string">
            <text:p>505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043" calcext:value-type="float">
            <text:p>39,04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Library Partnerships, Outreach &amp; Cust. Engage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299.78" calcext:value-type="float">
            <text:p>25,3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Library Partnerships, Outreach &amp; Cust. Engage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204" calcext:value-type="float">
            <text:p>14,20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Library Partnerships, Outreach &amp; Cust. Engage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9467.53" calcext:value-type="float">
            <text:p>709,4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Library Partnerships, Outreach &amp; Cust. Engagement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5233" calcext:value-type="float">
            <text:p>(105,2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Library Partnerships, Outreach &amp; Cust. Engage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20311" calcext:value-type="float">
            <text:p>5,720,31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Library Partnerships, Outreach &amp; Cust. Engage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1861" calcext:value-type="float">
            <text:p>501,8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Library Partnerships, Outreach &amp; Cust. Engage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6375" calcext:value-type="float">
            <text:p>(36,37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Public Library</text:p>
          </table:table-cell>
          <table:table-cell table:style-name="ce3" office:value-type="string" calcext:value-type="string">
            <text:p>Library Partnerships, Outreach &amp; Cust. Engagement</text:p>
          </table:table-cell>
          <table:table-cell table:style-name="ce9" office:value-type="string" calcext:value-type="string">
            <text:p>Library Partnerships, Outreach &amp; Cust. Engagemen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382" calcext:value-type="float">
            <text:p>(17,382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Public Library</text:p>
          </table:table-cell>
          <table:table-cell table:style-name="ce4" office:value-type="string" calcext:value-type="string">
            <text:p>Library Partnerships, Outreach &amp; Cust. Engagement</text:p>
          </table:table-cell>
          <table:table-cell table:style-name="ce11" office:value-type="string" calcext:value-type="string">
            <text:p>Library Partnerships, Outreach &amp; Cust. Engagement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90244" calcext:value-type="float">
            <text:p>(90,244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Transit Commission - Conventional</text:p>
          </table:table-cell>
          <table:table-cell table:style-name="ce2" office:value-type="string" calcext:value-type="string">
            <text:p>Toronto Transit Commission - Conventional Service</text:p>
          </table:table-cell>
          <table:table-cell table:style-name="ce8" office:value-type="string" calcext:value-type="string">
            <text:p>Toronto Transit Commission - Conventional Service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1001200" calcext:value-type="float">
            <text:p>(1,001,2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Toronto Transit Commission - Conventional Servi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3449400.41" calcext:value-type="float">
            <text:p>33,449,4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Toronto Transit Commission - Conventional Servi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80800" calcext:value-type="float">
            <text:p>3,680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Toronto Transit Commission - Conventional Servi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6969099.39" calcext:value-type="float">
            <text:p>306,969,0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Toronto Transit Commission - Conventional Servic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4645100" calcext:value-type="float">
            <text:p>34,645,1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Toronto Transit Commission - Conventional Servi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68661900" calcext:value-type="float">
            <text:p>1,268,661,9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Conventional</text:p>
          </table:table-cell>
          <table:table-cell table:style-name="ce3" office:value-type="string" calcext:value-type="string">
            <text:p>Toronto Transit Commission - Conventional Service</text:p>
          </table:table-cell>
          <table:table-cell table:style-name="ce9" office:value-type="string" calcext:value-type="string">
            <text:p>Toronto Transit Commission - Conventional Servi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8898799.8" calcext:value-type="float">
            <text:p>88,898,8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Transit Commission - Conventional</text:p>
          </table:table-cell>
          <table:table-cell table:style-name="ce4" office:value-type="string" calcext:value-type="string">
            <text:p>Toronto Transit Commission - Conventional Service</text:p>
          </table:table-cell>
          <table:table-cell table:style-name="ce11" office:value-type="string" calcext:value-type="string">
            <text:p>Toronto Transit Commission - Conventional Service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1240128500" calcext:value-type="float">
            <text:p>(1,240,128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Wheel Trans</text:p>
          </table:table-cell>
          <table:table-cell table:style-name="ce3" office:value-type="string" calcext:value-type="string">
            <text:p>Toronto Transit Commission - Wheel-Trans Service</text:p>
          </table:table-cell>
          <table:table-cell table:style-name="ce9" office:value-type="string" calcext:value-type="string">
            <text:p>Toronto Transit Commission - Wheel-Trans Servi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860999.99" calcext:value-type="float">
            <text:p>13,861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Wheel Trans</text:p>
          </table:table-cell>
          <table:table-cell table:style-name="ce3" office:value-type="string" calcext:value-type="string">
            <text:p>Toronto Transit Commission - Wheel-Trans Service</text:p>
          </table:table-cell>
          <table:table-cell table:style-name="ce9" office:value-type="string" calcext:value-type="string">
            <text:p>Toronto Transit Commission - Wheel-Trans Servic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09700.03" calcext:value-type="float">
            <text:p>909,7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Wheel Trans</text:p>
          </table:table-cell>
          <table:table-cell table:style-name="ce3" office:value-type="string" calcext:value-type="string">
            <text:p>Toronto Transit Commission - Wheel-Trans Service</text:p>
          </table:table-cell>
          <table:table-cell table:style-name="ce9" office:value-type="string" calcext:value-type="string">
            <text:p>Toronto Transit Commission - Wheel-Trans Servi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658500" calcext:value-type="float">
            <text:p>57,658,5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Transit Commission - Wheel Trans</text:p>
          </table:table-cell>
          <table:table-cell table:style-name="ce3" office:value-type="string" calcext:value-type="string">
            <text:p>Toronto Transit Commission - Wheel-Trans Service</text:p>
          </table:table-cell>
          <table:table-cell table:style-name="ce9" office:value-type="string" calcext:value-type="string">
            <text:p>Toronto Transit Commission - Wheel-Trans Servi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236699.97" calcext:value-type="float">
            <text:p>51,236,700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Transit Commission - Wheel Trans</text:p>
          </table:table-cell>
          <table:table-cell table:style-name="ce4" office:value-type="string" calcext:value-type="string">
            <text:p>Toronto Transit Commission - Wheel-Trans Service</text:p>
          </table:table-cell>
          <table:table-cell table:style-name="ce11" office:value-type="string" calcext:value-type="string">
            <text:p>Toronto Transit Commission - Wheel-Trans Service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6953500" calcext:value-type="float">
            <text:p>(6,953,500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Water</text:p>
          </table:table-cell>
          <table:table-cell table:style-name="ce2" office:value-type="string" calcext:value-type="string">
            <text:p>TW-Stormwater Management</text:p>
          </table:table-cell>
          <table:table-cell table:style-name="ce8" office:value-type="string" calcext:value-type="string">
            <text:p>TW-Stormwater Collection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476636.48" calcext:value-type="float">
            <text:p>476,6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Collec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9614.42" calcext:value-type="float">
            <text:p>109,6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Collec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45609.33" calcext:value-type="float">
            <text:p>3,845,60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Collec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7586.52" calcext:value-type="float">
            <text:p>447,5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Collec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000" calcext:value-type="float">
            <text:p>14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Collec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008948.62" calcext:value-type="float">
            <text:p>10,008,9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Collec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09803.31" calcext:value-type="float">
            <text:p>1,709,80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Collec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28945.88" calcext:value-type="float">
            <text:p>(1,028,94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Collec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3205.64" calcext:value-type="float">
            <text:p>(163,20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Collection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432356.47" calcext:value-type="float">
            <text:p>(1,432,35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10" office:value-type="string" calcext:value-type="string">
            <text:p>TW-Stormwater Treatment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95000" calcext:value-type="float">
            <text:p>(19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Treat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0.01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Treat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2329.89" calcext:value-type="float">
            <text:p>52,3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Treat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24532.43" calcext:value-type="float">
            <text:p>2,224,53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Treat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2749.92" calcext:value-type="float">
            <text:p>442,7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Treat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714314.16" calcext:value-type="float">
            <text:p>4,714,3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Treat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-1053053.26" calcext:value-type="float">
            <text:p>(1,053,05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Treat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2556.93" calcext:value-type="float">
            <text:p>352,55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Treat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58415.38" calcext:value-type="float">
            <text:p>(558,41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Treatmen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3006.77" calcext:value-type="float">
            <text:p>(73,00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Stormwater Management</text:p>
          </table:table-cell>
          <table:table-cell table:style-name="ce9" office:value-type="string" calcext:value-type="string">
            <text:p>TW-Stormwater Treat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3444.72" calcext:value-type="float">
            <text:p>(103,44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6" office:value-type="string" calcext:value-type="string">
            <text:p>TW-Wastewater Collection &amp; Treatment</text:p>
          </table:table-cell>
          <table:table-cell table:style-name="ce10" office:value-type="string" calcext:value-type="string">
            <text:p>TW-Wastewater Collec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06545.86" calcext:value-type="float">
            <text:p>1,906,5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Collec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2459.07" calcext:value-type="float">
            <text:p>252,4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Collec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531561.59" calcext:value-type="float">
            <text:p>15,531,56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Collec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23244.1" calcext:value-type="float">
            <text:p>2,323,24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Collec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8200" calcext:value-type="float">
            <text:p>68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Collec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736498.12" calcext:value-type="float">
            <text:p>29,736,49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Collec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322855.84" calcext:value-type="float">
            <text:p>8,322,8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Collec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0286731.78" calcext:value-type="float">
            <text:p>(150,286,73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Collec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30621.72" calcext:value-type="float">
            <text:p>(630,6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Collection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134921.92" calcext:value-type="float">
            <text:p>(7,134,9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10" office:value-type="string" calcext:value-type="string">
            <text:p>TW-Wastewater Treat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83182.38" calcext:value-type="float">
            <text:p>2,383,1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Treat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74336.75" calcext:value-type="float">
            <text:p>1,674,33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Treat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267918.97" calcext:value-type="float">
            <text:p>14,267,9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Treatment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5000" calcext:value-type="float">
            <text:p>(2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Treat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4058495.37" calcext:value-type="float">
            <text:p>54,058,49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Treat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018363.32" calcext:value-type="float">
            <text:p>8,018,36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Treat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6056006.63" calcext:value-type="float">
            <text:p>56,056,0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Treat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336092.17" calcext:value-type="float">
            <text:p>27,336,09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Treat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68689413.64" calcext:value-type="float">
            <text:p>(468,689,41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Treatmen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69975.84" calcext:value-type="float">
            <text:p>(669,97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stewater Collection &amp; Treatment</text:p>
          </table:table-cell>
          <table:table-cell table:style-name="ce9" office:value-type="string" calcext:value-type="string">
            <text:p>TW-Wastewater Treatment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294333.28" calcext:value-type="float">
            <text:p>(15,294,33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6" office:value-type="string" calcext:value-type="string">
            <text:p>TW-Water Treatment &amp; Supply</text:p>
          </table:table-cell>
          <table:table-cell table:style-name="ce10" office:value-type="string" calcext:value-type="string">
            <text:p>TW-Water Distribution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96190.8" calcext:value-type="float">
            <text:p>2,496,1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TW-Water Distribution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78947.1" calcext:value-type="float">
            <text:p>578,9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TW-Water Distribution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506087.85" calcext:value-type="float">
            <text:p>23,506,0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TW-Water Distribution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54888.26" calcext:value-type="float">
            <text:p>3,554,88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TW-Water Distribution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8600" calcext:value-type="float">
            <text:p>128,6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TW-Water Distribution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977256.07" calcext:value-type="float">
            <text:p>44,977,25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TW-Water Distribution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560578.22" calcext:value-type="float">
            <text:p>14,560,57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TW-Water Distribution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27721582.61" calcext:value-type="float">
            <text:p>(227,721,5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TW-Water Distribution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25789.8" calcext:value-type="float">
            <text:p>(525,79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TW-Water Distribution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797545.29" calcext:value-type="float">
            <text:p>(12,797,54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10" office:value-type="string" calcext:value-type="string">
            <text:p>Water Treatment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83182.41" calcext:value-type="float">
            <text:p>2,383,18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Water Treatment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9472.67" calcext:value-type="float">
            <text:p>489,4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Water Treatment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980418.79" calcext:value-type="float">
            <text:p>12,980,4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Water Treatment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6913527.79" calcext:value-type="float">
            <text:p>46,913,5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Water Treatment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129140.51" calcext:value-type="float">
            <text:p>7,129,1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Water Treatment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020659.05" calcext:value-type="float">
            <text:p>30,020,6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Water Treatment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88505.99" calcext:value-type="float">
            <text:p>4,488,5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Water Treatment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67230259.56" calcext:value-type="float">
            <text:p>(267,230,2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Water</text:p>
          </table:table-cell>
          <table:table-cell table:style-name="ce3" office:value-type="string" calcext:value-type="string">
            <text:p>TW-Water Treatment &amp; Supply</text:p>
          </table:table-cell>
          <table:table-cell table:style-name="ce9" office:value-type="string" calcext:value-type="string">
            <text:p>Water Treatment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78347.99" calcext:value-type="float">
            <text:p>(378,348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Water</text:p>
          </table:table-cell>
          <table:table-cell table:style-name="ce4" office:value-type="string" calcext:value-type="string">
            <text:p>TW-Water Treatment &amp; Supply</text:p>
          </table:table-cell>
          <table:table-cell table:style-name="ce11" office:value-type="string" calcext:value-type="string">
            <text:p>Water Treatment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3539702.22" calcext:value-type="float">
            <text:p>(3,539,702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oronto Zoo</text:p>
          </table:table-cell>
          <table:table-cell table:style-name="ce2" office:value-type="string" calcext:value-type="string">
            <text:p>Zoo Conservation &amp; Science</text:p>
          </table:table-cell>
          <table:table-cell table:style-name="ce8" office:value-type="string" calcext:value-type="string">
            <text:p>Zoo Conservation &amp; Science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10930.34" calcext:value-type="float">
            <text:p>10,9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9" office:value-type="string" calcext:value-type="string">
            <text:p>Zoo Conservation &amp; Scien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1449.2" calcext:value-type="float">
            <text:p>131,44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9" office:value-type="string" calcext:value-type="string">
            <text:p>Zoo Conservation &amp; Scien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27564.09" calcext:value-type="float">
            <text:p>2,027,5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9" office:value-type="string" calcext:value-type="string">
            <text:p>Zoo Conservation &amp; Science</text:p>
          </table:table-cell>
          <table:table-cell table:style-name="ce6" office:value-type="string" calcext:value-type="string">
            <text:p>Provincial Subsidies</text:p>
          </table:table-cell>
          <table:table-cell table:style-name="ce10" office:value-type="string" calcext:value-type="string">
            <text:p>805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11499.96" calcext:value-type="float">
            <text:p>(1,011,5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9" office:value-type="string" calcext:value-type="string">
            <text:p>Zoo Conservation &amp; Scien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537520.86" calcext:value-type="float">
            <text:p>13,537,5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9" office:value-type="string" calcext:value-type="string">
            <text:p>Zoo Conservation &amp; Scien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260999.49" calcext:value-type="float">
            <text:p>2,260,9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9" office:value-type="string" calcext:value-type="string">
            <text:p>Zoo Conservation &amp; Scienc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4062.91" calcext:value-type="float">
            <text:p>(74,06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Conservation &amp; Science</text:p>
          </table:table-cell>
          <table:table-cell table:style-name="ce9" office:value-type="string" calcext:value-type="string">
            <text:p>Zoo Conservation &amp; Science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21173" calcext:value-type="float">
            <text:p>(921,17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6" office:value-type="string" calcext:value-type="string">
            <text:p>Zoo Fundraising &amp; Strategic Partnerships</text:p>
          </table:table-cell>
          <table:table-cell table:style-name="ce10" office:value-type="string" calcext:value-type="string">
            <text:p>Zoo Fundraising &amp; Strategic Partnership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73.77" calcext:value-type="float">
            <text:p>1,87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Fundraising &amp; Strategic Partnerships</text:p>
          </table:table-cell>
          <table:table-cell table:style-name="ce9" office:value-type="string" calcext:value-type="string">
            <text:p>Zoo Fundraising &amp; Strategic Partnership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927.13" calcext:value-type="float">
            <text:p>10,9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Fundraising &amp; Strategic Partnerships</text:p>
          </table:table-cell>
          <table:table-cell table:style-name="ce9" office:value-type="string" calcext:value-type="string">
            <text:p>Zoo Fundraising &amp; Strategic Partnership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8527.43" calcext:value-type="float">
            <text:p>518,5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Fundraising &amp; Strategic Partnerships</text:p>
          </table:table-cell>
          <table:table-cell table:style-name="ce9" office:value-type="string" calcext:value-type="string">
            <text:p>Zoo Fundraising &amp; Strategic Partnership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44653.91" calcext:value-type="float">
            <text:p>1,144,6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Fundraising &amp; Strategic Partnerships</text:p>
          </table:table-cell>
          <table:table-cell table:style-name="ce9" office:value-type="string" calcext:value-type="string">
            <text:p>Zoo Fundraising &amp; Strategic Partnership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39799.69" calcext:value-type="float">
            <text:p>1,239,8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Fundraising &amp; Strategic Partnerships</text:p>
          </table:table-cell>
          <table:table-cell table:style-name="ce9" office:value-type="string" calcext:value-type="string">
            <text:p>Zoo Fundraising &amp; Strategic Partnership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49.99" calcext:value-type="float">
            <text:p>(4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Fundraising &amp; Strategic Partnerships</text:p>
          </table:table-cell>
          <table:table-cell table:style-name="ce9" office:value-type="string" calcext:value-type="string">
            <text:p>Zoo Fundraising &amp; Strategic Partnership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467099.61" calcext:value-type="float">
            <text:p>(2,467,1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6" office:value-type="string" calcext:value-type="string">
            <text:p>Zoo Visitor Services</text:p>
          </table:table-cell>
          <table:table-cell table:style-name="ce10" office:value-type="string" calcext:value-type="string">
            <text:p>Zoo Visitor Service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86000" calcext:value-type="float">
            <text:p>(386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9" office:value-type="string" calcext:value-type="string">
            <text:p>Zoo Visitor Service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59438.07" calcext:value-type="float">
            <text:p>959,43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9" office:value-type="string" calcext:value-type="string">
            <text:p>Zoo Visitor Service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3522.96" calcext:value-type="float">
            <text:p>193,52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9" office:value-type="string" calcext:value-type="string">
            <text:p>Zoo Visitor Service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272604.84" calcext:value-type="float">
            <text:p>5,272,6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9" office:value-type="string" calcext:value-type="string">
            <text:p>Zoo Visitor Service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584402.46" calcext:value-type="float">
            <text:p>14,584,40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9" office:value-type="string" calcext:value-type="string">
            <text:p>Zoo Visitor Service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278853.96" calcext:value-type="float">
            <text:p>9,278,8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9" office:value-type="string" calcext:value-type="string">
            <text:p>Zoo Visitor Service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46687.12" calcext:value-type="float">
            <text:p>(646,68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oronto Zoo</text:p>
          </table:table-cell>
          <table:table-cell table:style-name="ce3" office:value-type="string" calcext:value-type="string">
            <text:p>Zoo Visitor Services</text:p>
          </table:table-cell>
          <table:table-cell table:style-name="ce9" office:value-type="string" calcext:value-type="string">
            <text:p>Zoo Visitor Service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1000" calcext:value-type="float">
            <text:p>(171,00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Toronto Zoo</text:p>
          </table:table-cell>
          <table:table-cell table:style-name="ce4" office:value-type="string" calcext:value-type="string">
            <text:p>Zoo Visitor Services</text:p>
          </table:table-cell>
          <table:table-cell table:style-name="ce11" office:value-type="string" calcext:value-type="string">
            <text:p>Zoo Visitor Services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33502006" calcext:value-type="float">
            <text:p>(33,502,006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ransportation Services</text:p>
          </table:table-cell>
          <table:table-cell table:style-name="ce2" office:value-type="string" calcext:value-type="string">
            <text:p>TP-Permits &amp; Applications</text:p>
          </table:table-cell>
          <table:table-cell table:style-name="ce8" office:value-type="string" calcext:value-type="string">
            <text:p>Construction Permits</text:p>
          </table:table-cell>
          <table:table-cell table:style-name="ce2" office:value-type="string" calcext:value-type="string">
            <text:p>Contribution From Reserves/Reserve Funds</text:p>
          </table:table-cell>
          <table:table-cell table:style-name="ce8" office:value-type="string" calcext:value-type="string">
            <text:p>930A</text:p>
          </table:table-cell>
          <table:table-cell table:style-name="ce8" office:value-type="string" calcext:value-type="string">
            <text:p>Revenues</text:p>
          </table:table-cell>
          <table:table-cell table:style-name="ce17" office:value-type="float" office:value="-1623191.19" calcext:value-type="float">
            <text:p>(1,623,191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Construction Permit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2872.72" calcext:value-type="float">
            <text:p>32,8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Construction Permit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251.16" calcext:value-type="float">
            <text:p>5,2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Construction Permit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9346.05" calcext:value-type="float">
            <text:p>189,3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Construction Permit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629020.24" calcext:value-type="float">
            <text:p>(8,629,0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Construction Permit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6960.91" calcext:value-type="float">
            <text:p>96,96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Construction Permit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949.57" calcext:value-type="float">
            <text:p>43,9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Construction Permit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486438.9" calcext:value-type="float">
            <text:p>4,486,4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Construction Permit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8854.98" calcext:value-type="float">
            <text:p>78,8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Construction Permit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8148.32" calcext:value-type="float">
            <text:p>(58,14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Construction Permit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329.3" calcext:value-type="float">
            <text:p>(20,32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Construction Permit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888908.84" calcext:value-type="float">
            <text:p>(2,888,90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0" office:value-type="string" calcext:value-type="string">
            <text:p>Development Review Application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98539.04" calcext:value-type="float">
            <text:p>(298,53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Development Review Application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16.64" calcext:value-type="float">
            <text:p>1,1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Development Review Applic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954.84" calcext:value-type="float">
            <text:p>7,95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Development Review Applica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1647.47" calcext:value-type="float">
            <text:p>91,64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Development Review Applic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4328.04" calcext:value-type="float">
            <text:p>104,3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Development Review Applicatio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.6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Development Review Applic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26590.82" calcext:value-type="float">
            <text:p>2,926,59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Development Review Applic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0193" calcext:value-type="float">
            <text:p>60,1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Development Review Application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4651.86" calcext:value-type="float">
            <text:p>(54,65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Development Review Application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359.64" calcext:value-type="float">
            <text:p>(13,3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Development Review Application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610207.19" calcext:value-type="float">
            <text:p>(2,610,20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0" office:value-type="string" calcext:value-type="string">
            <text:p>Parking Permit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92976.19" calcext:value-type="float">
            <text:p>(892,976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Parking Permit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789.8" calcext:value-type="float">
            <text:p>28,7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Parking Permit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99.25" calcext:value-type="float">
            <text:p>6,79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Parking Permit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89893.46" calcext:value-type="float">
            <text:p>489,8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Parking Permit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36783.96" calcext:value-type="float">
            <text:p>(536,78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Parking Permit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178.53" calcext:value-type="float">
            <text:p>107,17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Parking Permit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6439.52" calcext:value-type="float">
            <text:p>236,44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Parking Permit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897426.88" calcext:value-type="float">
            <text:p>3,897,4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Parking Permit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5471.15" calcext:value-type="float">
            <text:p>305,4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Parking Permit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1213941.13" calcext:value-type="float">
            <text:p>1,213,9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Parking Permit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359.64" calcext:value-type="float">
            <text:p>(13,3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Parking Permit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160593.06" calcext:value-type="float">
            <text:p>(20,160,59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10" office:value-type="string" calcext:value-type="string">
            <text:p>Street Event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35194.69" calcext:value-type="float">
            <text:p>(1,135,19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Street Event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4748.28" calcext:value-type="float">
            <text:p>14,7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Street Event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339.12" calcext:value-type="float">
            <text:p>6,3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Street Event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2345.42" calcext:value-type="float">
            <text:p>182,34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Street Events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58493" calcext:value-type="float">
            <text:p>(458,49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Street Event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6730.42" calcext:value-type="float">
            <text:p>96,7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Street Event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9966.25" calcext:value-type="float">
            <text:p>29,9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Street Event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57790.46" calcext:value-type="float">
            <text:p>1,957,79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Street Event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1753.88" calcext:value-type="float">
            <text:p>171,7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Street Event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134851.66" calcext:value-type="float">
            <text:p>134,85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Street Event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682.86" calcext:value-type="float">
            <text:p>(15,68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Permits &amp; Applications</text:p>
          </table:table-cell>
          <table:table-cell table:style-name="ce9" office:value-type="string" calcext:value-type="string">
            <text:p>Street Event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58770.06" calcext:value-type="float">
            <text:p>(558,77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Infrastructure Planning, Programming &amp; Budget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792.84" calcext:value-type="float">
            <text:p>7,7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Infrastructure Planning, Programming &amp; Budget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6048.1" calcext:value-type="float">
            <text:p>56,0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Infrastructure Planning, Programming &amp; Budget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7484.2" calcext:value-type="float">
            <text:p>197,4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Infrastructure Planning, Programming &amp; Budget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736.17" calcext:value-type="float">
            <text:p>11,73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Infrastructure Planning, Programming &amp; Budget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.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Infrastructure Planning, Programming &amp; Budget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062114.01" calcext:value-type="float">
            <text:p>5,062,11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Infrastructure Planning, Programming &amp; Budget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7358.17" calcext:value-type="float">
            <text:p>197,35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Infrastructure Planning, Programming &amp; Budget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93459.53" calcext:value-type="float">
            <text:p>(693,46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Infrastructure Planning, Programming &amp; Budgeting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438349.71" calcext:value-type="float">
            <text:p>(2,438,35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Infrastructure Planning, Programming &amp; Budget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7484.89" calcext:value-type="float">
            <text:p>(47,48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0" office:value-type="string" calcext:value-type="string">
            <text:p>Patrols &amp; Investigation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98539.04" calcext:value-type="float">
            <text:p>(298,53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atrols &amp; Investigation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1773.12" calcext:value-type="float">
            <text:p>51,7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atrols &amp; Investig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941.08" calcext:value-type="float">
            <text:p>4,9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atrols &amp; Investiga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8717.83" calcext:value-type="float">
            <text:p>368,7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atrols &amp; Investig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4583.56" calcext:value-type="float">
            <text:p>94,58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atrols &amp; Investigatio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.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atrols &amp; Investig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43334.66" calcext:value-type="float">
            <text:p>4,343,3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atrols &amp; Investig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2366.17" calcext:value-type="float">
            <text:p>92,36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atrols &amp; Investigation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4651.86" calcext:value-type="float">
            <text:p>(54,65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atrols &amp; Investigation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70001.93" calcext:value-type="float">
            <text:p>(470,0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0" office:value-type="string" calcext:value-type="string">
            <text:p>Pedestrian &amp; Cycling Infrastructure &amp; Program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683120.01" calcext:value-type="float">
            <text:p>(1,683,1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edestrian &amp; Cycling Infrastructure &amp; Program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7080.11" calcext:value-type="float">
            <text:p>67,08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edestrian &amp; Cycling Infrastructure &amp; Program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14907.67" calcext:value-type="float">
            <text:p>114,9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edestrian &amp; Cycling Infrastructure &amp; Program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092.67" calcext:value-type="float">
            <text:p>24,0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edestrian &amp; Cycling Infrastructure &amp; Program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5496.45" calcext:value-type="float">
            <text:p>105,49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edestrian &amp; Cycling Infrastructure &amp; Program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017233.49" calcext:value-type="float">
            <text:p>3,017,23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edestrian &amp; Cycling Infrastructure &amp; Program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62246.43" calcext:value-type="float">
            <text:p>362,2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edestrian &amp; Cycling Infrastructure &amp; Program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6265.36" calcext:value-type="float">
            <text:p>(86,26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edestrian &amp; Cycling Infrastructure &amp; Program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04018.85" calcext:value-type="float">
            <text:p>(1,304,01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edestrian &amp; Cycling Infrastructure &amp; Program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337.5" calcext:value-type="float">
            <text:p>(15,33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0" office:value-type="string" calcext:value-type="string">
            <text:p>Public Realm Improvements &amp; Program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646201.93" calcext:value-type="float">
            <text:p>(8,646,2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ublic Realm Improvements &amp; Program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5712.28" calcext:value-type="float">
            <text:p>25,7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ublic Realm Improvements &amp; Program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39439.01" calcext:value-type="float">
            <text:p>239,43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ublic Realm Improvements &amp; Program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76886.92" calcext:value-type="float">
            <text:p>1,676,88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ublic Realm Improvements &amp; Program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2124.5" calcext:value-type="float">
            <text:p>212,1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ublic Realm Improvements &amp; Program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77906.59" calcext:value-type="float">
            <text:p>377,90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ublic Realm Improvements &amp; Program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304045.95" calcext:value-type="float">
            <text:p>4,304,04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ublic Realm Improvements &amp; Program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57619.21" calcext:value-type="float">
            <text:p>2,757,6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ublic Realm Improvements &amp; Program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5000.02" calcext:value-type="float">
            <text:p>(1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Public Realm Improvements &amp; Program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95978.18" calcext:value-type="float">
            <text:p>(495,97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0" office:value-type="string" calcext:value-type="string">
            <text:p>Road &amp; Sidewalk Repairs &amp; Cleaning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97078.09" calcext:value-type="float">
            <text:p>(797,07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Road &amp; Sidewalk Repairs &amp; Cleaning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08714.9" calcext:value-type="float">
            <text:p>10,708,71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Road &amp; Sidewalk Repairs &amp; Cleaning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8920.03" calcext:value-type="float">
            <text:p>128,9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Road &amp; Sidewalk Repairs &amp; Cleaning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698919.83" calcext:value-type="float">
            <text:p>6,698,92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Road &amp; Sidewalk Repairs &amp; Cleaning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3975000" calcext:value-type="float">
            <text:p>(13,97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Road &amp; Sidewalk Repairs &amp; Cleaning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54016.26" calcext:value-type="float">
            <text:p>2,854,01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Road &amp; Sidewalk Repairs &amp; Cleaning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66.7" calcext:value-type="float">
            <text:p>26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Road &amp; Sidewalk Repairs &amp; Cleaning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371505.74" calcext:value-type="float">
            <text:p>24,371,50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Road &amp; Sidewalk Repairs &amp; Cleaning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1810807.91" calcext:value-type="float">
            <text:p>91,810,80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Road &amp; Sidewalk Repairs &amp; Cleaning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5332776.7" calcext:value-type="float">
            <text:p>(55,332,77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Road &amp; Sidewalk Repairs &amp; Cleaning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2023922.45" calcext:value-type="float">
            <text:p>(22,023,92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Road &amp; Sidewalk Repairs &amp; Cleaning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8834068.32" calcext:value-type="float">
            <text:p>(18,834,06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10" office:value-type="string" calcext:value-type="string">
            <text:p>Winter Operation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4597078.08" calcext:value-type="float">
            <text:p>(4,597,07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Winter Operation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442322.46" calcext:value-type="float">
            <text:p>9,442,3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Winter Oper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6248.49" calcext:value-type="float">
            <text:p>46,2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Winter Opera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985574.74" calcext:value-type="float">
            <text:p>3,985,57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Winter Operations</text:p>
          </table:table-cell>
          <table:table-cell table:style-name="ce6" office:value-type="string" calcext:value-type="string">
            <text:p>Inter-Divisional Recoveries</text:p>
          </table:table-cell>
          <table:table-cell table:style-name="ce10" office:value-type="string" calcext:value-type="string">
            <text:p>7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00000" calcext:value-type="float">
            <text:p>(200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Winter Oper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210327.39" calcext:value-type="float">
            <text:p>12,210,32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Winter Operatio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.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Winter Oper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670993.03" calcext:value-type="float">
            <text:p>20,670,9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Winter Oper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70899171.01" calcext:value-type="float">
            <text:p>70,899,1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Winter Operation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40544.92" calcext:value-type="float">
            <text:p>(540,54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Winter Operation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72166.76" calcext:value-type="float">
            <text:p>(172,16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Road &amp; Sidewalk Management</text:p>
          </table:table-cell>
          <table:table-cell table:style-name="ce9" office:value-type="string" calcext:value-type="string">
            <text:p>Winter Operation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8326.69" calcext:value-type="float">
            <text:p>(68,327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al Installation &amp; Maintenance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392.84" calcext:value-type="float">
            <text:p>1,39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al Installation &amp; Maintenanc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51.23" calcext:value-type="float">
            <text:p>5,55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al Installation &amp; Maintenance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45235.02" calcext:value-type="float">
            <text:p>245,23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al Installation &amp; Maintenanc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828947.74" calcext:value-type="float">
            <text:p>27,828,9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al Installation &amp; Maintenance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.6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al Installation &amp; Maintenanc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805225.65" calcext:value-type="float">
            <text:p>1,805,22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al Installation &amp; Maintenanc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8696375.95" calcext:value-type="float">
            <text:p>28,696,37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al Installation &amp; Maintenanc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768719.68" calcext:value-type="float">
            <text:p>(2,768,72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al Installation &amp; Maintenance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087381.82" calcext:value-type="float">
            <text:p>(1,087,38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s &amp; Pavement Marking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4348.32" calcext:value-type="float">
            <text:p>104,34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s &amp; Pavement Marking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1220.58" calcext:value-type="float">
            <text:p>21,22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s &amp; Pavement Marking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60776.73" calcext:value-type="float">
            <text:p>560,77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s &amp; Pavement Marking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75321.74" calcext:value-type="float">
            <text:p>875,32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s &amp; Pavement Marking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.6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s &amp; Pavement Marking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462429.91" calcext:value-type="float">
            <text:p>5,462,43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s &amp; Pavement Marking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321067.59" calcext:value-type="float">
            <text:p>3,321,0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s &amp; Pavement Marking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79567.8" calcext:value-type="float">
            <text:p>(579,568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ffic Signs &amp; Pavement Marking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6454.19" calcext:value-type="float">
            <text:p>(6,454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Information &amp; Monitoring System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727.84" calcext:value-type="float">
            <text:p>1,72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Information &amp; Monitoring System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07663.97" calcext:value-type="float">
            <text:p>107,66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Information &amp; Monitoring System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76319.41" calcext:value-type="float">
            <text:p>276,31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Information &amp; Monitoring System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5370.84" calcext:value-type="float">
            <text:p>405,37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Information &amp; Monitoring System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.6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Information &amp; Monitoring System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561258.59" calcext:value-type="float">
            <text:p>5,561,25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Information &amp; Monitoring System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8071968.11" calcext:value-type="float">
            <text:p>8,071,96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Information &amp; Monitoring System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734844.7" calcext:value-type="float">
            <text:p>(734,84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Information &amp; Monitoring System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268094.54" calcext:value-type="float">
            <text:p>(1,268,095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Information &amp; Monitoring System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0359.17" calcext:value-type="float">
            <text:p>(80,35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10" office:value-type="string" calcext:value-type="string">
            <text:p>Transportation Studies &amp; Investigations</text:p>
          </table:table-cell>
          <table:table-cell table:style-name="ce6" office:value-type="string" calcext:value-type="string">
            <text:p>Contribution From Reserves/Reserve Funds</text:p>
          </table:table-cell>
          <table:table-cell table:style-name="ce10" office:value-type="string" calcext:value-type="string">
            <text:p>93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298539.04" calcext:value-type="float">
            <text:p>(298,539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Studies &amp; Investigations</text:p>
          </table:table-cell>
          <table:table-cell table:style-name="ce6" office:value-type="string" calcext:value-type="string">
            <text:p>Contribution To Reserves/Reserve Funds</text:p>
          </table:table-cell>
          <table:table-cell table:style-name="ce10" office:value-type="string" calcext:value-type="string">
            <text:p>51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20388.68" calcext:value-type="float">
            <text:p>20,389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Studies &amp; Investigations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63217.8" calcext:value-type="float">
            <text:p>63,218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Studies &amp; Investigations</text:p>
          </table:table-cell>
          <table:table-cell table:style-name="ce6" office:value-type="string" calcext:value-type="string">
            <text:p>Inter-Divisional Charges</text:p>
          </table:table-cell>
          <table:table-cell table:style-name="ce10" office:value-type="string" calcext:value-type="string">
            <text:p>7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350141.13" calcext:value-type="float">
            <text:p>350,14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Studies &amp; Investigations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24450.04" calcext:value-type="float">
            <text:p>124,45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Studies &amp; Investigations</text:p>
          </table:table-cell>
          <table:table-cell table:style-name="ce6" office:value-type="string" calcext:value-type="string">
            <text:p>Other Expenditures</text:p>
          </table:table-cell>
          <table:table-cell table:style-name="ce10" office:value-type="string" calcext:value-type="string">
            <text:p>65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6.67" calcext:value-type="float">
            <text:p>17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Studies &amp; Investigations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770199.5" calcext:value-type="float">
            <text:p>9,770,2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Studies &amp; Investigations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902454.06" calcext:value-type="float">
            <text:p>902,454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Studies &amp; Investigations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1152901.82" calcext:value-type="float">
            <text:p>(1,152,902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Studies &amp; Investigations</text:p>
          </table:table-cell>
          <table:table-cell table:style-name="ce6" office:value-type="string" calcext:value-type="string">
            <text:p>Transfers From Capital</text:p>
          </table:table-cell>
          <table:table-cell table:style-name="ce10" office:value-type="string" calcext:value-type="string">
            <text:p>92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999202.87" calcext:value-type="float">
            <text:p>(999,203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ransportation Services</text:p>
          </table:table-cell>
          <table:table-cell table:style-name="ce3" office:value-type="string" calcext:value-type="string">
            <text:p>TP-Transportation Safety &amp; Operations</text:p>
          </table:table-cell>
          <table:table-cell table:style-name="ce9" office:value-type="string" calcext:value-type="string">
            <text:p>Transportation Studies &amp; Investigations</text:p>
          </table:table-cell>
          <table:table-cell table:style-name="ce6" office:value-type="string" calcext:value-type="string">
            <text:p>User Fees &amp; Donations</text:p>
          </table:table-cell>
          <table:table-cell table:style-name="ce10" office:value-type="string" calcext:value-type="string">
            <text:p>85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84411.08" calcext:value-type="float">
            <text:p>(84,411)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onge-Dundas Square</text:p>
          </table:table-cell>
          <table:table-cell table:style-name="ce2" office:value-type="string" calcext:value-type="string">
            <text:p>Yd-Public Square And Event Venue</text:p>
          </table:table-cell>
          <table:table-cell table:style-name="ce8" office:value-type="string" calcext:value-type="string">
            <text:p>Yd-Public Square And Event Venue</text:p>
          </table:table-cell>
          <table:table-cell table:style-name="ce2" office:value-type="string" calcext:value-type="string">
            <text:p>Contribution To Reserves/Reserve Funds</text:p>
          </table:table-cell>
          <table:table-cell table:style-name="ce8" office:value-type="string" calcext:value-type="string">
            <text:p>510A</text:p>
          </table:table-cell>
          <table:table-cell table:style-name="ce8" office:value-type="string" calcext:value-type="string">
            <text:p>Expenses</text:p>
          </table:table-cell>
          <table:table-cell table:style-name="ce17" office:value-type="float" office:value="2773.48" calcext:value-type="float">
            <text:p>2,77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3" office:value-type="string" calcext:value-type="string">
            <text:p>Yd-Public Square And Event Venue</text:p>
          </table:table-cell>
          <table:table-cell table:style-name="ce9" office:value-type="string" calcext:value-type="string">
            <text:p>Yd-Public Square And Event Venue</text:p>
          </table:table-cell>
          <table:table-cell table:style-name="ce6" office:value-type="string" calcext:value-type="string">
            <text:p>Equipment</text:p>
          </table:table-cell>
          <table:table-cell table:style-name="ce10" office:value-type="string" calcext:value-type="string">
            <text:p>3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40000" calcext:value-type="float">
            <text:p>40,00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3" office:value-type="string" calcext:value-type="string">
            <text:p>Yd-Public Square And Event Venue</text:p>
          </table:table-cell>
          <table:table-cell table:style-name="ce9" office:value-type="string" calcext:value-type="string">
            <text:p>Yd-Public Square And Event Venue</text:p>
          </table:table-cell>
          <table:table-cell table:style-name="ce6" office:value-type="string" calcext:value-type="string">
            <text:p>Licences &amp; Permits Revenue</text:p>
          </table:table-cell>
          <table:table-cell table:style-name="ce10" office:value-type="string" calcext:value-type="string">
            <text:p>86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345000" calcext:value-type="float">
            <text:p>(345,000)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3" office:value-type="string" calcext:value-type="string">
            <text:p>Yd-Public Square And Event Venue</text:p>
          </table:table-cell>
          <table:table-cell table:style-name="ce9" office:value-type="string" calcext:value-type="string">
            <text:p>Yd-Public Square And Event Venue</text:p>
          </table:table-cell>
          <table:table-cell table:style-name="ce6" office:value-type="string" calcext:value-type="string">
            <text:p>Materials &amp; Supplies</text:p>
          </table:table-cell>
          <table:table-cell table:style-name="ce10" office:value-type="string" calcext:value-type="string">
            <text:p>2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92925.45" calcext:value-type="float">
            <text:p>192,92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3" office:value-type="string" calcext:value-type="string">
            <text:p>Yd-Public Square And Event Venue</text:p>
          </table:table-cell>
          <table:table-cell table:style-name="ce9" office:value-type="string" calcext:value-type="string">
            <text:p>Yd-Public Square And Event Venue</text:p>
          </table:table-cell>
          <table:table-cell table:style-name="ce6" office:value-type="string" calcext:value-type="string">
            <text:p>Salaries And Benefits</text:p>
          </table:table-cell>
          <table:table-cell table:style-name="ce10" office:value-type="string" calcext:value-type="string">
            <text:p>1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582305" calcext:value-type="float">
            <text:p>582,30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3" office:value-type="string" calcext:value-type="string">
            <text:p>Yd-Public Square And Event Venue</text:p>
          </table:table-cell>
          <table:table-cell table:style-name="ce9" office:value-type="string" calcext:value-type="string">
            <text:p>Yd-Public Square And Event Venue</text:p>
          </table:table-cell>
          <table:table-cell table:style-name="ce6" office:value-type="string" calcext:value-type="string">
            <text:p>Service And Rent</text:p>
          </table:table-cell>
          <table:table-cell table:style-name="ce10" office:value-type="string" calcext:value-type="string">
            <text:p>400A</text:p>
          </table:table-cell>
          <table:table-cell table:style-name="ce10" office:value-type="string" calcext:value-type="string">
            <text:p>Expenses</text:p>
          </table:table-cell>
          <table:table-cell table:style-name="ce18" office:value-type="float" office:value="1516512.04" calcext:value-type="float">
            <text:p>1,516,51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Yonge-Dundas Square</text:p>
          </table:table-cell>
          <table:table-cell table:style-name="ce3" office:value-type="string" calcext:value-type="string">
            <text:p>Yd-Public Square And Event Venue</text:p>
          </table:table-cell>
          <table:table-cell table:style-name="ce9" office:value-type="string" calcext:value-type="string">
            <text:p>Yd-Public Square And Event Venue</text:p>
          </table:table-cell>
          <table:table-cell table:style-name="ce6" office:value-type="string" calcext:value-type="string">
            <text:p>Sundry and Other Revenues</text:p>
          </table:table-cell>
          <table:table-cell table:style-name="ce10" office:value-type="string" calcext:value-type="string">
            <text:p>940A</text:p>
          </table:table-cell>
          <table:table-cell table:style-name="ce10" office:value-type="string" calcext:value-type="string">
            <text:p>Revenues</text:p>
          </table:table-cell>
          <table:table-cell table:style-name="ce18" office:value-type="float" office:value="-540149.99" calcext:value-type="float">
            <text:p>(540,150)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Yonge-Dundas Square</text:p>
          </table:table-cell>
          <table:table-cell table:style-name="ce4" office:value-type="string" calcext:value-type="string">
            <text:p>Yd-Public Square And Event Venue</text:p>
          </table:table-cell>
          <table:table-cell table:style-name="ce11" office:value-type="string" calcext:value-type="string">
            <text:p>Yd-Public Square And Event Venue</text:p>
          </table:table-cell>
          <table:table-cell table:style-name="ce7" office:value-type="string" calcext:value-type="string">
            <text:p>User Fees &amp; Donations</text:p>
          </table:table-cell>
          <table:table-cell table:style-name="ce16" office:value-type="string" calcext:value-type="string">
            <text:p>850A</text:p>
          </table:table-cell>
          <table:table-cell table:style-name="ce16" office:value-type="string" calcext:value-type="string">
            <text:p>Revenues</text:p>
          </table:table-cell>
          <table:table-cell table:style-name="ce19" office:value-type="float" office:value="-1060000" calcext:value-type="float">
            <text:p>(1,060,000)</text:p>
          </table:table-cell>
          <table:table-cell table:number-columns-repeated="1017"/>
        </table:table-row>
        <table:table-row table:style-name="ro1" table:number-rows-repeated="10459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P1" style:volatile="true">
      <style:text-properties fo:color="#ff0000"/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number:text/>
    </number:number-style>
    <number:text-style style:name="N125">
      <number:text-content/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1" loext:min-decimal-places="1" number:min-integer-digits="1" number:grouping="true"/>
    </number:number-style>
    <number:number-style style:name="N126P1" style:volatile="true">
      <style:text-properties fo:color="#ff0000"/>
      <number:text>(</number:text>
      <number:number number:decimal-places="1" loext:min-decimal-places="1" number:min-integer-digits="1" number:grouping="true"/>
      <number:text>)</number:text>
    </number:number-style>
    <number:number-style style:name="N126P2" style:volatile="true">
      <number:text/>
    </number:number-style>
    <number:text-style style:name="N126">
      <number:text-content/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CA">
      <loext:text> </loext:text>
      <loext:fill-character> </loext:fill-character>
      <number:text>- </number:text>
    </number:number-style>
    <number:text-style style:name="N10122" number:language="en" number:country="CA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3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3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23" number:language="en" number:country="CA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CA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5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5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Arial Unicode MS" style:font-family-asian="'Arial Unicode MS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franc</meta:initial-creator>
    <dc:creator>efranc</dc:creator>
    <meta:creation-date>2015-12-17T20:18:21</meta:creation-date>
    <dc:date>2015-12-17T21:31:10</dc:date>
    <meta:generator>LibreOffice/5.1.2.2$MacOSX_X86_64 LibreOffice_project/d3bf12ecb743fc0d20e0be0c58ca359301eb705f</meta:generator>
    <meta:document-statistic meta:table-count="1" meta:cell-count="18347" meta:object-count="0"/>
    <meta:user-defined meta:name="AppVersion">12.0000</meta:user-defined>
    <meta:user-defined meta:name="Company">City of Toront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